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52.97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5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08">
      <style:table-cell-properties fo:background-color="#00a933"/>
    </style:style>
    <style:style style:name="ce10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516.95mm" svg:y="197.92mm">
            <draw:object draw:notify-on-update-of-ranges="Arkusz1.B8:Arkusz1.B22 Arkusz1.C8:Arkusz1.C22 Arkusz1.B8:Arkusz1.B22 Arkusz1.D8:Arkusz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24.18mm" svg:height="238.59mm" svg:x="53.14mm" svg:y="234.74mm">
            <draw:object draw:notify-on-update-of-ranges="Arkusz1.B8:Arkusz1.B51 Arkusz1.C8:Arkusz1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 table:number-columns-repeated="14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number-columns-repeated="1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02504145936982" calcext:value-type="float">
            <text:p>0,502504145936982</text:p>
          </table:table-cell>
          <table:table-cell table:formula="of:=(((1/2)*([.B9]-[.B8])+[.B8])*[.C8]+((2/3)*([.B9]-[.B8])+[.B8])*(1/2)*[.E9])/([.C8]+(1/2)*[.E9])" office:value-type="float" office:value="0.000500829187396342" calcext:value-type="float">
            <text:p>0,000500829187396</text:p>
          </table:table-cell>
          <table:table-cell table:formula="of:=(((1/2)*([.D8]-[.C9])+[.C8]+[.E9])*([.D8]-[.C9])+((2/3)*[.E9]+[.C8])*(1/2)*[.E9])/([.D8]-[.C9]+(1/2)*[.E9])" office:value-type="float" office:value="1.55249619482496" calcext:value-type="float">
            <text:p>1,55249619482496</text:p>
          </table:table-cell>
          <table:table-cell table:formula="of:=(((1/2)*([.B9]-[.B8])+[.B8])*([.D8]-[.C9])+((1/3)*([.B9]-[.B8])+[.B8])*(1/2)*[.E9])/([.D8]-[.C9]+(1/2)*[.E9])" office:value-type="float" office:value="0.00049923896499238" calcext:value-type="float">
            <text:p>0,000499238964992</text:p>
          </table:table-cell>
          <table:table-cell table:formula="of:=DEGREES(ATAN(([.G8]-[.I8])/([.H8]-[.F8])))" office:value-type="float" office:value="0.0000867749735158371" calcext:value-type="float">
            <text:p>8,67749735158371E-05</text:p>
          </table:table-cell>
          <table:table-cell table:formula="of:=DEGREES(ATAN(([.C9]-[.C8])/([.B9]-[.B8])))" office:value-type="float" office:value="84.2894068625005" calcext:value-type="float">
            <text:p>84,2894068625005</text:p>
          </table:table-cell>
          <table:table-cell table:formula="of:=[.J8]-[.K8]" office:value-type="float" office:value="-84.289320087527" calcext:value-type="float">
            <text:p>-84,289320087527</text:p>
          </table:table-cell>
          <table:table-cell table:formula="of:=ABS([.L8])" office:value-type="float" office:value="84.289320087527" calcext:value-type="float">
            <text:p>84,289320087527</text:p>
          </table:table-cell>
          <table:table-cell table:formula="of:=[.B8]+0.5*([.B9]-[.B8])" office:value-type="float" office:value="0.00049999999999999" calcext:value-type="float">
            <text:p>0,0005</text:p>
          </table:table-cell>
          <table:table-cell table:formula="of:=[.C8]+0.5*([.C9]-[.C8])" office:value-type="float" office:value="1.005" calcext:value-type="float">
            <text:p>1,005</text:p>
          </table:table-cell>
          <table:table-cell table:formula="of:=SQRT(([.B9]-[.N8])^2+([.C9]-[.O8])^2)*SQRT(([.F8]-[.O8])^2+([.G8]-[.N8])^2)" office:value-type="float" office:value="0.00252501041673462" calcext:value-type="float">
            <text:p>0,002525010416735</text:p>
          </table:table-cell>
          <table:table-cell table:formula="of:=(-([.B9]-[.N8])*([.F8]-[.O8])+([.C9]-[.O8])*([.G8]-[.N8]))/[.P8]" office:value-type="float" office:value="0.0995053609693257" calcext:value-type="float">
            <text:p>0,099505360969326</text:p>
          </table:table-cell>
          <table:table-cell table:formula="of:=DEGREES(ACOS([.Q8]))" office:value-type="float" office:value="84.2893123165698" calcext:value-type="float">
            <text:p>84,2893123165698</text:p>
          </table:table-cell>
          <table:table-cell table:style-name="ce7" table:formula="of:=(([.B9]-[.N8])*([.G8]-[.N8])+([.C9]-[.O8])*([.F8]-[.O8]))/[.U8]" office:value-type="float" office:value="-0.995037026013788" calcext:value-type="float">
            <text:p>-0,995037026013788</text:p>
          </table:table-cell>
          <table:table-cell table:style-name="ce7" table:formula="of:=DEGREES(ACOS([.S8]))" office:value-type="float" office:value="174.28931231657" calcext:value-type="float">
            <text:p>174,28931231657</text:p>
          </table:table-cell>
          <table:table-cell table:style-name="ce9" table:formula="of:=SQRT(([.B9]-[.N8])^2+([.C9]-[.O8])^2)*SQRT(([.F8]-[.O8])^2+([.G8]-[.N8])^2)" office:value-type="float" office:value="0.00252501041673462" calcext:value-type="float">
            <text:p>,002525010416735</text:p>
          </table:table-cell>
          <table:table-cell table:style-name="ce7" table:formula="of:=SQRT(1-[.S8]^2)" office:value-type="float" office:value="0.099505360969326" calcext:value-type="float">
            <text:p>0,099505360969326</text:p>
          </table:table-cell>
          <table:table-cell table:style-name="ce7" table:formula="of:=DEGREES(ACOS([.V8]))" office:value-type="float" office:value="84.2893123165698" calcext:value-type="float">
            <text:p>84,2893123165698</text:p>
          </table:table-cell>
          <table:table-cell table:formula="of:=[.M8]-[.W8]" office:value-type="float" office:value="0.00000777095715420728" calcext:value-type="float">
            <text:p>7,77095715420728E-06</text:p>
          </table:table-cell>
          <table:table-cell table:formula="of:=[.M8]-DEGREES(ACOS([.Q8]))" office:value-type="float" office:value="0.00000777095713999643" calcext:value-type="float">
            <text:p>7,77095713999643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,001</text:p>
          </table:table-cell>
          <table:table-cell table:formula="of:=[.C8]+[.E9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9]*[.C9]+((1/3)*[.E10]+[.C9])*(1/2)*[.E10])/([.C9]+(1/2)*[.E10])" office:value-type="float" office:value="0.502504145936982" calcext:value-type="float">
            <text:p>0,502504145936982</text:p>
          </table:table-cell>
          <table:table-cell table:formula="of:=(((1/2)*([.B10]-[.B9])+[.B9])*[.C9]+((2/3)*([.B10]-[.B9])+[.B9])*(1/2)*[.E10])/([.C9]+(1/2)*[.E10])" office:value-type="float" office:value="0.00150334489307333" calcext:value-type="float">
            <text:p>0,001503344893073</text:p>
          </table:table-cell>
          <table:table-cell table:formula="of:=(((1/2)*([.D9]-[.C10])+[.C9]+[.E10])*([.D9]-[.C10])+((2/3)*[.E10]+[.C9])*(1/2)*[.E10])/([.D9]-[.C10]+(1/2)*[.E10])" office:value-type="float" office:value="1.55249619482496" calcext:value-type="float">
            <text:p>1,55249619482496</text:p>
          </table:table-cell>
          <table:table-cell table:formula="of:=(((1/2)*([.B10]-[.B9])+[.B9])*([.D9]-[.C10])+((1/3)*([.B10]-[.B9])+[.B9])*(1/2)*[.E10])/([.D9]-[.C10]+(1/2)*[.E10])" office:value-type="float" office:value="0.00150494841296206" calcext:value-type="float">
            <text:p>0,001504948412962</text:p>
          </table:table-cell>
          <table:table-cell table:formula="of:=DEGREES(ATAN(([.G9]-[.I9])/([.H9]-[.F9])))" office:value-type="float" office:value="-0.0000875005883015295" calcext:value-type="float">
            <text:p>-8,75005883015295E-05</text:p>
          </table:table-cell>
          <table:table-cell table:formula="of:=DEGREES(ATAN(([.C10]-[.C9])/([.B10]-[.B9])))" office:value-type="float" office:value="-84.2419742726014" calcext:value-type="float">
            <text:p>-84,2419742726014</text:p>
          </table:table-cell>
          <table:table-cell table:formula="of:=[.J9]-[.K9]" office:value-type="float" office:value="84.2418867720131" calcext:value-type="float">
            <text:p>84,2418867720131</text:p>
          </table:table-cell>
          <table:table-cell table:formula="of:=ABS([.L9])" office:value-type="float" office:value="84.2418867720131" calcext:value-type="float">
            <text:p>84,2418867720131</text:p>
          </table:table-cell>
          <table:table-cell table:formula="of:=[.B9]+0.5*([.B10]-[.B9])" office:value-type="float" office:value="0.00150418101415817" calcext:value-type="float">
            <text:p>0,001504181014158</text:p>
          </table:table-cell>
          <table:table-cell table:formula="of:=[.C9]+0.5*([.C10]-[.C9])" office:value-type="float" office:value="1.005" calcext:value-type="float">
            <text:p>1,005</text:p>
          </table:table-cell>
          <table:table-cell table:formula="of:=SQRT(([.B10]-[.N9])^2+([.C10]-[.O9])^2)*SQRT(([.F9]-[.O9])^2+([.G9]-[.N9])^2)" office:value-type="float" office:value="0.00252522033362675" calcext:value-type="float">
            <text:p>0,002525220333627</text:p>
          </table:table-cell>
          <table:table-cell table:formula="of:=(-([.B10]-[.N9])*([.F9]-[.O9])+([.C10]-[.O9])*([.G9]-[.N9]))/[.P9]" office:value-type="float" office:value="0.100329086750752" calcext:value-type="float">
            <text:p>0,100329086750752</text:p>
          </table:table-cell>
          <table:table-cell table:formula="of:=DEGREES(ACOS([.Q9]))" office:value-type="float" office:value="84.2418789360747" calcext:value-type="float">
            <text:p>84,2418789360747</text:p>
          </table:table-cell>
          <table:table-cell table:style-name="ce7" table:formula="of:=(([.B10]-[.N9])*([.G9]-[.N9])+([.C10]-[.O9])*([.F9]-[.O9]))/[.U9]" office:value-type="float" office:value="0.994954307670337" calcext:value-type="float">
            <text:p>0,994954307670337</text:p>
          </table:table-cell>
          <table:table-cell table:style-name="ce7" table:formula="of:=DEGREES(ACOS([.S9]))" office:value-type="float" office:value="5.75812106392535" calcext:value-type="float">
            <text:p>5,75812106392535</text:p>
          </table:table-cell>
          <table:table-cell table:style-name="ce9" table:formula="of:=SQRT(([.B10]-[.N9])^2+([.C10]-[.O9])^2)*SQRT(([.F9]-[.O9])^2+([.G9]-[.N9])^2)" office:value-type="float" office:value="0.00252522033362675" calcext:value-type="float">
            <text:p>,002525220333627</text:p>
          </table:table-cell>
          <table:table-cell table:style-name="ce7" table:formula="of:=SQRT(1-[.S9]^2)" office:value-type="float" office:value="0.100329086750753" calcext:value-type="float">
            <text:p>0,100329086750753</text:p>
          </table:table-cell>
          <table:table-cell table:style-name="ce7" table:formula="of:=DEGREES(ACOS([.V9]))" office:value-type="float" office:value="84.2418789360747" calcext:value-type="float">
            <text:p>84,2418789360747</text:p>
          </table:table-cell>
          <table:table-cell table:formula="of:=[.M9]-[.W9]" office:value-type="float" office:value="0.00000783593840480989" calcext:value-type="float">
            <text:p>7,83593840480989E-06</text:p>
          </table:table-cell>
          <table:table-cell table:formula="of:=[.M9]-DEGREES(ACOS([.Q9]))" office:value-type="float" office:value="0.00000783593833375562" calcext:value-type="float">
            <text:p>7,83593833375562E-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,002008362028316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10]*[.C10]+((1/3)*[.E11]+[.C10])*(1/2)*[.E11])/([.C10]+(1/2)*[.E11])" office:value-type="float" office:value="0.502504145936982" calcext:value-type="float">
            <text:p>0,502504145936982</text:p>
          </table:table-cell>
          <table:table-cell table:formula="of:=(((1/2)*([.B11]-[.B10])+[.B10])*[.C10]+((2/3)*([.B11]-[.B10])+[.B10])*(1/2)*[.E11])/([.C10]+(1/2)*[.E11])" office:value-type="float" office:value="0.00252179007899116" calcext:value-type="float">
            <text:p>0,002521790078991</text:p>
          </table:table-cell>
          <table:table-cell table:formula="of:=(((1/2)*([.D10]-[.C11])+[.C10]+[.E11])*([.D10]-[.C11])+((2/3)*[.E11]+[.C10])*(1/2)*[.E11])/([.D10]-[.C11]+(1/2)*[.E11])" office:value-type="float" office:value="1.55249619482496" calcext:value-type="float">
            <text:p>1,55249619482496</text:p>
          </table:table-cell>
          <table:table-cell table:formula="of:=(((1/2)*([.B11]-[.B10])+[.B10])*([.D10]-[.C11])+((1/3)*([.B11]-[.B10])+[.B10])*(1/2)*[.E11])/([.D10]-[.C11]+(1/2)*[.E11])" office:value-type="float" office:value="0.00252015985293894" calcext:value-type="float">
            <text:p>0,002520159852939</text:p>
          </table:table-cell>
          <table:table-cell table:formula="of:=DEGREES(ATAN(([.G10]-[.I10])/([.H10]-[.F10])))" office:value-type="float" office:value="0.0000889578854842897" calcext:value-type="float">
            <text:p>8,89578854842897E-05</text:p>
          </table:table-cell>
          <table:table-cell table:formula="of:=DEGREES(ATAN(([.C11]-[.C10])/([.B11]-[.B10])))" office:value-type="float" office:value="84.1467364433187" calcext:value-type="float">
            <text:p>84,1467364433187</text:p>
          </table:table-cell>
          <table:table-cell table:formula="of:=[.J10]-[.K10]" office:value-type="float" office:value="-84.1466474854333" calcext:value-type="float">
            <text:p>-84,1466474854333</text:p>
          </table:table-cell>
          <table:table-cell table:formula="of:=ABS([.L10])" office:value-type="float" office:value="84.1466474854333" calcext:value-type="float">
            <text:p>84,1466474854333</text:p>
          </table:table-cell>
          <table:table-cell table:formula="of:=[.B10]+0.5*([.B11]-[.B10])" office:value-type="float" office:value="0.00252094003254964" calcext:value-type="float">
            <text:p>0,00252094003255</text:p>
          </table:table-cell>
          <table:table-cell table:formula="of:=[.C10]+0.5*([.C11]-[.C10])" office:value-type="float" office:value="1.005" calcext:value-type="float">
            <text:p>1,005</text:p>
          </table:table-cell>
          <table:table-cell table:formula="of:=SQRT(([.B11]-[.N10])^2+([.C11]-[.O10])^2)*SQRT(([.F10]-[.O10])^2+([.G10]-[.N10])^2)" office:value-type="float" office:value="0.00252564714960052" calcext:value-type="float">
            <text:p>0,002525647149601</text:p>
          </table:table-cell>
          <table:table-cell table:formula="of:=(-([.B11]-[.N10])*([.F10]-[.O10])+([.C11]-[.O10])*([.G10]-[.N10]))/[.P10]" office:value-type="float" office:value="0.101982801629305" calcext:value-type="float">
            <text:p>0,101982801629305</text:p>
          </table:table-cell>
          <table:table-cell table:formula="of:=DEGREES(ACOS([.Q10]))" office:value-type="float" office:value="84.1466395189899" calcext:value-type="float">
            <text:p>84,1466395189899</text:p>
          </table:table-cell>
          <table:table-cell table:style-name="ce7" table:formula="of:=(([.B11]-[.N10])*([.G10]-[.N10])+([.C11]-[.O10])*([.F10]-[.O10]))/[.U10]" office:value-type="float" office:value="-0.994786162032744" calcext:value-type="float">
            <text:p>-0,994786162032744</text:p>
          </table:table-cell>
          <table:table-cell table:style-name="ce7" table:formula="of:=DEGREES(ACOS([.S10]))" office:value-type="float" office:value="174.14663951899" calcext:value-type="float">
            <text:p>174,14663951899</text:p>
          </table:table-cell>
          <table:table-cell table:style-name="ce9" table:formula="of:=SQRT(([.B11]-[.N10])^2+([.C11]-[.O10])^2)*SQRT(([.F10]-[.O10])^2+([.G10]-[.N10])^2)" office:value-type="float" office:value="0.00252564714960052" calcext:value-type="float">
            <text:p>,002525647149601</text:p>
          </table:table-cell>
          <table:table-cell table:style-name="ce7" table:formula="of:=SQRT(1-[.S10]^2)" office:value-type="float" office:value="0.101982801629306" calcext:value-type="float">
            <text:p>0,101982801629306</text:p>
          </table:table-cell>
          <table:table-cell table:style-name="ce7" table:formula="of:=DEGREES(ACOS([.V10]))" office:value-type="float" office:value="84.1466395189898" calcext:value-type="float">
            <text:p>84,1466395189898</text:p>
          </table:table-cell>
          <table:table-cell table:formula="of:=[.M10]-[.W10]" office:value-type="float" office:value="0.00000796644343381558" calcext:value-type="float">
            <text:p>7,96644343381558E-06</text:p>
          </table:table-cell>
          <table:table-cell table:formula="of:=[.M10]-DEGREES(ACOS([.Q10]))" office:value-type="float" office:value="0.00000796644340539388" calcext:value-type="float">
            <text:p>7,96644340539388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,003033518036783</text:p>
          </table:table-cell>
          <table:table-cell table:formula="of:=[.C10]+[.E11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11]*[.C11]+((1/3)*[.E12]+[.C11])*(1/2)*[.E12])/([.C11]+(1/2)*[.E12])" office:value-type="float" office:value="0.502504145936982" calcext:value-type="float">
            <text:p>0,502504145936982</text:p>
          </table:table-cell>
          <table:table-cell table:formula="of:=(((1/2)*([.B12]-[.B11])+[.B11])*[.C11]+((2/3)*([.B12]-[.B11])+[.B11])*(1/2)*[.E12])/([.C11]+(1/2)*[.E12])" office:value-type="float" office:value="0.00355790814296649" calcext:value-type="float">
            <text:p>0,003557908142967</text:p>
          </table:table-cell>
          <table:table-cell table:formula="of:=(((1/2)*([.D11]-[.C12])+[.C11]+[.E12])*([.D11]-[.C12])+((2/3)*[.E12]+[.C11])*(1/2)*[.E12])/([.D11]-[.C12]+(1/2)*[.E12])" office:value-type="float" office:value="1.55249619482496" calcext:value-type="float">
            <text:p>1,55249619482496</text:p>
          </table:table-cell>
          <table:table-cell table:formula="of:=(((1/2)*([.B12]-[.B11])+[.B11])*([.D11]-[.C12])+((1/3)*([.B12]-[.B11])+[.B11])*(1/2)*[.E12])/([.D11]-[.C12]+(1/2)*[.E12])" office:value-type="float" office:value="0.00355957870717861" calcext:value-type="float">
            <text:p>0,003559578707179</text:p>
          </table:table-cell>
          <table:table-cell table:formula="of:=DEGREES(ATAN(([.G11]-[.I11])/([.H11]-[.F11])))" office:value-type="float" office:value="-0.0000911590510244362" calcext:value-type="float">
            <text:p>-9,11590510244362E-05</text:p>
          </table:table-cell>
          <table:table-cell table:formula="of:=DEGREES(ATAN(([.C12]-[.C11])/([.B12]-[.B11])))" office:value-type="float" office:value="-84.0029467324692" calcext:value-type="float">
            <text:p>-84,0029467324692</text:p>
          </table:table-cell>
          <table:table-cell table:formula="of:=[.J11]-[.K11]" office:value-type="float" office:value="84.0028555734182" calcext:value-type="float">
            <text:p>84,0028555734182</text:p>
          </table:table-cell>
          <table:table-cell table:formula="of:=ABS([.L11])" office:value-type="float" office:value="84.0028555734182" calcext:value-type="float">
            <text:p>84,0028555734182</text:p>
          </table:table-cell>
          <table:table-cell table:formula="of:=[.B11]+0.5*([.B12]-[.B11])" office:value-type="float" office:value="0.0035587792228771" calcext:value-type="float">
            <text:p>0,003558779222877</text:p>
          </table:table-cell>
          <table:table-cell table:formula="of:=[.C11]+0.5*([.C12]-[.C11])" office:value-type="float" office:value="1.005" calcext:value-type="float">
            <text:p>1,005</text:p>
          </table:table-cell>
          <table:table-cell table:formula="of:=SQRT(([.B12]-[.N11])^2+([.C12]-[.O11])^2)*SQRT(([.F11]-[.O11])^2+([.G11]-[.N11])^2)" office:value-type="float" office:value="0.00252630505586029" calcext:value-type="float">
            <text:p>0,00252630505586</text:p>
          </table:table-cell>
          <table:table-cell table:formula="of:=(-([.B12]-[.N11])*([.F11]-[.O11])+([.C12]-[.O11])*([.G11]-[.N11]))/[.P11]" office:value-type="float" office:value="0.104479038705092" calcext:value-type="float">
            <text:p>0,104479038705092</text:p>
          </table:table-cell>
          <table:table-cell table:formula="of:=DEGREES(ACOS([.Q11]))" office:value-type="float" office:value="84.0028474098536" calcext:value-type="float">
            <text:p>84,0028474098536</text:p>
          </table:table-cell>
          <table:table-cell table:style-name="ce7" table:formula="of:=(([.B12]-[.N11])*([.G11]-[.N11])+([.C12]-[.O11])*([.F11]-[.O11]))/[.U11]" office:value-type="float" office:value="0.994527088857443" calcext:value-type="float">
            <text:p>0,994527088857443</text:p>
          </table:table-cell>
          <table:table-cell table:style-name="ce7" table:formula="of:=DEGREES(ACOS([.S11]))" office:value-type="float" office:value="5.99715259014636" calcext:value-type="float">
            <text:p>5,99715259014636</text:p>
          </table:table-cell>
          <table:table-cell table:style-name="ce9" table:formula="of:=SQRT(([.B12]-[.N11])^2+([.C12]-[.O11])^2)*SQRT(([.F11]-[.O11])^2+([.G11]-[.N11])^2)" office:value-type="float" office:value="0.00252630505586029" calcext:value-type="float">
            <text:p>,002526305055860</text:p>
          </table:table-cell>
          <table:table-cell table:style-name="ce7" table:formula="of:=SQRT(1-[.S11]^2)" office:value-type="float" office:value="0.104479038705091" calcext:value-type="float">
            <text:p>0,104479038705091</text:p>
          </table:table-cell>
          <table:table-cell table:style-name="ce7" table:formula="of:=DEGREES(ACOS([.V11]))" office:value-type="float" office:value="84.0028474098537" calcext:value-type="float">
            <text:p>84,0028474098537</text:p>
          </table:table-cell>
          <table:table-cell table:formula="of:=[.M11]-[.W11]" office:value-type="float" office:value="0.00000816356455857203" calcext:value-type="float">
            <text:p>8,16356455857203E-06</text:p>
          </table:table-cell>
          <table:table-cell table:formula="of:=[.M11]-DEGREES(ACOS([.Q11]))" office:value-type="float" office:value="0.0000081635646012046" calcext:value-type="float">
            <text:p>8,1635646012046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,004084040408971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12]*[.C12]+((1/3)*[.E13]+[.C12])*(1/2)*[.E13])/([.C12]+(1/2)*[.E13])" office:value-type="float" office:value="0.502504145936982" calcext:value-type="float">
            <text:p>0,502504145936982</text:p>
          </table:table-cell>
          <table:table-cell table:formula="of:=(((1/2)*([.B13]-[.B12])+[.B12])*[.C12]+((2/3)*([.B13]-[.B12])+[.B12])*(1/2)*[.E13])/([.C12]+(1/2)*[.E13])" office:value-type="float" office:value="0.00462727642321244" calcext:value-type="float">
            <text:p>0,004627276423212</text:p>
          </table:table-cell>
          <table:table-cell table:formula="of:=(((1/2)*([.D12]-[.C13])+[.C12]+[.E13])*([.D12]-[.C13])+((2/3)*[.E13]+[.C12])*(1/2)*[.E13])/([.D12]-[.C13]+(1/2)*[.E13])" office:value-type="float" office:value="1.55249619482496" calcext:value-type="float">
            <text:p>1,55249619482496</text:p>
          </table:table-cell>
          <table:table-cell table:formula="of:=(((1/2)*([.B13]-[.B12])+[.B12])*([.D12]-[.C13])+((1/3)*([.B13]-[.B12])+[.B12])*(1/2)*[.E13])/([.D12]-[.C13]+(1/2)*[.E13])" office:value-type="float" office:value="0.00462555155153518" calcext:value-type="float">
            <text:p>0,004625551551535</text:p>
          </table:table-cell>
          <table:table-cell table:formula="of:=DEGREES(ATAN(([.G12]-[.I12])/([.H12]-[.F12])))" office:value-type="float" office:value="0.00009412249113049" calcext:value-type="float">
            <text:p>9,412249113049E-05</text:p>
          </table:table-cell>
          <table:table-cell table:formula="of:=DEGREES(ATAN(([.C13]-[.C12])/([.B13]-[.B12])))" office:value-type="float" office:value="83.8094819329024" calcext:value-type="float">
            <text:p>83,8094819329024</text:p>
          </table:table-cell>
          <table:table-cell table:formula="of:=[.J12]-[.K12]" office:value-type="float" office:value="-83.8093878104112" calcext:value-type="float">
            <text:p>-83,8093878104112</text:p>
          </table:table-cell>
          <table:table-cell table:formula="of:=ABS([.L12])" office:value-type="float" office:value="83.8093878104112" calcext:value-type="float">
            <text:p>83,8093878104112</text:p>
          </table:table-cell>
          <table:table-cell table:formula="of:=[.B12]+0.5*([.B13]-[.B12])" office:value-type="float" office:value="0.00462637702583787" calcext:value-type="float">
            <text:p>0,004626377025838</text:p>
          </table:table-cell>
          <table:table-cell table:formula="of:=[.C12]+0.5*([.C13]-[.C12])" office:value-type="float" office:value="1.005" calcext:value-type="float">
            <text:p>1,005</text:p>
          </table:table-cell>
          <table:table-cell table:formula="of:=SQRT(([.B13]-[.N12])^2+([.C13]-[.O12])^2)*SQRT(([.F12]-[.O12])^2+([.G12]-[.N12])^2)" office:value-type="float" office:value="0.0025272159129309" calcext:value-type="float">
            <text:p>0,002527215912931</text:p>
          </table:table-cell>
          <table:table-cell table:formula="of:=(-([.B13]-[.N12])*([.F12]-[.O12])+([.C13]-[.O12])*([.G12]-[.N12]))/[.P12]" office:value-type="float" office:value="0.107836610664915" calcext:value-type="float">
            <text:p>0,107836610664915</text:p>
          </table:table-cell>
          <table:table-cell table:formula="of:=DEGREES(ACOS([.Q12]))" office:value-type="float" office:value="83.809379381462" calcext:value-type="float">
            <text:p>83,809379381462</text:p>
          </table:table-cell>
          <table:table-cell table:style-name="ce7" table:formula="of:=(([.B13]-[.N12])*([.G12]-[.N12])+([.C13]-[.O12])*([.F12]-[.O12]))/[.U12]" office:value-type="float" office:value="-0.994168630263651" calcext:value-type="float">
            <text:p>-0,994168630263651</text:p>
          </table:table-cell>
          <table:table-cell table:style-name="ce7" table:formula="of:=DEGREES(ACOS([.S12]))" office:value-type="float" office:value="173.809379381462" calcext:value-type="float">
            <text:p>173,809379381462</text:p>
          </table:table-cell>
          <table:table-cell table:style-name="ce9" table:formula="of:=SQRT(([.B13]-[.N12])^2+([.C13]-[.O12])^2)*SQRT(([.F12]-[.O12])^2+([.G12]-[.N12])^2)" office:value-type="float" office:value="0.0025272159129309" calcext:value-type="float">
            <text:p>,002527215912931</text:p>
          </table:table-cell>
          <table:table-cell table:style-name="ce7" table:formula="of:=SQRT(1-[.S12]^2)" office:value-type="float" office:value="0.107836610664915" calcext:value-type="float">
            <text:p>0,107836610664915</text:p>
          </table:table-cell>
          <table:table-cell table:style-name="ce7" table:formula="of:=DEGREES(ACOS([.V12]))" office:value-type="float" office:value="83.809379381462" calcext:value-type="float">
            <text:p>83,809379381462</text:p>
          </table:table-cell>
          <table:table-cell table:formula="of:=[.M12]-[.W12]" office:value-type="float" office:value="0.00000842894924346638" calcext:value-type="float">
            <text:p>8,42894924346638E-06</text:p>
          </table:table-cell>
          <table:table-cell table:formula="of:=[.M12]-DEGREES(ACOS([.Q12]))" office:value-type="float" office:value="0.00000842894921504467" calcext:value-type="float">
            <text:p>8,42894921504467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,005168713642704</text:p>
          </table:table-cell>
          <table:table-cell table:formula="of:=[.C12]+[.E13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13]*[.C13]+((1/3)*[.E14]+[.C13])*(1/2)*[.E14])/([.C13]+(1/2)*[.E14])" office:value-type="float" office:value="0.502504145936982" calcext:value-type="float">
            <text:p>0,502504145936982</text:p>
          </table:table-cell>
          <table:table-cell table:formula="of:=(((1/2)*([.B14]-[.B13])+[.B13])*[.C13]+((2/3)*([.B14]-[.B13])+[.B13])*(1/2)*[.E14])/([.C13]+(1/2)*[.E14])" office:value-type="float" office:value="0.00573172548886593" calcext:value-type="float">
            <text:p>0,005731725488866</text:p>
          </table:table-cell>
          <table:table-cell table:formula="of:=(((1/2)*([.D13]-[.C14])+[.C13]+[.E14])*([.D13]-[.C14])+((2/3)*[.E14]+[.C13])*(1/2)*[.E14])/([.D13]-[.C14]+(1/2)*[.E14])" office:value-type="float" office:value="1.55249619482496" calcext:value-type="float">
            <text:p>1,55249619482496</text:p>
          </table:table-cell>
          <table:table-cell table:formula="of:=(((1/2)*([.B14]-[.B13])+[.B13])*([.D13]-[.C14])+((1/3)*([.B14]-[.B13])+[.B13])*(1/2)*[.E14])/([.D13]-[.C14]+(1/2)*[.E14])" office:value-type="float" office:value="0.00573351909143414" calcext:value-type="float">
            <text:p>0,005733519091434</text:p>
          </table:table-cell>
          <table:table-cell table:formula="of:=DEGREES(ATAN(([.G13]-[.I13])/([.H13]-[.F13])))" office:value-type="float" office:value="-0.0000978729861726817" calcext:value-type="float">
            <text:p>-9,78729861726817E-05</text:p>
          </table:table-cell>
          <table:table-cell table:formula="of:=DEGREES(ATAN(([.C14]-[.C13])/([.B14]-[.B13])))" office:value-type="float" office:value="-83.5648387081104" calcext:value-type="float">
            <text:p>-83,5648387081104</text:p>
          </table:table-cell>
          <table:table-cell table:formula="of:=[.J13]-[.K13]" office:value-type="float" office:value="83.5647408351242" calcext:value-type="float">
            <text:p>83,5647408351242</text:p>
          </table:table-cell>
          <table:table-cell table:formula="of:=ABS([.L13])" office:value-type="float" office:value="83.5647408351242" calcext:value-type="float">
            <text:p>83,5647408351242</text:p>
          </table:table-cell>
          <table:table-cell table:formula="of:=[.B13]+0.5*([.B14]-[.B13])" office:value-type="float" office:value="0.00573266072449078" calcext:value-type="float">
            <text:p>0,005732660724491</text:p>
          </table:table-cell>
          <table:table-cell table:formula="of:=[.C13]+0.5*([.C14]-[.C13])" office:value-type="float" office:value="1.005" calcext:value-type="float">
            <text:p>1,005</text:p>
          </table:table-cell>
          <table:table-cell table:formula="of:=SQRT(([.B14]-[.N13])^2+([.C14]-[.O13])^2)*SQRT(([.F13]-[.O13])^2+([.G13]-[.N13])^2)" office:value-type="float" office:value="0.0025284099578406" calcext:value-type="float">
            <text:p>0,002528409957841</text:p>
          </table:table-cell>
          <table:table-cell table:formula="of:=(-([.B14]-[.N13])*([.F13]-[.O13])+([.C14]-[.O13])*([.G13]-[.N13]))/[.P13]" office:value-type="float" office:value="0.112080616439554" calcext:value-type="float">
            <text:p>0,112080616439554</text:p>
          </table:table-cell>
          <table:table-cell table:formula="of:=DEGREES(ACOS([.Q13]))" office:value-type="float" office:value="83.5647320703067" calcext:value-type="float">
            <text:p>83,5647320703067</text:p>
          </table:table-cell>
          <table:table-cell table:style-name="ce7" table:formula="of:=(([.B14]-[.N13])*([.G13]-[.N13])+([.C14]-[.O13])*([.F13]-[.O13]))/[.U13]" office:value-type="float" office:value="0.993699117146901" calcext:value-type="float">
            <text:p>0,993699117146901</text:p>
          </table:table-cell>
          <table:table-cell table:style-name="ce7" table:formula="of:=DEGREES(ACOS([.S13]))" office:value-type="float" office:value="6.43526792969331" calcext:value-type="float">
            <text:p>6,43526792969331</text:p>
          </table:table-cell>
          <table:table-cell table:style-name="ce9" table:formula="of:=SQRT(([.B14]-[.N13])^2+([.C14]-[.O13])^2)*SQRT(([.F13]-[.O13])^2+([.G13]-[.N13])^2)" office:value-type="float" office:value="0.0025284099578406" calcext:value-type="float">
            <text:p>,002528409957841</text:p>
          </table:table-cell>
          <table:table-cell table:style-name="ce7" table:formula="of:=SQRT(1-[.S13]^2)" office:value-type="float" office:value="0.112080616439554" calcext:value-type="float">
            <text:p>0,112080616439554</text:p>
          </table:table-cell>
          <table:table-cell table:style-name="ce7" table:formula="of:=DEGREES(ACOS([.V13]))" office:value-type="float" office:value="83.5647320703067" calcext:value-type="float">
            <text:p>83,5647320703067</text:p>
          </table:table-cell>
          <table:table-cell table:formula="of:=[.M13]-[.W13]" office:value-type="float" office:value="0.00000876481750822222" calcext:value-type="float">
            <text:p>8,76481750822222E-06</text:p>
          </table:table-cell>
          <table:table-cell table:formula="of:=[.M13]-DEGREES(ACOS([.Q13]))" office:value-type="float" office:value="0.00000876481747980051" calcext:value-type="float">
            <text:p>8,76481747980051E-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,006296607806277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14]*[.C14]+((1/3)*[.E15]+[.C14])*(1/2)*[.E15])/([.C14]+(1/2)*[.E15])" office:value-type="float" office:value="0.502504145936982" calcext:value-type="float">
            <text:p>0,502504145936982</text:p>
          </table:table-cell>
          <table:table-cell table:formula="of:=(((1/2)*([.B15]-[.B14])+[.B14])*[.C14]+((2/3)*([.B15]-[.B14])+[.B14])*(1/2)*[.E15])/([.C14]+(1/2)*[.E15])" office:value-type="float" office:value="0.0068878599887918" calcext:value-type="float">
            <text:p>0,006887859988792</text:p>
          </table:table-cell>
          <table:table-cell table:formula="of:=(((1/2)*([.D14]-[.C15])+[.C14]+[.E15])*([.D14]-[.C15])+((2/3)*[.E15]+[.C14])*(1/2)*[.E15])/([.D14]-[.C15]+(1/2)*[.E15])" office:value-type="float" office:value="1.55249619482496" calcext:value-type="float">
            <text:p>1,55249619482496</text:p>
          </table:table-cell>
          <table:table-cell table:formula="of:=(((1/2)*([.B15]-[.B14])+[.B14])*([.D14]-[.C15])+((1/3)*([.B15]-[.B14])+[.B14])*(1/2)*[.E15])/([.D14]-[.C15]+(1/2)*[.E15])" office:value-type="float" office:value="0.00688598265717717" calcext:value-type="float">
            <text:p>0,006885982657177</text:p>
          </table:table-cell>
          <table:table-cell table:formula="of:=DEGREES(ATAN(([.G14]-[.I14])/([.H14]-[.F14])))" office:value-type="float" office:value="0.000102441897896582" calcext:value-type="float">
            <text:p>0,000102441897897</text:p>
          </table:table-cell>
          <table:table-cell table:formula="of:=DEGREES(ATAN(([.C15]-[.C14])/([.B15]-[.B14])))" office:value-type="float" office:value="83.2671294130611" calcext:value-type="float">
            <text:p>83,2671294130611</text:p>
          </table:table-cell>
          <table:table-cell table:formula="of:=[.J14]-[.K14]" office:value-type="float" office:value="-83.2670269711632" calcext:value-type="float">
            <text:p>-83,2670269711632</text:p>
          </table:table-cell>
          <table:table-cell table:formula="of:=ABS([.L14])" office:value-type="float" office:value="83.2670269711632" calcext:value-type="float">
            <text:p>83,2670269711632</text:p>
          </table:table-cell>
          <table:table-cell table:formula="of:=[.B14]+0.5*([.B15]-[.B14])" office:value-type="float" office:value="0.00688688109444989" calcext:value-type="float">
            <text:p>0,00688688109445</text:p>
          </table:table-cell>
          <table:table-cell table:formula="of:=[.C14]+0.5*([.C15]-[.C14])" office:value-type="float" office:value="1.005" calcext:value-type="float">
            <text:p>1,005</text:p>
          </table:table-cell>
          <table:table-cell table:formula="of:=SQRT(([.B15]-[.N14])^2+([.C15]-[.O14])^2)*SQRT(([.F14]-[.O14])^2+([.G14]-[.N14])^2)" office:value-type="float" office:value="0.00252992677853398" calcext:value-type="float">
            <text:p>0,002529926778534</text:p>
          </table:table-cell>
          <table:table-cell table:formula="of:=(-([.B15]-[.N14])*([.F14]-[.O14])+([.C15]-[.O14])*([.G14]-[.N14]))/[.P14]" office:value-type="float" office:value="0.117242434468623" calcext:value-type="float">
            <text:p>0,117242434468623</text:p>
          </table:table-cell>
          <table:table-cell table:formula="of:=DEGREES(ACOS([.Q14]))" office:value-type="float" office:value="83.2670177971864" calcext:value-type="float">
            <text:p>83,2670177971864</text:p>
          </table:table-cell>
          <table:table-cell table:style-name="ce7" table:formula="of:=(([.B15]-[.N14])*([.G14]-[.N14])+([.C15]-[.O14])*([.F14]-[.O14]))/[.U14]" office:value-type="float" office:value="-0.993103323707997" calcext:value-type="float">
            <text:p>-0,993103323707997</text:p>
          </table:table-cell>
          <table:table-cell table:style-name="ce7" table:formula="of:=DEGREES(ACOS([.S14]))" office:value-type="float" office:value="173.267017797186" calcext:value-type="float">
            <text:p>173,267017797186</text:p>
          </table:table-cell>
          <table:table-cell table:style-name="ce9" table:formula="of:=SQRT(([.B15]-[.N14])^2+([.C15]-[.O14])^2)*SQRT(([.F14]-[.O14])^2+([.G14]-[.N14])^2)" office:value-type="float" office:value="0.00252992677853398" calcext:value-type="float">
            <text:p>,002529926778534</text:p>
          </table:table-cell>
          <table:table-cell table:style-name="ce7" table:formula="of:=SQRT(1-[.S14]^2)" office:value-type="float" office:value="0.117242434468623" calcext:value-type="float">
            <text:p>0,117242434468623</text:p>
          </table:table-cell>
          <table:table-cell table:style-name="ce7" table:formula="of:=DEGREES(ACOS([.V14]))" office:value-type="float" office:value="83.2670177971864" calcext:value-type="float">
            <text:p>83,2670177971864</text:p>
          </table:table-cell>
          <table:table-cell table:formula="of:=[.M14]-[.W14]" office:value-type="float" office:value="0.00000917397683508625" calcext:value-type="float">
            <text:p>9,17397683508625E-06</text:p>
          </table:table-cell>
          <table:table-cell table:formula="of:=[.M14]-DEGREES(ACOS([.Q14]))" office:value-type="float" office:value="0.00000917397684929711" calcext:value-type="float">
            <text:p>9,17397684929711E-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,007477154382623</text:p>
          </table:table-cell>
          <table:table-cell table:formula="of:=[.C14]+[.E15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15]*[.C15]+((1/3)*[.E16]+[.C15])*(1/2)*[.E16])/([.C15]+(1/2)*[.E16])" office:value-type="float" office:value="0.502504145936982" calcext:value-type="float">
            <text:p>0,502504145936982</text:p>
          </table:table-cell>
          <table:table-cell table:formula="of:=(((1/2)*([.B16]-[.B15])+[.B15])*[.C15]+((2/3)*([.B16]-[.B15])+[.B15])*(1/2)*[.E16])/([.C15]+(1/2)*[.E16])" office:value-type="float" office:value="0.00809765902053089" calcext:value-type="float">
            <text:p>0,008097659020531</text:p>
          </table:table-cell>
          <table:table-cell table:formula="of:=(((1/2)*([.D15]-[.C16])+[.C15]+[.E16])*([.D15]-[.C16])+((2/3)*[.E16]+[.C15])*(1/2)*[.E16])/([.D15]-[.C16]+(1/2)*[.E16])" office:value-type="float" office:value="1.55249619482496" calcext:value-type="float">
            <text:p>1,55249619482496</text:p>
          </table:table-cell>
          <table:table-cell table:formula="of:=(((1/2)*([.B16]-[.B15])+[.B15])*([.D15]-[.C16])+((1/3)*([.B16]-[.B15])+[.B15])*(1/2)*[.E16])/([.D15]-[.C16]+(1/2)*[.E16])" office:value-type="float" office:value="0.00809963577949205" calcext:value-type="float">
            <text:p>0,008099635779492</text:p>
          </table:table-cell>
          <table:table-cell table:formula="of:=DEGREES(ATAN(([.G15]-[.I15])/([.H15]-[.F15])))" office:value-type="float" office:value="-0.000107867431671475" calcext:value-type="float">
            <text:p>-0,000107867431671</text:p>
          </table:table-cell>
          <table:table-cell table:formula="of:=DEGREES(ATAN(([.C16]-[.C15])/([.B16]-[.B15])))" office:value-type="float" office:value="-82.9140778450459" calcext:value-type="float">
            <text:p>-82,9140778450459</text:p>
          </table:table-cell>
          <table:table-cell table:formula="of:=[.J15]-[.K15]" office:value-type="float" office:value="82.9139699776143" calcext:value-type="float">
            <text:p>82,9139699776143</text:p>
          </table:table-cell>
          <table:table-cell table:formula="of:=ABS([.L15])" office:value-type="float" office:value="82.9139699776143" calcext:value-type="float">
            <text:p>82,9139699776143</text:p>
          </table:table-cell>
          <table:table-cell table:formula="of:=[.B15]+0.5*([.B16]-[.B15])" office:value-type="float" office:value="0.00809868975913207" calcext:value-type="float">
            <text:p>0,008098689759132</text:p>
          </table:table-cell>
          <table:table-cell table:formula="of:=[.C15]+0.5*([.C16]-[.C15])" office:value-type="float" office:value="1.005" calcext:value-type="float">
            <text:p>1,005</text:p>
          </table:table-cell>
          <table:table-cell table:formula="of:=SQRT(([.B16]-[.N15])^2+([.C16]-[.O15])^2)*SQRT(([.F15]-[.O15])^2+([.G15]-[.N15])^2)" office:value-type="float" office:value="0.00253181658305352" calcext:value-type="float">
            <text:p>0,002531816583054</text:p>
          </table:table-cell>
          <table:table-cell table:formula="of:=(-([.B16]-[.N15])*([.F15]-[.O15])+([.C16]-[.O15])*([.G15]-[.N15]))/[.P15]" office:value-type="float" office:value="0.123359687914591" calcext:value-type="float">
            <text:p>0,123359687914591</text:p>
          </table:table-cell>
          <table:table-cell table:formula="of:=DEGREES(ACOS([.Q15]))" office:value-type="float" office:value="82.9139603177644" calcext:value-type="float">
            <text:p>82,9139603177644</text:p>
          </table:table-cell>
          <table:table-cell table:style-name="ce7" table:formula="of:=(([.B16]-[.N15])*([.G15]-[.N15])+([.C16]-[.O15])*([.F15]-[.O15]))/[.U15]" office:value-type="float" office:value="0.992362024362891" calcext:value-type="float">
            <text:p>0,992362024362891</text:p>
          </table:table-cell>
          <table:table-cell table:style-name="ce7" table:formula="of:=DEGREES(ACOS([.S15]))" office:value-type="float" office:value="7.0860396822357" calcext:value-type="float">
            <text:p>7,0860396822357</text:p>
          </table:table-cell>
          <table:table-cell table:style-name="ce9" table:formula="of:=SQRT(([.B16]-[.N15])^2+([.C16]-[.O15])^2)*SQRT(([.F15]-[.O15])^2+([.G15]-[.N15])^2)" office:value-type="float" office:value="0.00253181658305352" calcext:value-type="float">
            <text:p>,002531816583054</text:p>
          </table:table-cell>
          <table:table-cell table:style-name="ce7" table:formula="of:=SQRT(1-[.S15]^2)" office:value-type="float" office:value="0.123359687914593" calcext:value-type="float">
            <text:p>0,123359687914593</text:p>
          </table:table-cell>
          <table:table-cell table:style-name="ce7" table:formula="of:=DEGREES(ACOS([.V15]))" office:value-type="float" office:value="82.9139603177643" calcext:value-type="float">
            <text:p>82,9139603177643</text:p>
          </table:table-cell>
          <table:table-cell table:formula="of:=[.M15]-[.W15]" office:value-type="float" office:value="0.00000965984997947089" calcext:value-type="float">
            <text:p>9,65984997947089E-06</text:p>
          </table:table-cell>
          <table:table-cell table:formula="of:=[.M15]-DEGREES(ACOS([.Q15]))" office:value-type="float" office:value="0.0000096598498515732" calcext:value-type="float">
            <text:p>9,6598498515732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,008720225135641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16]*[.C16]+((1/3)*[.E17]+[.C16])*(1/2)*[.E17])/([.C16]+(1/2)*[.E17])" office:value-type="float" office:value="0.502504145936982" calcext:value-type="float">
            <text:p>0,502504145936982</text:p>
          </table:table-cell>
          <table:table-cell table:formula="of:=(((1/2)*([.B17]-[.B16])+[.B16])*[.C16]+((2/3)*([.B17]-[.B16])+[.B16])*(1/2)*[.E17])/([.C16]+(1/2)*[.E17])" office:value-type="float" office:value="0.00937931109883121" calcext:value-type="float">
            <text:p>0,009379311098831</text:p>
          </table:table-cell>
          <table:table-cell table:formula="of:=(((1/2)*([.D16]-[.C17])+[.C16]+[.E17])*([.D16]-[.C17])+((2/3)*[.E17]+[.C16])*(1/2)*[.E17])/([.D16]-[.C17]+(1/2)*[.E17])" office:value-type="float" office:value="1.55249619482496" calcext:value-type="float">
            <text:p>1,55249619482496</text:p>
          </table:table-cell>
          <table:table-cell table:formula="of:=(((1/2)*([.B17]-[.B16])+[.B16])*([.D16]-[.C17])+((1/3)*([.B17]-[.B16])+[.B16])*(1/2)*[.E17])/([.D16]-[.C17]+(1/2)*[.E17])" office:value-type="float" office:value="0.00937721838280911" calcext:value-type="float">
            <text:p>0,009377218382809</text:p>
          </table:table-cell>
          <table:table-cell table:formula="of:=DEGREES(ATAN(([.G16]-[.I16])/([.H16]-[.F16])))" office:value-type="float" office:value="0.000114194955964328" calcext:value-type="float">
            <text:p>0,000114194955964</text:p>
          </table:table-cell>
          <table:table-cell table:formula="of:=DEGREES(ATAN(([.C17]-[.C16])/([.B17]-[.B16])))" office:value-type="float" office:value="82.503015674131" calcext:value-type="float">
            <text:p>82,503015674131</text:p>
          </table:table-cell>
          <table:table-cell table:formula="of:=[.J16]-[.K16]" office:value-type="float" office:value="-82.5029014791751" calcext:value-type="float">
            <text:p>-82,5029014791751</text:p>
          </table:table-cell>
          <table:table-cell table:formula="of:=ABS([.L16])" office:value-type="float" office:value="82.5029014791751" calcext:value-type="float">
            <text:p>82,5029014791751</text:p>
          </table:table-cell>
          <table:table-cell table:formula="of:=[.B16]+0.5*([.B17]-[.B16])" office:value-type="float" office:value="0.0093782198969054" calcext:value-type="float">
            <text:p>0,009378219896905</text:p>
          </table:table-cell>
          <table:table-cell table:formula="of:=[.C16]+0.5*([.C17]-[.C16])" office:value-type="float" office:value="1.005" calcext:value-type="float">
            <text:p>1,005</text:p>
          </table:table-cell>
          <table:table-cell table:formula="of:=SQRT(([.B17]-[.N16])^2+([.C17]-[.O16])^2)*SQRT(([.F16]-[.O16])^2+([.G16]-[.N16])^2)" office:value-type="float" office:value="0.00253414179852319" calcext:value-type="float">
            <text:p>0,002534141798523</text:p>
          </table:table-cell>
          <table:table-cell table:formula="of:=(-([.B17]-[.N16])*([.F16]-[.O16])+([.C17]-[.O16])*([.G16]-[.N16]))/[.P16]" office:value-type="float" office:value="0.130476161883536" calcext:value-type="float">
            <text:p>0,130476161883536</text:p>
          </table:table-cell>
          <table:table-cell table:formula="of:=DEGREES(ACOS([.Q16]))" office:value-type="float" office:value="82.5028912526769" calcext:value-type="float">
            <text:p>82,5028912526769</text:p>
          </table:table-cell>
          <table:table-cell table:style-name="ce7" table:formula="of:=(([.B17]-[.N16])*([.G16]-[.N16])+([.C17]-[.O16])*([.F16]-[.O16]))/[.U16]" office:value-type="float" office:value="-0.991451446708381" calcext:value-type="float">
            <text:p>-0,991451446708381</text:p>
          </table:table-cell>
          <table:table-cell table:style-name="ce7" table:formula="of:=DEGREES(ACOS([.S16]))" office:value-type="float" office:value="172.502891252677" calcext:value-type="float">
            <text:p>172,502891252677</text:p>
          </table:table-cell>
          <table:table-cell table:style-name="ce9" table:formula="of:=SQRT(([.B17]-[.N16])^2+([.C17]-[.O16])^2)*SQRT(([.F16]-[.O16])^2+([.G16]-[.N16])^2)" office:value-type="float" office:value="0.00253414179852319" calcext:value-type="float">
            <text:p>,002534141798523</text:p>
          </table:table-cell>
          <table:table-cell table:style-name="ce7" table:formula="of:=SQRT(1-[.S16]^2)" office:value-type="float" office:value="0.130476161883536" calcext:value-type="float">
            <text:p>0,130476161883536</text:p>
          </table:table-cell>
          <table:table-cell table:style-name="ce7" table:formula="of:=DEGREES(ACOS([.V16]))" office:value-type="float" office:value="82.5028912526769" calcext:value-type="float">
            <text:p>82,5028912526769</text:p>
          </table:table-cell>
          <table:table-cell table:formula="of:=[.M16]-[.W16]" office:value-type="float" office:value="0.0000102264981762801" calcext:value-type="float">
            <text:p>1,02264981762801E-05</text:p>
          </table:table-cell>
          <table:table-cell table:formula="of:=[.M16]-DEGREES(ACOS([.Q16]))" office:value-type="float" office:value="0.0000102264981762801" calcext:value-type="float">
            <text:p>1,02264981762801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,010036214658169</text:p>
          </table:table-cell>
          <table:table-cell table:formula="of:=[.C16]+[.E17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17]*[.C17]+((1/3)*[.E18]+[.C17])*(1/2)*[.E18])/([.C17]+(1/2)*[.E18])" office:value-type="float" office:value="0.502504145936982" calcext:value-type="float">
            <text:p>0,502504145936982</text:p>
          </table:table-cell>
          <table:table-cell table:formula="of:=(((1/2)*([.B18]-[.B17])+[.B17])*[.C17]+((2/3)*([.B18]-[.B17])+[.B17])*(1/2)*[.E18])/([.C17]+(1/2)*[.E18])" office:value-type="float" office:value="0.0107350101851017" calcext:value-type="float">
            <text:p>0,010735010185102</text:p>
          </table:table-cell>
          <table:table-cell table:formula="of:=(((1/2)*([.D17]-[.C18])+[.C17]+[.E18])*([.D17]-[.C18])+((2/3)*[.E18]+[.C17])*(1/2)*[.E18])/([.D17]-[.C18]+(1/2)*[.E18])" office:value-type="float" office:value="1.55249619482496" calcext:value-type="float">
            <text:p>1,55249619482496</text:p>
          </table:table-cell>
          <table:table-cell table:formula="of:=(((1/2)*([.B18]-[.B17])+[.B17])*([.D17]-[.C18])+((1/3)*([.B18]-[.B17])+[.B17])*(1/2)*[.E18])/([.D17]-[.C18]+(1/2)*[.E18])" office:value-type="float" office:value="0.0107372363575354" calcext:value-type="float">
            <text:p>0,010737236357535</text:p>
          </table:table-cell>
          <table:table-cell table:formula="of:=DEGREES(ATAN(([.G17]-[.I17])/([.H17]-[.F17])))" office:value-type="float" office:value="-0.000121477381712741" calcext:value-type="float">
            <text:p>-0,000121477381713</text:p>
          </table:table-cell>
          <table:table-cell table:formula="of:=DEGREES(ATAN(([.C18]-[.C17])/([.B18]-[.B17])))" office:value-type="float" office:value="-82.0308805557503" calcext:value-type="float">
            <text:p>-82,0308805557503</text:p>
          </table:table-cell>
          <table:table-cell table:formula="of:=[.J17]-[.K17]" office:value-type="float" office:value="82.0307590783686" calcext:value-type="float">
            <text:p>82,0307590783686</text:p>
          </table:table-cell>
          <table:table-cell table:formula="of:=ABS([.L17])" office:value-type="float" office:value="82.0307590783686" calcext:value-type="float">
            <text:p>82,0307590783686</text:p>
          </table:table-cell>
          <table:table-cell table:formula="of:=[.B17]+0.5*([.B18]-[.B17])" office:value-type="float" office:value="0.0107361709750136" calcext:value-type="float">
            <text:p>0,010736170975014</text:p>
          </table:table-cell>
          <table:table-cell table:formula="of:=[.C17]+0.5*([.C18]-[.C17])" office:value-type="float" office:value="1.005" calcext:value-type="float">
            <text:p>1,005</text:p>
          </table:table-cell>
          <table:table-cell table:formula="of:=SQRT(([.B18]-[.N17])^2+([.C18]-[.O17])^2)*SQRT(([.F17]-[.O17])^2+([.G17]-[.N17])^2)" office:value-type="float" office:value="0.00253697904268004" calcext:value-type="float">
            <text:p>0,00253697904268</text:p>
          </table:table-cell>
          <table:table-cell table:formula="of:=(-([.B18]-[.N17])*([.F17]-[.O17])+([.C18]-[.O17])*([.G17]-[.N17]))/[.P17]" office:value-type="float" office:value="0.138641646332808" calcext:value-type="float">
            <text:p>0,138641646332808</text:p>
          </table:table-cell>
          <table:table-cell table:formula="of:=DEGREES(ACOS([.Q17]))" office:value-type="float" office:value="82.0307481997072" calcext:value-type="float">
            <text:p>82,0307481997072</text:p>
          </table:table-cell>
          <table:table-cell table:style-name="ce7" table:formula="of:=(([.B18]-[.N17])*([.G17]-[.N17])+([.C18]-[.O17])*([.F17]-[.O17]))/[.U17]" office:value-type="float" office:value="0.990342614402778" calcext:value-type="float">
            <text:p>0,990342614402778</text:p>
          </table:table-cell>
          <table:table-cell table:style-name="ce7" table:formula="of:=DEGREES(ACOS([.S17]))" office:value-type="float" office:value="7.96925180029277" calcext:value-type="float">
            <text:p>7,96925180029277</text:p>
          </table:table-cell>
          <table:table-cell table:style-name="ce9" table:formula="of:=SQRT(([.B18]-[.N17])^2+([.C18]-[.O17])^2)*SQRT(([.F17]-[.O17])^2+([.G17]-[.N17])^2)" office:value-type="float" office:value="0.00253697904268004" calcext:value-type="float">
            <text:p>,002536979042680</text:p>
          </table:table-cell>
          <table:table-cell table:style-name="ce7" table:formula="of:=SQRT(1-[.S17]^2)" office:value-type="float" office:value="0.138641646332807" calcext:value-type="float">
            <text:p>0,138641646332807</text:p>
          </table:table-cell>
          <table:table-cell table:style-name="ce7" table:formula="of:=DEGREES(ACOS([.V17]))" office:value-type="float" office:value="82.0307481997073" calcext:value-type="float">
            <text:p>82,0307481997073</text:p>
          </table:table-cell>
          <table:table-cell table:formula="of:=[.M17]-[.W17]" office:value-type="float" office:value="0.0000108786613282064" calcext:value-type="float">
            <text:p>1,08786613282064E-05</text:p>
          </table:table-cell>
          <table:table-cell table:formula="of:=[.M17]-DEGREES(ACOS([.Q17]))" office:value-type="float" office:value="0.0000108786614276823" calcext:value-type="float">
            <text:p>1,08786614276823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,011436127291858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18]*[.C18]+((1/3)*[.E19]+[.C18])*(1/2)*[.E19])/([.C18]+(1/2)*[.E19])" office:value-type="float" office:value="0.502504145936982" calcext:value-type="float">
            <text:p>0,502504145936982</text:p>
          </table:table-cell>
          <table:table-cell table:formula="of:=(((1/2)*([.B19]-[.B18])+[.B18])*[.C18]+((2/3)*([.B19]-[.B18])+[.B18])*(1/2)*[.E19])/([.C18]+(1/2)*[.E19])" office:value-type="float" office:value="0.0121851383032799" calcext:value-type="float">
            <text:p>0,01218513830328</text:p>
          </table:table-cell>
          <table:table-cell table:formula="of:=(((1/2)*([.D18]-[.C19])+[.C18]+[.E19])*([.D18]-[.C19])+((2/3)*[.E19]+[.C18])*(1/2)*[.E19])/([.D18]-[.C19]+(1/2)*[.E19])" office:value-type="float" office:value="1.55249619482496" calcext:value-type="float">
            <text:p>1,55249619482496</text:p>
          </table:table-cell>
          <table:table-cell table:formula="of:=(((1/2)*([.B19]-[.B18])+[.B18])*([.D18]-[.C19])+((1/3)*([.B19]-[.B18])+[.B18])*(1/2)*[.E19])/([.D18]-[.C19]+(1/2)*[.E19])" office:value-type="float" office:value="0.0121827600591177" calcext:value-type="float">
            <text:p>0,012182760059118</text:p>
          </table:table-cell>
          <table:table-cell table:formula="of:=DEGREES(ATAN(([.G18]-[.I18])/([.H18]-[.F18])))" office:value-type="float" office:value="0.000129775604766691" calcext:value-type="float">
            <text:p>0,000129775604767</text:p>
          </table:table-cell>
          <table:table-cell table:formula="of:=DEGREES(ATAN(([.C19]-[.C18])/([.B19]-[.B18])))" office:value-type="float" office:value="81.4942172403723" calcext:value-type="float">
            <text:p>81,4942172403723</text:p>
          </table:table-cell>
          <table:table-cell table:formula="of:=[.J18]-[.K18]" office:value-type="float" office:value="-81.4940874647676" calcext:value-type="float">
            <text:p>-81,4940874647676</text:p>
          </table:table-cell>
          <table:table-cell table:formula="of:=ABS([.L18])" office:value-type="float" office:value="81.4940874647676" calcext:value-type="float">
            <text:p>81,4940874647676</text:p>
          </table:table-cell>
          <table:table-cell table:formula="of:=[.B18]+0.5*([.B19]-[.B18])" office:value-type="float" office:value="0.0121838982188239" calcext:value-type="float">
            <text:p>0,012183898218824</text:p>
          </table:table-cell>
          <table:table-cell table:formula="of:=[.C18]+0.5*([.C19]-[.C18])" office:value-type="float" office:value="1.005" calcext:value-type="float">
            <text:p>1,005</text:p>
          </table:table-cell>
          <table:table-cell table:formula="of:=SQRT(([.B19]-[.N18])^2+([.C19]-[.O18])^2)*SQRT(([.F18]-[.O18])^2+([.G18]-[.N18])^2)" office:value-type="float" office:value="0.0025404215185543" calcext:value-type="float">
            <text:p>0,002540421518554</text:p>
          </table:table-cell>
          <table:table-cell table:formula="of:=(-([.B19]-[.N18])*([.F18]-[.O18])+([.C19]-[.O18])*([.G18]-[.N18]))/[.P18]" office:value-type="float" office:value="0.147911670668516" calcext:value-type="float">
            <text:p>0,147911670668516</text:p>
          </table:table-cell>
          <table:table-cell table:formula="of:=DEGREES(ACOS([.Q18]))" office:value-type="float" office:value="81.4940758429759" calcext:value-type="float">
            <text:p>81,4940758429759</text:p>
          </table:table-cell>
          <table:table-cell table:style-name="ce7" table:formula="of:=(([.B19]-[.N18])*([.G18]-[.N18])+([.C19]-[.O18])*([.F18]-[.O18]))/[.U18]" office:value-type="float" office:value="-0.989000575166692" calcext:value-type="float">
            <text:p>-0,989000575166692</text:p>
          </table:table-cell>
          <table:table-cell table:style-name="ce7" table:formula="of:=DEGREES(ACOS([.S18]))" office:value-type="float" office:value="171.494075842976" calcext:value-type="float">
            <text:p>171,494075842976</text:p>
          </table:table-cell>
          <table:table-cell table:style-name="ce9" table:formula="of:=SQRT(([.B19]-[.N18])^2+([.C19]-[.O18])^2)*SQRT(([.F18]-[.O18])^2+([.G18]-[.N18])^2)" office:value-type="float" office:value="0.0025404215185543" calcext:value-type="float">
            <text:p>,002540421518554</text:p>
          </table:table-cell>
          <table:table-cell table:style-name="ce7" table:formula="of:=SQRT(1-[.S18]^2)" office:value-type="float" office:value="0.147911670668518" calcext:value-type="float">
            <text:p>0,147911670668518</text:p>
          </table:table-cell>
          <table:table-cell table:style-name="ce7" table:formula="of:=DEGREES(ACOS([.V18]))" office:value-type="float" office:value="81.4940758429758" calcext:value-type="float">
            <text:p>81,4940758429758</text:p>
          </table:table-cell>
          <table:table-cell table:formula="of:=[.M18]-[.W18]" office:value-type="float" office:value="0.0000116217917565109" calcext:value-type="float">
            <text:p>1,16217917565109E-05</text:p>
          </table:table-cell>
          <table:table-cell table:formula="of:=[.M18]-DEGREES(ACOS([.Q18]))" office:value-type="float" office:value="0.0000116217916428241" calcext:value-type="float">
            <text:p>1,16217916428241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,01293166914579</text:p>
          </table:table-cell>
          <table:table-cell table:formula="of:=[.C18]+[.E19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19]*[.C19]+((1/3)*[.E20]+[.C19])*(1/2)*[.E20])/([.C19]+(1/2)*[.E20])" office:value-type="float" office:value="0.502504145936982" calcext:value-type="float">
            <text:p>0,502504145936982</text:p>
          </table:table-cell>
          <table:table-cell table:formula="of:=(((1/2)*([.B20]-[.B19])+[.B19])*[.C19]+((2/3)*([.B20]-[.B19])+[.B19])*(1/2)*[.E20])/([.C19]+(1/2)*[.E20])" office:value-type="float" office:value="0.013732177815922" calcext:value-type="float">
            <text:p>0,013732177815922</text:p>
          </table:table-cell>
          <table:table-cell table:formula="of:=(((1/2)*([.D19]-[.C20])+[.C19]+[.E20])*([.D19]-[.C20])+((2/3)*[.E20]+[.C19])*(1/2)*[.E20])/([.D19]-[.C20]+(1/2)*[.E20])" office:value-type="float" office:value="1.55249619482496" calcext:value-type="float">
            <text:p>1,55249619482496</text:p>
          </table:table-cell>
          <table:table-cell table:formula="of:=(((1/2)*([.B20]-[.B19])+[.B19])*([.D19]-[.C20])+((1/3)*([.B20]-[.B19])+[.B19])*(1/2)*[.E20])/([.D19]-[.C20]+(1/2)*[.E20])" office:value-type="float" office:value="0.0137347280187577" calcext:value-type="float">
            <text:p>0,013734728018758</text:p>
          </table:table-cell>
          <table:table-cell table:formula="of:=DEGREES(ATAN(([.G19]-[.I19])/([.H19]-[.F19])))" office:value-type="float" office:value="-0.000139159015102508" calcext:value-type="float">
            <text:p>-0,000139159015103</text:p>
          </table:table-cell>
          <table:table-cell table:formula="of:=DEGREES(ATAN(([.C20]-[.C19])/([.B20]-[.B19])))" office:value-type="float" office:value="-80.8891833776669" calcext:value-type="float">
            <text:p>-80,8891833776669</text:p>
          </table:table-cell>
          <table:table-cell table:formula="of:=[.J19]-[.K19]" office:value-type="float" office:value="80.8890442186518" calcext:value-type="float">
            <text:p>80,8890442186518</text:p>
          </table:table-cell>
          <table:table-cell table:formula="of:=ABS([.L19])" office:value-type="float" office:value="80.8890442186518" calcext:value-type="float">
            <text:p>80,8890442186518</text:p>
          </table:table-cell>
          <table:table-cell table:formula="of:=[.B19]+0.5*([.B20]-[.B19])" office:value-type="float" office:value="0.0137335075645435" calcext:value-type="float">
            <text:p>0,013733507564544</text:p>
          </table:table-cell>
          <table:table-cell table:formula="of:=[.C19]+0.5*([.C20]-[.C19])" office:value-type="float" office:value="1.005" calcext:value-type="float">
            <text:p>1,005</text:p>
          </table:table-cell>
          <table:table-cell table:formula="of:=SQRT(([.B20]-[.N19])^2+([.C20]-[.O19])^2)*SQRT(([.F19]-[.O19])^2+([.G19]-[.N19])^2)" office:value-type="float" office:value="0.00254458189057836" calcext:value-type="float">
            <text:p>0,002544581890578</text:p>
          </table:table-cell>
          <table:table-cell table:formula="of:=(-([.B20]-[.N19])*([.F19]-[.O19])+([.C20]-[.O19])*([.G19]-[.N19]))/[.P19]" office:value-type="float" office:value="0.158347086917131" calcext:value-type="float">
            <text:p>0,158347086917131</text:p>
          </table:table-cell>
          <table:table-cell table:formula="of:=DEGREES(ACOS([.Q19]))" office:value-type="float" office:value="80.8890317565474" calcext:value-type="float">
            <text:p>80,8890317565474</text:p>
          </table:table-cell>
          <table:table-cell table:style-name="ce7" table:formula="of:=(([.B20]-[.N19])*([.G19]-[.N19])+([.C20]-[.O19])*([.F19]-[.O19]))/[.U19]" office:value-type="float" office:value="0.987383512149589" calcext:value-type="float">
            <text:p>0,987383512149589</text:p>
          </table:table-cell>
          <table:table-cell table:style-name="ce7" table:formula="of:=DEGREES(ACOS([.S19]))" office:value-type="float" office:value="9.11096824345266" calcext:value-type="float">
            <text:p>9,11096824345266</text:p>
          </table:table-cell>
          <table:table-cell table:style-name="ce9" table:formula="of:=SQRT(([.B20]-[.N19])^2+([.C20]-[.O19])^2)*SQRT(([.F19]-[.O19])^2+([.G19]-[.N19])^2)" office:value-type="float" office:value="0.00254458189057836" calcext:value-type="float">
            <text:p>,002544581890578</text:p>
          </table:table-cell>
          <table:table-cell table:style-name="ce7" table:formula="of:=SQRT(1-[.S19]^2)" office:value-type="float" office:value="0.158347086917132" calcext:value-type="float">
            <text:p>0,158347086917132</text:p>
          </table:table-cell>
          <table:table-cell table:style-name="ce7" table:formula="of:=DEGREES(ACOS([.V19]))" office:value-type="float" office:value="80.8890317565474" calcext:value-type="float">
            <text:p>80,8890317565474</text:p>
          </table:table-cell>
          <table:table-cell table:formula="of:=[.M19]-[.W19]" office:value-type="float" office:value="0.0000124621044079731" calcext:value-type="float">
            <text:p>1,24621044079731E-05</text:p>
          </table:table-cell>
          <table:table-cell table:formula="of:=[.M19]-DEGREES(ACOS([.Q19]))" office:value-type="float" office:value="0.0000124621043511297" calcext:value-type="float">
            <text:p>1,24621043511297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,014535345983297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20]*[.C20]+((1/3)*[.E21]+[.C20])*(1/2)*[.E21])/([.C20]+(1/2)*[.E21])" office:value-type="float" office:value="0.502504145936982" calcext:value-type="float">
            <text:p>0,502504145936982</text:p>
          </table:table-cell>
          <table:table-cell table:formula="of:=(((1/2)*([.B21]-[.B20])+[.B20])*[.C20]+((2/3)*([.B21]-[.B20])+[.B20])*(1/2)*[.E21])/([.C20]+(1/2)*[.E21])" office:value-type="float" office:value="0.0153993874215831" calcext:value-type="float">
            <text:p>0,015399387421583</text:p>
          </table:table-cell>
          <table:table-cell table:formula="of:=(((1/2)*([.D20]-[.C21])+[.C20]+[.E21])*([.D20]-[.C21])+((2/3)*[.E21]+[.C20])*(1/2)*[.E21])/([.D20]-[.C21]+(1/2)*[.E21])" office:value-type="float" office:value="1.55249619482496" calcext:value-type="float">
            <text:p>1,55249619482496</text:p>
          </table:table-cell>
          <table:table-cell table:formula="of:=(((1/2)*([.B21]-[.B20])+[.B20])*([.D20]-[.C21])+((1/3)*([.B21]-[.B20])+[.B20])*(1/2)*[.E21])/([.D20]-[.C21]+(1/2)*[.E21])" office:value-type="float" office:value="0.0153966439352055" calcext:value-type="float">
            <text:p>0,015396643935206</text:p>
          </table:table-cell>
          <table:table-cell table:formula="of:=DEGREES(ATAN(([.G20]-[.I20])/([.H20]-[.F20])))" office:value-type="float" office:value="0.000149706077063147" calcext:value-type="float">
            <text:p>0,000149706077063</text:p>
          </table:table-cell>
          <table:table-cell table:formula="of:=DEGREES(ATAN(([.C21]-[.C20])/([.B21]-[.B20])))" office:value-type="float" office:value="80.2115621737559" calcext:value-type="float">
            <text:p>80,2115621737559</text:p>
          </table:table-cell>
          <table:table-cell table:formula="of:=[.J20]-[.K20]" office:value-type="float" office:value="-80.2114124676788" calcext:value-type="float">
            <text:p>-80,2114124676788</text:p>
          </table:table-cell>
          <table:table-cell table:formula="of:=ABS([.L20])" office:value-type="float" office:value="80.2114124676788" calcext:value-type="float">
            <text:p>80,2114124676788</text:p>
          </table:table-cell>
          <table:table-cell table:formula="of:=[.B20]+0.5*([.B21]-[.B20])" office:value-type="float" office:value="0.0153979568894005" calcext:value-type="float">
            <text:p>0,015397956889401</text:p>
          </table:table-cell>
          <table:table-cell table:formula="of:=[.C20]+0.5*([.C21]-[.C20])" office:value-type="float" office:value="1.005" calcext:value-type="float">
            <text:p>1,005</text:p>
          </table:table-cell>
          <table:table-cell table:formula="of:=SQRT(([.B21]-[.N20])^2+([.C21]-[.O20])^2)*SQRT(([.F20]-[.O20])^2+([.G20]-[.N20])^2)" office:value-type="float" office:value="0.00254959570751965" calcext:value-type="float">
            <text:p>0,00254959570752</text:p>
          </table:table-cell>
          <table:table-cell table:formula="of:=(-([.B21]-[.N20])*([.F20]-[.O20])+([.C21]-[.O20])*([.G20]-[.N20]))/[.P20]" office:value-type="float" office:value="0.170013447767053" calcext:value-type="float">
            <text:p>0,170013447767053</text:p>
          </table:table-cell>
          <table:table-cell table:formula="of:=DEGREES(ACOS([.Q20]))" office:value-type="float" office:value="80.211399061054" calcext:value-type="float">
            <text:p>80,211399061054</text:p>
          </table:table-cell>
          <table:table-cell table:style-name="ce7" table:formula="of:=(([.B21]-[.N20])*([.G20]-[.N20])+([.C21]-[.O20])*([.F20]-[.O20]))/[.U20]" office:value-type="float" office:value="-0.985441742356371" calcext:value-type="float">
            <text:p>-0,985441742356371</text:p>
          </table:table-cell>
          <table:table-cell table:style-name="ce7" table:formula="of:=DEGREES(ACOS([.S20]))" office:value-type="float" office:value="170.211399061054" calcext:value-type="float">
            <text:p>170,211399061054</text:p>
          </table:table-cell>
          <table:table-cell table:style-name="ce9" table:formula="of:=SQRT(([.B21]-[.N20])^2+([.C21]-[.O20])^2)*SQRT(([.F20]-[.O20])^2+([.G20]-[.N20])^2)" office:value-type="float" office:value="0.00254959570751965" calcext:value-type="float">
            <text:p>,002549595707520</text:p>
          </table:table-cell>
          <table:table-cell table:style-name="ce7" table:formula="of:=SQRT(1-[.S20]^2)" office:value-type="float" office:value="0.170013447767053" calcext:value-type="float">
            <text:p>0,170013447767053</text:p>
          </table:table-cell>
          <table:table-cell table:style-name="ce7" table:formula="of:=DEGREES(ACOS([.V20]))" office:value-type="float" office:value="80.211399061054" calcext:value-type="float">
            <text:p>80,211399061054</text:p>
          </table:table-cell>
          <table:table-cell table:formula="of:=[.M20]-[.W20]" office:value-type="float" office:value="0.0000134066247881037" calcext:value-type="float">
            <text:p>1,34066247881037E-05</text:p>
          </table:table-cell>
          <table:table-cell table:formula="of:=[.M20]-DEGREES(ACOS([.Q20]))" office:value-type="float" office:value="0.0000134066247738929" calcext:value-type="float">
            <text:p>1,34066247738929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,016260567795504</text:p>
          </table:table-cell>
          <table:table-cell table:formula="of:=[.C20]+[.E21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21]*[.C21]+((1/3)*[.E22]+[.C21])*(1/2)*[.E22])/([.C21]+(1/2)*[.E22])" office:value-type="float" office:value="0.502504145936982" calcext:value-type="float">
            <text:p>0,502504145936982</text:p>
          </table:table-cell>
          <table:table-cell table:formula="of:=(((1/2)*([.B22]-[.B21])+[.B21])*[.C21]+((2/3)*([.B22]-[.B21])+[.B21])*(1/2)*[.E22])/([.C21]+(1/2)*[.E22])" office:value-type="float" office:value="0.0171896210878862" calcext:value-type="float">
            <text:p>0,017189621087886</text:p>
          </table:table-cell>
          <table:table-cell table:formula="of:=(((1/2)*([.D21]-[.C22])+[.C21]+[.E22])*([.D21]-[.C22])+((2/3)*[.E22]+[.C21])*(1/2)*[.E22])/([.D21]-[.C22]+(1/2)*[.E22])" office:value-type="float" office:value="1.55249619482496" calcext:value-type="float">
            <text:p>1,55249619482496</text:p>
          </table:table-cell>
          <table:table-cell table:formula="of:=(((1/2)*([.B22]-[.B21])+[.B21])*([.D21]-[.C22])+((1/3)*([.B22]-[.B21])+[.B21])*(1/2)*[.E22])/([.D21]-[.C22]+(1/2)*[.E22])" office:value-type="float" office:value="0.0171925807989164" calcext:value-type="float">
            <text:p>0,017192580798916</text:p>
          </table:table-cell>
          <table:table-cell table:formula="of:=DEGREES(ATAN(([.G21]-[.I21])/([.H21]-[.F21])))" office:value-type="float" office:value="-0.000161504985479212" calcext:value-type="float">
            <text:p>-0,000161504985479</text:p>
          </table:table-cell>
          <table:table-cell table:formula="of:=DEGREES(ATAN(([.C22]-[.C21])/([.B22]-[.B21])))" office:value-type="float" office:value="-79.4567846035058" calcext:value-type="float">
            <text:p>-79,4567846035058</text:p>
          </table:table-cell>
          <table:table-cell table:formula="of:=[.J21]-[.K21]" office:value-type="float" office:value="79.4566230985204" calcext:value-type="float">
            <text:p>79,4566230985204</text:p>
          </table:table-cell>
          <table:table-cell table:formula="of:=ABS([.L21])" office:value-type="float" office:value="79.4566230985204" calcext:value-type="float">
            <text:p>79,4566230985204</text:p>
          </table:table-cell>
          <table:table-cell table:formula="of:=[.B21]+0.5*([.B22]-[.B21])" office:value-type="float" office:value="0.0171911643657805" calcext:value-type="float">
            <text:p>0,017191164365781</text:p>
          </table:table-cell>
          <table:table-cell table:formula="of:=[.C21]+0.5*([.C22]-[.C21])" office:value-type="float" office:value="1.005" calcext:value-type="float">
            <text:p>1,005</text:p>
          </table:table-cell>
          <table:table-cell table:formula="of:=SQRT(([.B22]-[.N21])^2+([.C22]-[.O21])^2)*SQRT(([.F21]-[.O21])^2+([.G21]-[.N21])^2)" office:value-type="float" office:value="0.00255562544343275" calcext:value-type="float">
            <text:p>0,002555625443433</text:p>
          </table:table-cell>
          <table:table-cell table:formula="of:=(-([.B22]-[.N21])*([.F21]-[.O21])+([.C22]-[.O21])*([.G21]-[.N21]))/[.P21]" office:value-type="float" office:value="0.18298011391315" calcext:value-type="float">
            <text:p>0,18298011391315</text:p>
          </table:table-cell>
          <table:table-cell table:formula="of:=DEGREES(ACOS([.Q21]))" office:value-type="float" office:value="79.4566086352678" calcext:value-type="float">
            <text:p>79,4566086352678</text:p>
          </table:table-cell>
          <table:table-cell table:style-name="ce7" table:formula="of:=(([.B22]-[.N21])*([.G21]-[.N21])+([.C22]-[.O21])*([.F21]-[.O21]))/[.U21]" office:value-type="float" office:value="0.983116614604967" calcext:value-type="float">
            <text:p>0,983116614604967</text:p>
          </table:table-cell>
          <table:table-cell table:style-name="ce7" table:formula="of:=DEGREES(ACOS([.S21]))" office:value-type="float" office:value="10.5433913647322" calcext:value-type="float">
            <text:p>10,5433913647322</text:p>
          </table:table-cell>
          <table:table-cell table:style-name="ce9" table:formula="of:=SQRT(([.B22]-[.N21])^2+([.C22]-[.O21])^2)*SQRT(([.F21]-[.O21])^2+([.G21]-[.N21])^2)" office:value-type="float" office:value="0.00255562544343275" calcext:value-type="float">
            <text:p>,002555625443433</text:p>
          </table:table-cell>
          <table:table-cell table:style-name="ce7" table:formula="of:=SQRT(1-[.S21]^2)" office:value-type="float" office:value="0.18298011391315" calcext:value-type="float">
            <text:p>0,18298011391315</text:p>
          </table:table-cell>
          <table:table-cell table:style-name="ce7" table:formula="of:=DEGREES(ACOS([.V21]))" office:value-type="float" office:value="79.4566086352678" calcext:value-type="float">
            <text:p>79,4566086352678</text:p>
          </table:table-cell>
          <table:table-cell table:formula="of:=[.M21]-[.W21]" office:value-type="float" office:value="0.0000144632525831412" calcext:value-type="float">
            <text:p>1,44632525831412E-05</text:p>
          </table:table-cell>
          <table:table-cell table:formula="of:=[.M21]-DEGREES(ACOS([.Q21]))" office:value-type="float" office:value="0.0000144632525831412" calcext:value-type="float">
            <text:p>1,44632525831412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,018121760936057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22]*[.C22]+((1/3)*[.E23]+[.C22])*(1/2)*[.E23])/([.C22]+(1/2)*[.E23])" office:value-type="float" office:value="0.502504145936982" calcext:value-type="float">
            <text:p>0,502504145936982</text:p>
          </table:table-cell>
          <table:table-cell table:formula="of:=(((1/2)*([.B23]-[.B22])+[.B22])*[.C22]+((2/3)*([.B23]-[.B22])+[.B22])*(1/2)*[.E23])/([.C22]+(1/2)*[.E23])" office:value-type="float" office:value="0.0191297937739177" calcext:value-type="float">
            <text:p>0,019129793773918</text:p>
          </table:table-cell>
          <table:table-cell table:formula="of:=(((1/2)*([.D22]-[.C23])+[.C22]+[.E23])*([.D22]-[.C23])+((2/3)*[.E23]+[.C22])*(1/2)*[.E23])/([.D22]-[.C23]+(1/2)*[.E23])" office:value-type="float" office:value="1.55249619482496" calcext:value-type="float">
            <text:p>1,55249619482496</text:p>
          </table:table-cell>
          <table:table-cell table:formula="of:=(((1/2)*([.B23]-[.B22])+[.B22])*([.D22]-[.C23])+((1/3)*([.B23]-[.B22])+[.B22])*(1/2)*[.E23])/([.D22]-[.C23]+(1/2)*[.E23])" office:value-type="float" office:value="0.0191265930890474" calcext:value-type="float">
            <text:p>0,019126593089047</text:p>
          </table:table-cell>
          <table:table-cell table:formula="of:=DEGREES(ATAN(([.G22]-[.I22])/([.H22]-[.F22])))" office:value-type="float" office:value="0.00017465440315676" calcext:value-type="float">
            <text:p>0,000174654403157</text:p>
          </table:table-cell>
          <table:table-cell table:formula="of:=DEGREES(ATAN(([.C23]-[.C22])/([.B23]-[.B22])))" office:value-type="float" office:value="78.6199644995387" calcext:value-type="float">
            <text:p>78,6199644995387</text:p>
          </table:table-cell>
          <table:table-cell table:formula="of:=[.J22]-[.K22]" office:value-type="float" office:value="-78.6197898451355" calcext:value-type="float">
            <text:p>-78,6197898451355</text:p>
          </table:table-cell>
          <table:table-cell table:formula="of:=ABS([.L22])" office:value-type="float" office:value="78.6197898451355" calcext:value-type="float">
            <text:p>78,6197898451355</text:p>
          </table:table-cell>
          <table:table-cell table:formula="of:=[.B22]+0.5*([.B23]-[.B22])" office:value-type="float" office:value="0.0191281248453782" calcext:value-type="float">
            <text:p>0,019128124845378</text:p>
          </table:table-cell>
          <table:table-cell table:formula="of:=[.C22]+0.5*([.C23]-[.C22])" office:value-type="float" office:value="1.005" calcext:value-type="float">
            <text:p>1,005</text:p>
          </table:table-cell>
          <table:table-cell table:formula="of:=SQRT(([.B23]-[.N22])^2+([.C23]-[.O22])^2)*SQRT(([.F22]-[.O22])^2+([.G22]-[.N22])^2)" office:value-type="float" office:value="0.00256286523135302" calcext:value-type="float">
            <text:p>0,002562865231353</text:p>
          </table:table-cell>
          <table:table-cell table:formula="of:=(-([.B23]-[.N22])*([.F22]-[.O22])+([.C23]-[.O22])*([.G22]-[.N22]))/[.P22]" office:value-type="float" office:value="0.197319012552308" calcext:value-type="float">
            <text:p>0,197319012552308</text:p>
          </table:table-cell>
          <table:table-cell table:formula="of:=DEGREES(ACOS([.Q22]))" office:value-type="float" office:value="78.6197742043139" calcext:value-type="float">
            <text:p>78,619774204313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,020134488754699</text:p>
          </table:table-cell>
          <table:table-cell table:formula="of:=[.C22]+[.E23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23]*[.C23]+((1/3)*[.E24]+[.C23])*(1/2)*[.E24])/([.C23]+(1/2)*[.E24])" office:value-type="float" office:value="0.502504145936982" calcext:value-type="float">
            <text:p>0,502504145936982</text:p>
          </table:table-cell>
          <table:table-cell table:formula="of:=(((1/2)*([.B24]-[.B23])+[.B23])*[.C23]+((2/3)*([.B24]-[.B23])+[.B23])*(1/2)*[.E24])/([.C23]+(1/2)*[.E24])" office:value-type="float" office:value="0.021223226711759" calcext:value-type="float">
            <text:p>0,021223226711759</text:p>
          </table:table-cell>
          <table:table-cell table:formula="of:=(((1/2)*([.D23]-[.C24])+[.C23]+[.E24])*([.D23]-[.C24])+((2/3)*[.E24]+[.C23])*(1/2)*[.E24])/([.D23]-[.C24]+(1/2)*[.E24])" office:value-type="float" office:value="1.55249619482496" calcext:value-type="float">
            <text:p>1,55249619482496</text:p>
          </table:table-cell>
          <table:table-cell table:formula="of:=(((1/2)*([.B24]-[.B23])+[.B23])*([.D23]-[.C24])+((1/3)*([.B24]-[.B23])+[.B23])*(1/2)*[.E24])/([.D23]-[.C24]+(1/2)*[.E24])" office:value-type="float" office:value="0.0212266951346868" calcext:value-type="float">
            <text:p>0,021226695134687</text:p>
          </table:table-cell>
          <table:table-cell table:formula="of:=DEGREES(ATAN(([.G23]-[.I23])/([.H23]-[.F23])))" office:value-type="float" office:value="-0.000189264285899178" calcext:value-type="float">
            <text:p>-0,000189264285899</text:p>
          </table:table-cell>
          <table:table-cell table:formula="of:=DEGREES(ATAN(([.C24]-[.C23])/([.B24]-[.B23])))" office:value-type="float" office:value="-77.6959505137424" calcext:value-type="float">
            <text:p>-77,6959505137424</text:p>
          </table:table-cell>
          <table:table-cell table:formula="of:=[.J23]-[.K23]" office:value-type="float" office:value="77.6957612494565" calcext:value-type="float">
            <text:p>77,6957612494565</text:p>
          </table:table-cell>
          <table:table-cell table:formula="of:=ABS([.L23])" office:value-type="float" office:value="77.6957612494565" calcext:value-type="float">
            <text:p>77,6957612494565</text:p>
          </table:table-cell>
          <table:table-cell table:formula="of:=[.B23]+0.5*([.B24]-[.B23])" office:value-type="float" office:value="0.0212250352465714" calcext:value-type="float">
            <text:p>0,021225035246571</text:p>
          </table:table-cell>
          <table:table-cell table:formula="of:=[.C23]+0.5*([.C24]-[.C23])" office:value-type="float" office:value="1.005" calcext:value-type="float">
            <text:p>1,005</text:p>
          </table:table-cell>
          <table:table-cell table:formula="of:=SQRT(([.B24]-[.N23])^2+([.C24]-[.O23])^2)*SQRT(([.F23]-[.O23])^2+([.G23]-[.N23])^2)" office:value-type="float" office:value="0.00257154636423705" calcext:value-type="float">
            <text:p>0,002571546364237</text:p>
          </table:table-cell>
          <table:table-cell table:formula="of:=(-([.B24]-[.N23])*([.F23]-[.O23])+([.C24]-[.O23])*([.G23]-[.N23]))/[.P23]" office:value-type="float" office:value="0.213102956697163" calcext:value-type="float">
            <text:p>0,213102956697163</text:p>
          </table:table-cell>
          <table:table-cell table:formula="of:=DEGREES(ACOS([.Q23]))" office:value-type="float" office:value="77.6957443002758" calcext:value-type="float">
            <text:p>77,695744300275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,022315581738444</text:p>
          </table:table-cell>
          <table:table-cell table:formula="of:=[.C23]+[.E2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24]*[.C24]+((1/3)*[.E25]+[.C24])*(1/2)*[.E25])/([.C24]+(1/2)*[.E25])" office:value-type="float" office:value="0.502504145936982" calcext:value-type="float">
            <text:p>0,502504145936982</text:p>
          </table:table-cell>
          <table:table-cell table:formula="of:=(((1/2)*([.B25]-[.B24])+[.B24])*[.C24]+((2/3)*([.B25]-[.B24])+[.B24])*(1/2)*[.E25])/([.C24]+(1/2)*[.E25])" office:value-type="float" office:value="0.0235013932576164" calcext:value-type="float">
            <text:p>0,023501393257617</text:p>
          </table:table-cell>
          <table:table-cell table:formula="of:=(((1/2)*([.D24]-[.C25])+[.C24]+[.E25])*([.D24]-[.C25])+((2/3)*[.E25]+[.C24])*(1/2)*[.E25])/([.D24]-[.C25]+(1/2)*[.E25])" office:value-type="float" office:value="1.55249619482496" calcext:value-type="float">
            <text:p>1,55249619482496</text:p>
          </table:table-cell>
          <table:table-cell table:formula="of:=(((1/2)*([.B25]-[.B24])+[.B24])*([.D24]-[.C25])+((1/3)*([.B25]-[.B24])+[.B24])*(1/2)*[.E25])/([.D24]-[.C25]+(1/2)*[.E25])" office:value-type="float" office:value="0.0234976280935802" calcext:value-type="float">
            <text:p>0,02349762809358</text:p>
          </table:table-cell>
          <table:table-cell table:formula="of:=DEGREES(ATAN(([.G24]-[.I24])/([.H24]-[.F24])))" office:value-type="float" office:value="0.000205456801960056" calcext:value-type="float">
            <text:p>0,00020545680196</text:p>
          </table:table-cell>
          <table:table-cell table:formula="of:=DEGREES(ATAN(([.C25]-[.C24])/([.B25]-[.B24])))" office:value-type="float" office:value="76.6793996281938" calcext:value-type="float">
            <text:p>76,6793996281938</text:p>
          </table:table-cell>
          <table:table-cell table:formula="of:=[.J24]-[.K24]" office:value-type="float" office:value="-76.6791941713918" calcext:value-type="float">
            <text:p>-76,6791941713918</text:p>
          </table:table-cell>
          <table:table-cell table:formula="of:=ABS([.L24])" office:value-type="float" office:value="76.6791941713918" calcext:value-type="float">
            <text:p>76,6791941713918</text:p>
          </table:table-cell>
          <table:table-cell table:formula="of:=[.B24]+0.5*([.B25]-[.B24])" office:value-type="float" office:value="0.0234994299935118" calcext:value-type="float">
            <text:p>0,023499429993512</text:p>
          </table:table-cell>
          <table:table-cell table:formula="of:=[.C24]+0.5*([.C25]-[.C24])" office:value-type="float" office:value="1.005" calcext:value-type="float">
            <text:p>1,005</text:p>
          </table:table-cell>
          <table:table-cell table:formula="of:=SQRT(([.B25]-[.N24])^2+([.C25]-[.O24])^2)*SQRT(([.F24]-[.O24])^2+([.G24]-[.N24])^2)" office:value-type="float" office:value="0.00258194363187089" calcext:value-type="float">
            <text:p>0,002581943631871</text:p>
          </table:table-cell>
          <table:table-cell table:formula="of:=(-([.B25]-[.N24])*([.F24]-[.O24])+([.C25]-[.O24])*([.G24]-[.N24]))/[.P24]" office:value-type="float" office:value="0.230403425151872" calcext:value-type="float">
            <text:p>0,230403425151872</text:p>
          </table:table-cell>
          <table:table-cell table:formula="of:=DEGREES(ACOS([.Q24]))" office:value-type="float" office:value="76.6791757721237" calcext:value-type="float">
            <text:p>76,679175772123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,02468327824858</text:p>
          </table:table-cell>
          <table:table-cell table:formula="of:=[.C24]+[.E25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25]*[.C25]+((1/3)*[.E26]+[.C25])*(1/2)*[.E26])/([.C25]+(1/2)*[.E26])" office:value-type="float" office:value="0.502504145936982" calcext:value-type="float">
            <text:p>0,502504145936982</text:p>
          </table:table-cell>
          <table:table-cell table:formula="of:=(((1/2)*([.B26]-[.B25])+[.B25])*[.C25]+((2/3)*([.B26]-[.B25])+[.B25])*(1/2)*[.E26])/([.C25]+(1/2)*[.E26])" office:value-type="float" office:value="0.0259681932292092" calcext:value-type="float">
            <text:p>0,025968193229209</text:p>
          </table:table-cell>
          <table:table-cell table:formula="of:=(((1/2)*([.D25]-[.C26])+[.C25]+[.E26])*([.D25]-[.C26])+((2/3)*[.E26]+[.C25])*(1/2)*[.E26])/([.D25]-[.C26]+(1/2)*[.E26])" office:value-type="float" office:value="1.55249619482496" calcext:value-type="float">
            <text:p>1,55249619482496</text:p>
          </table:table-cell>
          <table:table-cell table:formula="of:=(((1/2)*([.B26]-[.B25])+[.B25])*([.D25]-[.C26])+((1/3)*([.B26]-[.B25])+[.B25])*(1/2)*[.E26])/([.D25]-[.C26]+(1/2)*[.E26])" office:value-type="float" office:value="0.025972286618762" calcext:value-type="float">
            <text:p>0,025972286618762</text:p>
          </table:table-cell>
          <table:table-cell table:formula="of:=DEGREES(ATAN(([.G25]-[.I25])/([.H25]-[.F25])))" office:value-type="float" office:value="-0.000223367353616033" calcext:value-type="float">
            <text:p>-0,000223367353616</text:p>
          </table:table-cell>
          <table:table-cell table:formula="of:=DEGREES(ATAN(([.C26]-[.C25])/([.B26]-[.B25])))" office:value-type="float" office:value="-75.5648774955941" calcext:value-type="float">
            <text:p>-75,5648774955941</text:p>
          </table:table-cell>
          <table:table-cell table:formula="of:=[.J25]-[.K25]" office:value-type="float" office:value="75.5646541282405" calcext:value-type="float">
            <text:p>75,5646541282405</text:p>
          </table:table-cell>
          <table:table-cell table:formula="of:=ABS([.L25])" office:value-type="float" office:value="75.5646541282405" calcext:value-type="float">
            <text:p>75,5646541282405</text:p>
          </table:table-cell>
          <table:table-cell table:formula="of:=[.B25]+0.5*([.B26]-[.B25])" office:value-type="float" office:value="0.025970327639476" calcext:value-type="float">
            <text:p>0,025970327639476</text:p>
          </table:table-cell>
          <table:table-cell table:formula="of:=[.C25]+0.5*([.C26]-[.C25])" office:value-type="float" office:value="1.005" calcext:value-type="float">
            <text:p>1,005</text:p>
          </table:table-cell>
          <table:table-cell table:formula="of:=SQRT(([.B26]-[.N25])^2+([.C26]-[.O25])^2)*SQRT(([.F25]-[.O25])^2+([.G25]-[.N25])^2)" office:value-type="float" office:value="0.00259438254868748" calcext:value-type="float">
            <text:p>0,002594382548687</text:p>
          </table:table-cell>
          <table:table-cell table:formula="of:=(-([.B26]-[.N25])*([.F25]-[.O25])+([.C26]-[.O25])*([.G25]-[.N25]))/[.P25]" office:value-type="float" office:value="0.249287698638737" calcext:value-type="float">
            <text:p>0,249287698638737</text:p>
          </table:table-cell>
          <table:table-cell table:formula="of:=DEGREES(ACOS([.Q25]))" office:value-type="float" office:value="75.5646341250286" calcext:value-type="float">
            <text:p>75,56463412502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,027257377030372</text:p>
          </table:table-cell>
          <table:table-cell table:formula="of:=[.C25]+[.E2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26]*[.C26]+((1/3)*[.E27]+[.C26])*(1/2)*[.E27])/([.C26]+(1/2)*[.E27])" office:value-type="float" office:value="0.502504145936982" calcext:value-type="float">
            <text:p>0,502504145936982</text:p>
          </table:table-cell>
          <table:table-cell table:formula="of:=(((1/2)*([.B27]-[.B26])+[.B26])*[.C26]+((2/3)*([.B27]-[.B26])+[.B26])*(1/2)*[.E27])/([.C26]+(1/2)*[.E27])" office:value-type="float" office:value="0.0286607133049743" calcext:value-type="float">
            <text:p>0,028660713304974</text:p>
          </table:table-cell>
          <table:table-cell table:formula="of:=(((1/2)*([.D26]-[.C27])+[.C26]+[.E27])*([.D26]-[.C27])+((2/3)*[.E27]+[.C26])*(1/2)*[.E27])/([.D26]-[.C27]+(1/2)*[.E27])" office:value-type="float" office:value="1.55249619482496" calcext:value-type="float">
            <text:p>1,55249619482496</text:p>
          </table:table-cell>
          <table:table-cell table:formula="of:=(((1/2)*([.B27]-[.B26])+[.B26])*([.D26]-[.C27])+((1/3)*([.B27]-[.B26])+[.B26])*(1/2)*[.E27])/([.D26]-[.C27]+(1/2)*[.E27])" office:value-type="float" office:value="0.0286562574608655" calcext:value-type="float">
            <text:p>0,028656257460866</text:p>
          </table:table-cell>
          <table:table-cell table:formula="of:=DEGREES(ATAN(([.G26]-[.I26])/([.H26]-[.F26])))" office:value-type="float" office:value="0.000243145709408338" calcext:value-type="float">
            <text:p>0,000243145709408</text:p>
          </table:table-cell>
          <table:table-cell table:formula="of:=DEGREES(ATAN(([.C27]-[.C26])/([.B27]-[.B26])))" office:value-type="float" office:value="74.3469912777157" calcext:value-type="float">
            <text:p>74,3469912777157</text:p>
          </table:table-cell>
          <table:table-cell table:formula="of:=[.J26]-[.K26]" office:value-type="float" office:value="-74.3467481320063" calcext:value-type="float">
            <text:p>-74,3467481320063</text:p>
          </table:table-cell>
          <table:table-cell table:formula="of:=ABS([.L26])" office:value-type="float" office:value="74.3467481320063" calcext:value-type="float">
            <text:p>74,3467481320063</text:p>
          </table:table-cell>
          <table:table-cell table:formula="of:=[.B26]+0.5*([.B27]-[.B26])" office:value-type="float" office:value="0.0286583899005462" calcext:value-type="float">
            <text:p>0,028658389900546</text:p>
          </table:table-cell>
          <table:table-cell table:formula="of:=[.C26]+0.5*([.C27]-[.C26])" office:value-type="float" office:value="1.005" calcext:value-type="float">
            <text:p>1,005</text:p>
          </table:table-cell>
          <table:table-cell table:formula="of:=SQRT(([.B27]-[.N26])^2+([.C27]-[.O26])^2)*SQRT(([.F26]-[.O26])^2+([.G26]-[.N26])^2)" office:value-type="float" office:value="0.00260924750290981" calcext:value-type="float">
            <text:p>0,00260924750291</text:p>
          </table:table-cell>
          <table:table-cell table:formula="of:=(-([.B27]-[.N26])*([.F26]-[.O26])+([.C27]-[.O26])*([.G26]-[.N26]))/[.P26]" office:value-type="float" office:value="0.269815253243931" calcext:value-type="float">
            <text:p>0,269815253243931</text:p>
          </table:table-cell>
          <table:table-cell table:formula="of:=DEGREES(ACOS([.Q26]))" office:value-type="float" office:value="74.3467263575844" calcext:value-type="float">
            <text:p>74,346726357584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,030059402770721</text:p>
          </table:table-cell>
          <table:table-cell table:formula="of:=[.C26]+[.E27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27]*[.C27]+((1/3)*[.E28]+[.C27])*(1/2)*[.E28])/([.C27]+(1/2)*[.E28])" office:value-type="float" office:value="0.502504145936982" calcext:value-type="float">
            <text:p>0,502504145936982</text:p>
          </table:table-cell>
          <table:table-cell table:formula="of:=(((1/2)*([.B28]-[.B27])+[.B27])*[.C27]+((2/3)*([.B28]-[.B27])+[.B27])*(1/2)*[.E28])/([.C27]+(1/2)*[.E28])" office:value-type="float" office:value="0.0315835626025024" calcext:value-type="float">
            <text:p>0,031583562602503</text:p>
          </table:table-cell>
          <table:table-cell table:formula="of:=(((1/2)*([.D27]-[.C28])+[.C27]+[.E28])*([.D27]-[.C28])+((2/3)*[.E28]+[.C27])*(1/2)*[.E28])/([.D27]-[.C28]+(1/2)*[.E28])" office:value-type="float" office:value="1.55249619482496" calcext:value-type="float">
            <text:p>1,55249619482496</text:p>
          </table:table-cell>
          <table:table-cell table:formula="of:=(((1/2)*([.B28]-[.B27])+[.B27])*([.D27]-[.C28])+((1/3)*([.B28]-[.B27])+[.B27])*(1/2)*[.E28])/([.D27]-[.C28]+(1/2)*[.E28])" office:value-type="float" office:value="0.0315884181610618" calcext:value-type="float">
            <text:p>0,031588418161062</text:p>
          </table:table-cell>
          <table:table-cell table:formula="of:=DEGREES(ATAN(([.G27]-[.I27])/([.H27]-[.F27])))" office:value-type="float" office:value="-0.000264957256507234" calcext:value-type="float">
            <text:p>-0,000264957256507</text:p>
          </table:table-cell>
          <table:table-cell table:formula="of:=DEGREES(ATAN(([.C28]-[.C27])/([.B28]-[.B27])))" office:value-type="float" office:value="-73.0205606208814" calcext:value-type="float">
            <text:p>-73,0205606208814</text:p>
          </table:table-cell>
          <table:table-cell table:formula="of:=[.J27]-[.K27]" office:value-type="float" office:value="73.0202956636249" calcext:value-type="float">
            <text:p>73,0202956636249</text:p>
          </table:table-cell>
          <table:table-cell table:formula="of:=ABS([.L27])" office:value-type="float" office:value="73.0202956636249" calcext:value-type="float">
            <text:p>73,0202956636249</text:p>
          </table:table-cell>
          <table:table-cell table:formula="of:=[.B27]+0.5*([.B28]-[.B27])" office:value-type="float" office:value="0.0315860944294655" calcext:value-type="float">
            <text:p>0,031586094429466</text:p>
          </table:table-cell>
          <table:table-cell table:formula="of:=[.C27]+0.5*([.C28]-[.C27])" office:value-type="float" office:value="1.005" calcext:value-type="float">
            <text:p>1,005</text:p>
          </table:table-cell>
          <table:table-cell table:formula="of:=SQRT(([.B28]-[.N27])^2+([.C28]-[.O27])^2)*SQRT(([.F27]-[.O27])^2+([.G27]-[.N27])^2)" office:value-type="float" office:value="0.00262699081908516" calcext:value-type="float">
            <text:p>0,002626990819085</text:p>
          </table:table-cell>
          <table:table-cell table:formula="of:=(-([.B28]-[.N27])*([.F27]-[.O27])+([.C28]-[.O27])*([.G27]-[.N27]))/[.P27]" office:value-type="float" office:value="0.292033334305264" calcext:value-type="float">
            <text:p>0,292033334305264</text:p>
          </table:table-cell>
          <table:table-cell table:formula="of:=DEGREES(ACOS([.Q27]))" office:value-type="float" office:value="73.0202719359132" calcext:value-type="float">
            <text:p>73,020271935913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,033112786088211</text:p>
          </table:table-cell>
          <table:table-cell table:formula="of:=[.C27]+[.E2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28]*[.C28]+((1/3)*[.E29]+[.C28])*(1/2)*[.E29])/([.C28]+(1/2)*[.E29])" office:value-type="float" office:value="0.502504145936982" calcext:value-type="float">
            <text:p>0,502504145936982</text:p>
          </table:table-cell>
          <table:table-cell table:formula="of:=(((1/2)*([.B29]-[.B28])+[.B28])*[.C28]+((2/3)*([.B29]-[.B28])+[.B28])*(1/2)*[.E29])/([.C28]+(1/2)*[.E29])" office:value-type="float" office:value="0.0347806841951136" calcext:value-type="float">
            <text:p>0,034780684195114</text:p>
          </table:table-cell>
          <table:table-cell table:formula="of:=(((1/2)*([.D28]-[.C29])+[.C28]+[.E29])*([.D28]-[.C29])+((2/3)*[.E29]+[.C28])*(1/2)*[.E29])/([.D28]-[.C29]+(1/2)*[.E29])" office:value-type="float" office:value="1.55249619482496" calcext:value-type="float">
            <text:p>1,55249619482496</text:p>
          </table:table-cell>
          <table:table-cell table:formula="of:=(((1/2)*([.B29]-[.B28])+[.B28])*([.D28]-[.C29])+((1/3)*([.B29]-[.B28])+[.B28])*(1/2)*[.E29])/([.D28]-[.C29]+(1/2)*[.E29])" office:value-type="float" office:value="0.0347753883197855" calcext:value-type="float">
            <text:p>0,034775388319786</text:p>
          </table:table-cell>
          <table:table-cell table:formula="of:=DEGREES(ATAN(([.G28]-[.I28])/([.H28]-[.F28])))" office:value-type="float" office:value="0.000288984383687675" calcext:value-type="float">
            <text:p>0,000288984383688</text:p>
          </table:table-cell>
          <table:table-cell table:formula="of:=DEGREES(ATAN(([.C29]-[.C28])/([.B29]-[.B28])))" office:value-type="float" office:value="71.580831681575" calcext:value-type="float">
            <text:p>71,580831681575</text:p>
          </table:table-cell>
          <table:table-cell table:formula="of:=[.J28]-[.K28]" office:value-type="float" office:value="-71.5805426971913" calcext:value-type="float">
            <text:p>-71,5805426971913</text:p>
          </table:table-cell>
          <table:table-cell table:formula="of:=ABS([.L28])" office:value-type="float" office:value="71.5805426971913" calcext:value-type="float">
            <text:p>71,5805426971913</text:p>
          </table:table-cell>
          <table:table-cell table:formula="of:=[.B28]+0.5*([.B29]-[.B28])" office:value-type="float" office:value="0.0347779227744068" calcext:value-type="float">
            <text:p>0,034777922774407</text:p>
          </table:table-cell>
          <table:table-cell table:formula="of:=[.C28]+0.5*([.C29]-[.C28])" office:value-type="float" office:value="1.005" calcext:value-type="float">
            <text:p>1,005</text:p>
          </table:table-cell>
          <table:table-cell table:formula="of:=SQRT(([.B29]-[.N28])^2+([.C29]-[.O28])^2)*SQRT(([.F28]-[.O28])^2+([.G28]-[.N28])^2)" office:value-type="float" office:value="0.00264814267116187" calcext:value-type="float">
            <text:p>0,002648142671162</text:p>
          </table:table-cell>
          <table:table-cell table:formula="of:=(-([.B29]-[.N28])*([.F28]-[.O28])+([.C29]-[.O28])*([.G28]-[.N28]))/[.P28]" office:value-type="float" office:value="0.315971679878671" calcext:value-type="float">
            <text:p>0,315971679878671</text:p>
          </table:table-cell>
          <table:table-cell table:formula="of:=DEGREES(ACOS([.Q28]))" office:value-type="float" office:value="71.5805168177796" calcext:value-type="float">
            <text:p>71,580516817779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,036443059460603</text:p>
          </table:table-cell>
          <table:table-cell table:formula="of:=[.C28]+[.E29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29]*[.C29]+((1/3)*[.E30]+[.C29])*(1/2)*[.E30])/([.C29]+(1/2)*[.E30])" office:value-type="float" office:value="0.502504145936982" calcext:value-type="float">
            <text:p>0,502504145936982</text:p>
          </table:table-cell>
          <table:table-cell table:formula="of:=(((1/2)*([.B30]-[.B29])+[.B29])*[.C29]+((2/3)*([.B30]-[.B29])+[.B29])*(1/2)*[.E30])/([.C29]+(1/2)*[.E30])" office:value-type="float" office:value="0.0382575509888427" calcext:value-type="float">
            <text:p>0,038257550988843</text:p>
          </table:table-cell>
          <table:table-cell table:formula="of:=(((1/2)*([.D29]-[.C30])+[.C29]+[.E30])*([.D29]-[.C30])+((2/3)*[.E30]+[.C29])*(1/2)*[.E30])/([.D29]-[.C30]+(1/2)*[.E30])" office:value-type="float" office:value="1.55249619482496" calcext:value-type="float">
            <text:p>1,55249619482496</text:p>
          </table:table-cell>
          <table:table-cell table:formula="of:=(((1/2)*([.B30]-[.B29])+[.B29])*([.D29]-[.C30])+((1/3)*([.B30]-[.B29])+[.B29])*(1/2)*[.E30])/([.D29]-[.C30]+(1/2)*[.E30])" office:value-type="float" office:value="0.038263331465199" calcext:value-type="float">
            <text:p>0,038263331465199</text:p>
          </table:table-cell>
          <table:table-cell table:formula="of:=DEGREES(ATAN(([.G29]-[.I29])/([.H29]-[.F29])))" office:value-type="float" office:value="-0.000315428006466989" calcext:value-type="float">
            <text:p>-0,000315428006467</text:p>
          </table:table-cell>
          <table:table-cell table:formula="of:=DEGREES(ATAN(([.C30]-[.C29])/([.B30]-[.B29])))" office:value-type="float" office:value="-70.0237373433249" calcext:value-type="float">
            <text:p>-70,0237373433249</text:p>
          </table:table-cell>
          <table:table-cell table:formula="of:=[.J29]-[.K29]" office:value-type="float" office:value="70.0234219153184" calcext:value-type="float">
            <text:p>70,0234219153184</text:p>
          </table:table-cell>
          <table:table-cell table:formula="of:=ABS([.L29])" office:value-type="float" office:value="70.0234219153184" calcext:value-type="float">
            <text:p>70,0234219153184</text:p>
          </table:table-cell>
          <table:table-cell table:formula="of:=[.B29]+0.5*([.B30]-[.B29])" office:value-type="float" office:value="0.0382605650943713" calcext:value-type="float">
            <text:p>0,038260565094371</text:p>
          </table:table-cell>
          <table:table-cell table:formula="of:=[.C29]+0.5*([.C30]-[.C29])" office:value-type="float" office:value="1.005" calcext:value-type="float">
            <text:p>1,005</text:p>
          </table:table-cell>
          <table:table-cell table:formula="of:=SQRT(([.B30]-[.N29])^2+([.C30]-[.O29])^2)*SQRT(([.F29]-[.O29])^2+([.G29]-[.N29])^2)" office:value-type="float" office:value="0.00267332170997508" calcext:value-type="float">
            <text:p>0,002673321709975</text:p>
          </table:table-cell>
          <table:table-cell table:formula="of:=(-([.B30]-[.N29])*([.F29]-[.O29])+([.C30]-[.O29])*([.G29]-[.N29]))/[.P29]" office:value-type="float" office:value="0.341636441594174" calcext:value-type="float">
            <text:p>0,341636441594174</text:p>
          </table:table-cell>
          <table:table-cell table:formula="of:=DEGREES(ACOS([.Q29]))" office:value-type="float" office:value="70.0233936678008" calcext:value-type="float">
            <text:p>70,023393667800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,04007807072814</text:p>
          </table:table-cell>
          <table:table-cell table:formula="of:=[.C29]+[.E3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30]*[.C30]+((1/3)*[.E31]+[.C30])*(1/2)*[.E31])/([.C30]+(1/2)*[.E31])" office:value-type="float" office:value="0.502504145936982" calcext:value-type="float">
            <text:p>0,502504145936982</text:p>
          </table:table-cell>
          <table:table-cell table:formula="of:=(((1/2)*([.B31]-[.B30])+[.B30])*[.C30]+((2/3)*([.B31]-[.B30])+[.B30])*(1/2)*[.E31])/([.C30]+(1/2)*[.E31])" office:value-type="float" office:value="0.0420664353374405" calcext:value-type="float">
            <text:p>0,042066435337441</text:p>
          </table:table-cell>
          <table:table-cell table:formula="of:=(((1/2)*([.D30]-[.C31])+[.C30]+[.E31])*([.D30]-[.C31])+((2/3)*[.E31]+[.C30])*(1/2)*[.E31])/([.D30]-[.C31]+(1/2)*[.E31])" office:value-type="float" office:value="1.55249619482496" calcext:value-type="float">
            <text:p>1,55249619482496</text:p>
          </table:table-cell>
          <table:table-cell table:formula="of:=(((1/2)*([.B31]-[.B30])+[.B30])*([.D30]-[.C31])+((1/3)*([.B31]-[.B30])+[.B30])*(1/2)*[.E31])/([.D30]-[.C31]+(1/2)*[.E31])" office:value-type="float" office:value="0.0420601219235491" calcext:value-type="float">
            <text:p>0,042060121923549</text:p>
          </table:table-cell>
          <table:table-cell table:formula="of:=DEGREES(ATAN(([.G30]-[.I30])/([.H30]-[.F30])))" office:value-type="float" office:value="0.000344509247168561" calcext:value-type="float">
            <text:p>0,000344509247169</text:p>
          </table:table-cell>
          <table:table-cell table:formula="of:=DEGREES(ATAN(([.C31]-[.C30])/([.B31]-[.B30])))" office:value-type="float" office:value="68.3462035589863" calcext:value-type="float">
            <text:p>68,3462035589863</text:p>
          </table:table-cell>
          <table:table-cell table:formula="of:=[.J30]-[.K30]" office:value-type="float" office:value="-68.3458590497392" calcext:value-type="float">
            <text:p>-68,3458590497392</text:p>
          </table:table-cell>
          <table:table-cell table:formula="of:=ABS([.L30])" office:value-type="float" office:value="68.3458590497392" calcext:value-type="float">
            <text:p>68,3458590497392</text:p>
          </table:table-cell>
          <table:table-cell table:formula="of:=[.B30]+0.5*([.B31]-[.B30])" office:value-type="float" office:value="0.0420631433430543" calcext:value-type="float">
            <text:p>0,042063143343054</text:p>
          </table:table-cell>
          <table:table-cell table:formula="of:=[.C30]+0.5*([.C31]-[.C30])" office:value-type="float" office:value="1.005" calcext:value-type="float">
            <text:p>1,005</text:p>
          </table:table-cell>
          <table:table-cell table:formula="of:=SQRT(([.B31]-[.N30])^2+([.C31]-[.O30])^2)*SQRT(([.F30]-[.O30])^2+([.G30]-[.N30])^2)" office:value-type="float" office:value="0.00270324617790995" calcext:value-type="float">
            <text:p>0,00270324617791</text:p>
          </table:table-cell>
          <table:table-cell table:formula="of:=(-([.B31]-[.N30])*([.F30]-[.O30])+([.C31]-[.O30])*([.G30]-[.N30]))/[.P30]" office:value-type="float" office:value="0.369003469655092" calcext:value-type="float">
            <text:p>0,369003469655092</text:p>
          </table:table-cell>
          <table:table-cell table:formula="of:=DEGREES(ACOS([.Q30]))" office:value-type="float" office:value="68.3458281979106" calcext:value-type="float">
            <text:p>68,345828197910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,044048215957969</text:p>
          </table:table-cell>
          <table:table-cell table:formula="of:=[.C30]+[.E31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31]*[.C31]+((1/3)*[.E32]+[.C31])*(1/2)*[.E32])/([.C31]+(1/2)*[.E32])" office:value-type="float" office:value="0.502504145936982" calcext:value-type="float">
            <text:p>0,502504145936982</text:p>
          </table:table-cell>
          <table:table-cell table:formula="of:=(((1/2)*([.B32]-[.B31])+[.B31])*[.C31]+((2/3)*([.B32]-[.B31])+[.B31])*(1/2)*[.E32])/([.C31]+(1/2)*[.E32])" office:value-type="float" office:value="0.0462138573764521" calcext:value-type="float">
            <text:p>0,046213857376452</text:p>
          </table:table-cell>
          <table:table-cell table:formula="of:=(((1/2)*([.D31]-[.C32])+[.C31]+[.E32])*([.D31]-[.C32])+((2/3)*[.E32]+[.C31])*(1/2)*[.E32])/([.D31]-[.C32]+(1/2)*[.E32])" office:value-type="float" office:value="1.55249619482496" calcext:value-type="float">
            <text:p>1,55249619482496</text:p>
          </table:table-cell>
          <table:table-cell table:formula="of:=(((1/2)*([.B32]-[.B31])+[.B31])*([.D31]-[.C32])+((1/3)*([.B32]-[.B31])+[.B31])*(1/2)*[.E32])/([.D31]-[.C32]+(1/2)*[.E32])" office:value-type="float" office:value="0.0462207565208245" calcext:value-type="float">
            <text:p>0,046220756520825</text:p>
          </table:table-cell>
          <table:table-cell table:formula="of:=DEGREES(ATAN(([.G31]-[.I31])/([.H31]-[.F31])))" office:value-type="float" office:value="-0.000376471283949777" calcext:value-type="float">
            <text:p>-0,00037647128395</text:p>
          </table:table-cell>
          <table:table-cell table:formula="of:=DEGREES(ATAN(([.C32]-[.C31])/([.B32]-[.B31])))" office:value-type="float" office:value="-66.5464967573493" calcext:value-type="float">
            <text:p>-66,5464967573493</text:p>
          </table:table-cell>
          <table:table-cell table:formula="of:=[.J31]-[.K31]" office:value-type="float" office:value="66.5461202860653" calcext:value-type="float">
            <text:p>66,5461202860653</text:p>
          </table:table-cell>
          <table:table-cell table:formula="of:=ABS([.L31])" office:value-type="float" office:value="66.5461202860653" calcext:value-type="float">
            <text:p>66,5461202860653</text:p>
          </table:table-cell>
          <table:table-cell table:formula="of:=[.B31]+0.5*([.B32]-[.B31])" office:value-type="float" office:value="0.0462174547874463" calcext:value-type="float">
            <text:p>0,046217454787446</text:p>
          </table:table-cell>
          <table:table-cell table:formula="of:=[.C31]+0.5*([.C32]-[.C31])" office:value-type="float" office:value="1.005" calcext:value-type="float">
            <text:p>1,005</text:p>
          </table:table-cell>
          <table:table-cell table:formula="of:=SQRT(([.B32]-[.N31])^2+([.C32]-[.O31])^2)*SQRT(([.F31]-[.O31])^2+([.G31]-[.N31])^2)" office:value-type="float" office:value="0.00273874517893352" calcext:value-type="float">
            <text:p>0,002738745178934</text:p>
          </table:table-cell>
          <table:table-cell table:formula="of:=(-([.B32]-[.N31])*([.F31]-[.O31])+([.C32]-[.O31])*([.G31]-[.N31]))/[.P31]" office:value-type="float" office:value="0.398011291347766" calcext:value-type="float">
            <text:p>0,398011291347766</text:p>
          </table:table-cell>
          <table:table-cell table:formula="of:=DEGREES(ACOS([.Q31]))" office:value-type="float" office:value="66.5460865719404" calcext:value-type="float">
            <text:p>66,546086571940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,048386693616924</text:p>
          </table:table-cell>
          <table:table-cell table:formula="of:=[.C31]+[.E3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32]*[.C32]+((1/3)*[.E33]+[.C32])*(1/2)*[.E33])/([.C32]+(1/2)*[.E33])" office:value-type="float" office:value="0.502504145936982" calcext:value-type="float">
            <text:p>0,502504145936982</text:p>
          </table:table-cell>
          <table:table-cell table:formula="of:=(((1/2)*([.B33]-[.B32])+[.B32])*[.C32]+((2/3)*([.B33]-[.B32])+[.B32])*(1/2)*[.E33])/([.C32]+(1/2)*[.E33])" office:value-type="float" office:value="0.0507621708067349" calcext:value-type="float">
            <text:p>0,050762170806735</text:p>
          </table:table-cell>
          <table:table-cell table:formula="of:=(((1/2)*([.D32]-[.C33])+[.C32]+[.E33])*([.D32]-[.C33])+((2/3)*[.E33]+[.C32])*(1/2)*[.E33])/([.D32]-[.C33]+(1/2)*[.E33])" office:value-type="float" office:value="1.55249619482496" calcext:value-type="float">
            <text:p>1,55249619482496</text:p>
          </table:table-cell>
          <table:table-cell table:formula="of:=(((1/2)*([.B33]-[.B32])+[.B32])*([.D32]-[.C33])+((1/3)*([.B33]-[.B32])+[.B32])*(1/2)*[.E33])/([.D32]-[.C33]+(1/2)*[.E33])" office:value-type="float" office:value="0.0507546282410411" calcext:value-type="float">
            <text:p>0,050754628241041</text:p>
          </table:table-cell>
          <table:table-cell table:formula="of:=DEGREES(ATAN(([.G32]-[.I32])/([.H32]-[.F32])))" office:value-type="float" office:value="0.000411581384266809" calcext:value-type="float">
            <text:p>0,000411581384267</text:p>
          </table:table-cell>
          <table:table-cell table:formula="of:=DEGREES(ATAN(([.C33]-[.C32])/([.B33]-[.B32])))" office:value-type="float" office:value="64.6246002866215" calcext:value-type="float">
            <text:p>64,6246002866215</text:p>
          </table:table-cell>
          <table:table-cell table:formula="of:=[.J32]-[.K32]" office:value-type="float" office:value="-64.6241887052372" calcext:value-type="float">
            <text:p>-64,6241887052372</text:p>
          </table:table-cell>
          <table:table-cell table:formula="of:=ABS([.L32])" office:value-type="float" office:value="64.6241887052372" calcext:value-type="float">
            <text:p>64,6241887052372</text:p>
          </table:table-cell>
          <table:table-cell table:formula="of:=[.B32]+0.5*([.B33]-[.B32])" office:value-type="float" office:value="0.0507582378974803" calcext:value-type="float">
            <text:p>0,05075823789748</text:p>
          </table:table-cell>
          <table:table-cell table:formula="of:=[.C32]+0.5*([.C33]-[.C32])" office:value-type="float" office:value="1.005" calcext:value-type="float">
            <text:p>1,005</text:p>
          </table:table-cell>
          <table:table-cell table:formula="of:=SQRT(([.B33]-[.N32])^2+([.C33]-[.O32])^2)*SQRT(([.F32]-[.O32])^2+([.G32]-[.N32])^2)" office:value-type="float" office:value="0.00278076966428548" calcext:value-type="float">
            <text:p>0,002780769664285</text:p>
          </table:table-cell>
          <table:table-cell table:formula="of:=(-([.B33]-[.N32])*([.F32]-[.O32])+([.C33]-[.O32])*([.G32]-[.N32]))/[.P32]" office:value-type="float" office:value="0.428554313058903" calcext:value-type="float">
            <text:p>0,428554313058903</text:p>
          </table:table-cell>
          <table:table-cell table:formula="of:=DEGREES(ACOS([.Q32]))" office:value-type="float" office:value="64.6241518468992" calcext:value-type="float">
            <text:p>64,62415184689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,053129782178037</text:p>
          </table:table-cell>
          <table:table-cell table:formula="of:=[.C32]+[.E33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33]*[.C33]+((1/3)*[.E34]+[.C33])*(1/2)*[.E34])/([.C33]+(1/2)*[.E34])" office:value-type="float" office:value="0.502504145936982" calcext:value-type="float">
            <text:p>0,502504145936982</text:p>
          </table:table-cell>
          <table:table-cell table:formula="of:=(((1/2)*([.B34]-[.B33])+[.B33])*[.C33]+((2/3)*([.B34]-[.B33])+[.B33])*(1/2)*[.E34])/([.C33]+(1/2)*[.E34])" office:value-type="float" office:value="0.055719161535487" calcext:value-type="float">
            <text:p>0,055719161535487</text:p>
          </table:table-cell>
          <table:table-cell table:formula="of:=(((1/2)*([.D33]-[.C34])+[.C33]+[.E34])*([.D33]-[.C34])+((2/3)*[.E34]+[.C33])*(1/2)*[.E34])/([.D33]-[.C34]+(1/2)*[.E34])" office:value-type="float" office:value="1.55249619482496" calcext:value-type="float">
            <text:p>1,55249619482496</text:p>
          </table:table-cell>
          <table:table-cell table:formula="of:=(((1/2)*([.B34]-[.B33])+[.B33])*([.D33]-[.C34])+((1/3)*([.B34]-[.B33])+[.B33])*(1/2)*[.E34])/([.D33]-[.C34]+(1/2)*[.E34])" office:value-type="float" office:value="0.0557274105936503" calcext:value-type="float">
            <text:p>0,05572741059365</text:p>
          </table:table-cell>
          <table:table-cell table:formula="of:=DEGREES(ATAN(([.G33]-[.I33])/([.H33]-[.F33])))" office:value-type="float" office:value="-0.000450133139773784" calcext:value-type="float">
            <text:p>-0,000450133139774</text:p>
          </table:table-cell>
          <table:table-cell table:formula="of:=DEGREES(ATAN(([.C34]-[.C33])/([.B34]-[.B33])))" office:value-type="float" office:value="-62.5825991125344" calcext:value-type="float">
            <text:p>-62,5825991125344</text:p>
          </table:table-cell>
          <table:table-cell table:formula="of:=[.J33]-[.K33]" office:value-type="float" office:value="62.5821489793946" calcext:value-type="float">
            <text:p>62,5821489793946</text:p>
          </table:table-cell>
          <table:table-cell table:formula="of:=ABS([.L33])" office:value-type="float" office:value="62.5821489793946" calcext:value-type="float">
            <text:p>62,5821489793946</text:p>
          </table:table-cell>
          <table:table-cell table:formula="of:=[.B33]+0.5*([.B34]-[.B33])" office:value-type="float" office:value="0.0557234628301007" calcext:value-type="float">
            <text:p>0,055723462830101</text:p>
          </table:table-cell>
          <table:table-cell table:formula="of:=[.C33]+0.5*([.C34]-[.C33])" office:value-type="float" office:value="1.005" calcext:value-type="float">
            <text:p>1,005</text:p>
          </table:table-cell>
          <table:table-cell table:formula="of:=SQRT(([.B34]-[.N33])^2+([.C34]-[.O33])^2)*SQRT(([.F33]-[.O33])^2+([.G33]-[.N33])^2)" office:value-type="float" office:value="0.00283040260015372" calcext:value-type="float">
            <text:p>0,002830402600154</text:p>
          </table:table-cell>
          <table:table-cell table:formula="of:=(-([.B34]-[.N33])*([.F33]-[.O33])+([.C34]-[.O33])*([.G33]-[.N33]))/[.P33]" office:value-type="float" office:value="0.460476993918731" calcext:value-type="float">
            <text:p>0,460476993918731</text:p>
          </table:table-cell>
          <table:table-cell table:formula="of:=DEGREES(ACOS([.Q33]))" office:value-type="float" office:value="62.582108668631" calcext:value-type="float">
            <text:p>62,58210866863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,058317143482165</text:p>
          </table:table-cell>
          <table:table-cell table:formula="of:=[.C33]+[.E3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34]*[.C34]+((1/3)*[.E35]+[.C34])*(1/2)*[.E35])/([.C34]+(1/2)*[.E35])" office:value-type="float" office:value="0.502504145936982" calcext:value-type="float">
            <text:p>0,502504145936982</text:p>
          </table:table-cell>
          <table:table-cell table:formula="of:=(((1/2)*([.B35]-[.B34])+[.B34])*[.C34]+((2/3)*([.B35]-[.B34])+[.B34])*(1/2)*[.E35])/([.C34]+(1/2)*[.E35])" office:value-type="float" office:value="0.0611593545843113" calcext:value-type="float">
            <text:p>0,061159354584311</text:p>
          </table:table-cell>
          <table:table-cell table:formula="of:=(((1/2)*([.D34]-[.C35])+[.C34]+[.E35])*([.D34]-[.C35])+((2/3)*[.E35]+[.C34])*(1/2)*[.E35])/([.D34]-[.C35]+(1/2)*[.E35])" office:value-type="float" office:value="1.55249619482496" calcext:value-type="float">
            <text:p>1,55249619482496</text:p>
          </table:table-cell>
          <table:table-cell table:formula="of:=(((1/2)*([.B35]-[.B34])+[.B34])*([.D34]-[.C35])+((1/3)*([.B35]-[.B34])+[.B34])*(1/2)*[.E35])/([.D34]-[.C35]+(1/2)*[.E35])" office:value-type="float" office:value="0.0611503300548207" calcext:value-type="float">
            <text:p>0,061150330054821</text:p>
          </table:table-cell>
          <table:table-cell table:formula="of:=DEGREES(ATAN(([.G34]-[.I34])/([.H34]-[.F34])))" office:value-type="float" office:value="0.000492448921340718" calcext:value-type="float">
            <text:p>0,000492448921341</text:p>
          </table:table-cell>
          <table:table-cell table:formula="of:=DEGREES(ATAN(([.C35]-[.C34])/([.B35]-[.B34])))" office:value-type="float" office:value="60.4250422239804" calcext:value-type="float">
            <text:p>60,4250422239804</text:p>
          </table:table-cell>
          <table:table-cell table:formula="of:=[.J34]-[.K34]" office:value-type="float" office:value="-60.4245497750591" calcext:value-type="float">
            <text:p>-60,4245497750591</text:p>
          </table:table-cell>
          <table:table-cell table:formula="of:=ABS([.L34])" office:value-type="float" office:value="60.4245497750591" calcext:value-type="float">
            <text:p>60,4245497750591</text:p>
          </table:table-cell>
          <table:table-cell table:formula="of:=[.B34]+0.5*([.B35]-[.B34])" office:value-type="float" office:value="0.0611546489367912" calcext:value-type="float">
            <text:p>0,061154648936791</text:p>
          </table:table-cell>
          <table:table-cell table:formula="of:=[.C34]+0.5*([.C35]-[.C34])" office:value-type="float" office:value="1.005" calcext:value-type="float">
            <text:p>1,005</text:p>
          </table:table-cell>
          <table:table-cell table:formula="of:=SQRT(([.B35]-[.N34])^2+([.C35]-[.O34])^2)*SQRT(([.F34]-[.O34])^2+([.G34]-[.N34])^2)" office:value-type="float" office:value="0.0028888677284938" calcext:value-type="float">
            <text:p>0,002888867728494</text:p>
          </table:table-cell>
          <table:table-cell table:formula="of:=(-([.B35]-[.N34])*([.F34]-[.O34])+([.C35]-[.O34])*([.G34]-[.N34]))/[.P34]" office:value-type="float" office:value="0.493569934339704" calcext:value-type="float">
            <text:p>0,493569934339704</text:p>
          </table:table-cell>
          <table:table-cell table:formula="of:=DEGREES(ACOS([.Q34]))" office:value-type="float" office:value="60.4245056747923" calcext:value-type="float">
            <text:p>60,424505674792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,063992154391418</text:p>
          </table:table-cell>
          <table:table-cell table:formula="of:=[.C34]+[.E35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35]*[.C35]+((1/3)*[.E36]+[.C35])*(1/2)*[.E36])/([.C35]+(1/2)*[.E36])" office:value-type="float" office:value="0.502504145936982" calcext:value-type="float">
            <text:p>0,502504145936982</text:p>
          </table:table-cell>
          <table:table-cell table:formula="of:=(((1/2)*([.B36]-[.B35])+[.B35])*[.C35]+((2/3)*([.B36]-[.B35])+[.B35])*(1/2)*[.E36])/([.C35]+(1/2)*[.E36])" office:value-type="float" office:value="0.0670920626003829" calcext:value-type="float">
            <text:p>0,067092062600383</text:p>
          </table:table-cell>
          <table:table-cell table:formula="of:=(((1/2)*([.D35]-[.C36])+[.C35]+[.E36])*([.D35]-[.C36])+((2/3)*[.E36]+[.C35])*(1/2)*[.E36])/([.D35]-[.C36]+(1/2)*[.E36])" office:value-type="float" office:value="1.55249619482496" calcext:value-type="float">
            <text:p>1,55249619482496</text:p>
          </table:table-cell>
          <table:table-cell table:formula="of:=(((1/2)*([.B36]-[.B35])+[.B35])*([.D35]-[.C36])+((1/3)*([.B36]-[.B35])+[.B35])*(1/2)*[.E36])/([.D35]-[.C36]+(1/2)*[.E36])" office:value-type="float" office:value="0.0671019380645721" calcext:value-type="float">
            <text:p>0,067101938064572</text:p>
          </table:table-cell>
          <table:table-cell table:formula="of:=DEGREES(ATAN(([.G35]-[.I35])/([.H35]-[.F35])))" office:value-type="float" office:value="-0.000538882574732594" calcext:value-type="float">
            <text:p>-0,000538882574733</text:p>
          </table:table-cell>
          <table:table-cell table:formula="of:=DEGREES(ATAN(([.C36]-[.C35])/([.B36]-[.B35])))" office:value-type="float" office:value="-58.1592429869112" calcext:value-type="float">
            <text:p>-58,1592429869112</text:p>
          </table:table-cell>
          <table:table-cell table:formula="of:=[.J35]-[.K35]" office:value-type="float" office:value="58.1587041043365" calcext:value-type="float">
            <text:p>58,1587041043365</text:p>
          </table:table-cell>
          <table:table-cell table:formula="of:=ABS([.L35])" office:value-type="float" office:value="58.1587041043365" calcext:value-type="float">
            <text:p>58,1587041043365</text:p>
          </table:table-cell>
          <table:table-cell table:formula="of:=[.B35]+0.5*([.B36]-[.B35])" office:value-type="float" office:value="0.0670972119495673" calcext:value-type="float">
            <text:p>0,067097211949567</text:p>
          </table:table-cell>
          <table:table-cell table:formula="of:=[.C35]+0.5*([.C36]-[.C35])" office:value-type="float" office:value="1.005" calcext:value-type="float">
            <text:p>1,005</text:p>
          </table:table-cell>
          <table:table-cell table:formula="of:=SQRT(([.B36]-[.N35])^2+([.C36]-[.O35])^2)*SQRT(([.F35]-[.O35])^2+([.G35]-[.N35])^2)" office:value-type="float" office:value="0.00295753634584834" calcext:value-type="float">
            <text:p>0,002957536345848</text:p>
          </table:table-cell>
          <table:table-cell table:formula="of:=(-([.B36]-[.N35])*([.F35]-[.O35])+([.C36]-[.O35])*([.G35]-[.N35]))/[.P35]" office:value-type="float" office:value="0.527568933694843" calcext:value-type="float">
            <text:p>0,527568933694843</text:p>
          </table:table-cell>
          <table:table-cell table:formula="of:=DEGREES(ACOS([.Q35]))" office:value-type="float" office:value="58.1586558457968" calcext:value-type="float">
            <text:p>58,158655845796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,070202269507717</text:p>
          </table:table-cell>
          <table:table-cell table:formula="of:=[.C35]+[.E3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36]*[.C36]+((1/3)*[.E37]+[.C36])*(1/2)*[.E37])/([.C36]+(1/2)*[.E37])" office:value-type="float" office:value="0.502504145936982" calcext:value-type="float">
            <text:p>0,502504145936982</text:p>
          </table:table-cell>
          <table:table-cell table:formula="of:=(((1/2)*([.B37]-[.B36])+[.B36])*[.C36]+((2/3)*([.B37]-[.B36])+[.B36])*(1/2)*[.E37])/([.C36]+(1/2)*[.E37])" office:value-type="float" office:value="0.0736064798584655" calcext:value-type="float">
            <text:p>0,073606479858466</text:p>
          </table:table-cell>
          <table:table-cell table:formula="of:=(((1/2)*([.D36]-[.C37])+[.C36]+[.E37])*([.D36]-[.C37])+((2/3)*[.E37]+[.C36])*(1/2)*[.E37])/([.D36]-[.C37]+(1/2)*[.E37])" office:value-type="float" office:value="1.55249619482496" calcext:value-type="float">
            <text:p>1,55249619482496</text:p>
          </table:table-cell>
          <table:table-cell table:formula="of:=(((1/2)*([.B37]-[.B36])+[.B36])*([.D36]-[.C37])+((1/3)*([.B37]-[.B36])+[.B36])*(1/2)*[.E37])/([.D36]-[.C37]+(1/2)*[.E37])" office:value-type="float" office:value="0.0735956708806667" calcext:value-type="float">
            <text:p>0,073595670880667</text:p>
          </table:table-cell>
          <table:table-cell table:formula="of:=DEGREES(ATAN(([.G36]-[.I36])/([.H36]-[.F36])))" office:value-type="float" office:value="0.000589822379470339" calcext:value-type="float">
            <text:p>0,00058982237947</text:p>
          </table:table-cell>
          <table:table-cell table:formula="of:=DEGREES(ATAN(([.C37]-[.C36])/([.B37]-[.B36])))" office:value-type="float" office:value="55.7954713920557" calcext:value-type="float">
            <text:p>55,7954713920557</text:p>
          </table:table-cell>
          <table:table-cell table:formula="of:=[.J36]-[.K36]" office:value-type="float" office:value="-55.7948815696763" calcext:value-type="float">
            <text:p>-55,7948815696763</text:p>
          </table:table-cell>
          <table:table-cell table:formula="of:=ABS([.L36])" office:value-type="float" office:value="55.7948815696763" calcext:value-type="float">
            <text:p>55,7948815696763</text:p>
          </table:table-cell>
          <table:table-cell table:formula="of:=[.B36]+0.5*([.B37]-[.B36])" office:value-type="float" office:value="0.0736008437486133" calcext:value-type="float">
            <text:p>0,073600843748613</text:p>
          </table:table-cell>
          <table:table-cell table:formula="of:=[.C36]+0.5*([.C37]-[.C36])" office:value-type="float" office:value="1.005" calcext:value-type="float">
            <text:p>1,005</text:p>
          </table:table-cell>
          <table:table-cell table:formula="of:=SQRT(([.B37]-[.N36])^2+([.C37]-[.O36])^2)*SQRT(([.F36]-[.O36])^2+([.G36]-[.N36])^2)" office:value-type="float" office:value="0.00303793163734164" calcext:value-type="float">
            <text:p>0,003037931637342</text:p>
          </table:table-cell>
          <table:table-cell table:formula="of:=(-([.B37]-[.N36])*([.F36]-[.O36])+([.C37]-[.O36])*([.G36]-[.N36]))/[.P36]" office:value-type="float" office:value="0.562158024009943" calcext:value-type="float">
            <text:p>0,562158024009943</text:p>
          </table:table-cell>
          <table:table-cell table:formula="of:=DEGREES(ACOS([.Q36]))" office:value-type="float" office:value="55.7948287493265" calcext:value-type="float">
            <text:p>55,794828749326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,07699941798951</text:p>
          </table:table-cell>
          <table:table-cell table:formula="of:=[.C36]+[.E37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37]*[.C37]+((1/3)*[.E38]+[.C37])*(1/2)*[.E38])/([.C37]+(1/2)*[.E38])" office:value-type="float" office:value="0.502504145936982" calcext:value-type="float">
            <text:p>0,502504145936982</text:p>
          </table:table-cell>
          <table:table-cell table:formula="of:=(((1/2)*([.B38]-[.B37])+[.B37])*[.C37]+((2/3)*([.B38]-[.B37])+[.B37])*(1/2)*[.E38])/([.C37]+(1/2)*[.E38])" office:value-type="float" office:value="0.0807137578873617" calcext:value-type="float">
            <text:p>0,080713757887362</text:p>
          </table:table-cell>
          <table:table-cell table:formula="of:=(((1/2)*([.D37]-[.C38])+[.C37]+[.E38])*([.D37]-[.C38])+((2/3)*[.E38]+[.C37])*(1/2)*[.E38])/([.D37]-[.C38]+(1/2)*[.E38])" office:value-type="float" office:value="1.55249619482496" calcext:value-type="float">
            <text:p>1,55249619482496</text:p>
          </table:table-cell>
          <table:table-cell table:formula="of:=(((1/2)*([.B38]-[.B37])+[.B37])*([.D37]-[.C38])+((1/3)*([.B38]-[.B37])+[.B37])*(1/2)*[.E38])/([.D37]-[.C38]+(1/2)*[.E38])" office:value-type="float" office:value="0.0807255907637486" calcext:value-type="float">
            <text:p>0,080725590763749</text:p>
          </table:table-cell>
          <table:table-cell table:formula="of:=DEGREES(ATAN(([.G37]-[.I37])/([.H37]-[.F37])))" office:value-type="float" office:value="-0.000645694295647397" calcext:value-type="float">
            <text:p>-0,000645694295647</text:p>
          </table:table-cell>
          <table:table-cell table:formula="of:=DEGREES(ATAN(([.C38]-[.C37])/([.B38]-[.B37])))" office:value-type="float" office:value="-53.346991620661" calcext:value-type="float">
            <text:p>-53,346991620661</text:p>
          </table:table-cell>
          <table:table-cell table:formula="of:=[.J37]-[.K37]" office:value-type="float" office:value="53.3463459263654" calcext:value-type="float">
            <text:p>53,3463459263654</text:p>
          </table:table-cell>
          <table:table-cell table:formula="of:=ABS([.L37])" office:value-type="float" office:value="53.3463459263654" calcext:value-type="float">
            <text:p>53,3463459263654</text:p>
          </table:table-cell>
          <table:table-cell table:formula="of:=[.B37]+0.5*([.B38]-[.B37])" office:value-type="float" office:value="0.080719927887192" calcext:value-type="float">
            <text:p>0,080719927887192</text:p>
          </table:table-cell>
          <table:table-cell table:formula="of:=[.C37]+0.5*([.C38]-[.C37])" office:value-type="float" office:value="1.005" calcext:value-type="float">
            <text:p>1,005</text:p>
          </table:table-cell>
          <table:table-cell table:formula="of:=SQRT(([.B38]-[.N37])^2+([.C38]-[.O37])^2)*SQRT(([.F37]-[.O37])^2+([.G37]-[.N37])^2)" office:value-type="float" office:value="0.00313173033366821" calcext:value-type="float">
            <text:p>0,003131730333668</text:p>
          </table:table-cell>
          <table:table-cell table:formula="of:=(-([.B38]-[.N37])*([.F37]-[.O37])+([.C38]-[.O37])*([.G37]-[.N37]))/[.P37]" office:value-type="float" office:value="0.596977213678204" calcext:value-type="float">
            <text:p>0,596977213678204</text:p>
          </table:table-cell>
          <table:table-cell table:formula="of:=DEGREES(ACOS([.Q37]))" office:value-type="float" office:value="53.346288102518" calcext:value-type="float">
            <text:p>53,346288102518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,084440437784874</text:p>
          </table:table-cell>
          <table:table-cell table:formula="of:=[.C37]+[.E3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38]*[.C38]+((1/3)*[.E39]+[.C38])*(1/2)*[.E39])/([.C38]+(1/2)*[.E39])" office:value-type="float" office:value="0.502504145936982" calcext:value-type="float">
            <text:p>0,502504145936982</text:p>
          </table:table-cell>
          <table:table-cell table:formula="of:=(((1/2)*([.B39]-[.B38])+[.B38])*[.C38]+((2/3)*([.B39]-[.B38])+[.B38])*(1/2)*[.E39])/([.C38]+(1/2)*[.E39])" office:value-type="float" office:value="0.0885207498319785" calcext:value-type="float">
            <text:p>0,088520749831979</text:p>
          </table:table-cell>
          <table:table-cell table:formula="of:=(((1/2)*([.D38]-[.C39])+[.C38]+[.E39])*([.D38]-[.C39])+((2/3)*[.E39]+[.C38])*(1/2)*[.E39])/([.D38]-[.C39]+(1/2)*[.E39])" office:value-type="float" office:value="1.55249619482496" calcext:value-type="float">
            <text:p>1,55249619482496</text:p>
          </table:table-cell>
          <table:table-cell table:formula="of:=(((1/2)*([.B39]-[.B38])+[.B38])*([.D38]-[.C39])+((1/3)*([.B39]-[.B38])+[.B38])*(1/2)*[.E39])/([.D38]-[.C39]+(1/2)*[.E39])" office:value-type="float" office:value="0.088507794110156" calcext:value-type="float">
            <text:p>0,088507794110156</text:p>
          </table:table-cell>
          <table:table-cell table:formula="of:=DEGREES(ATAN(([.G38]-[.I38])/([.H38]-[.F38])))" office:value-type="float" office:value="0.000706965525804961" calcext:value-type="float">
            <text:p>0,000706965525805</text:p>
          </table:table-cell>
          <table:table-cell table:formula="of:=DEGREES(ATAN(([.C39]-[.C38])/([.B39]-[.B38])))" office:value-type="float" office:value="50.8299062169186" calcext:value-type="float">
            <text:p>50,8299062169186</text:p>
          </table:table-cell>
          <table:table-cell table:formula="of:=[.J38]-[.K38]" office:value-type="float" office:value="-50.8291992513928" calcext:value-type="float">
            <text:p>-50,8291992513928</text:p>
          </table:table-cell>
          <table:table-cell table:formula="of:=ABS([.L38])" office:value-type="float" office:value="50.8291992513928" calcext:value-type="float">
            <text:p>50,8291992513928</text:p>
          </table:table-cell>
          <table:table-cell table:formula="of:=[.B38]+0.5*([.B39]-[.B38])" office:value-type="float" office:value="0.0885139943484568" calcext:value-type="float">
            <text:p>0,088513994348457</text:p>
          </table:table-cell>
          <table:table-cell table:formula="of:=[.C38]+0.5*([.C39]-[.C38])" office:value-type="float" office:value="1.005" calcext:value-type="float">
            <text:p>1,005</text:p>
          </table:table-cell>
          <table:table-cell table:formula="of:=SQRT(([.B39]-[.N38])^2+([.C39]-[.O38])^2)*SQRT(([.F38]-[.O38])^2+([.G38]-[.N38])^2)" office:value-type="float" office:value="0.00324076180602087" calcext:value-type="float">
            <text:p>0,003240761806021</text:p>
          </table:table-cell>
          <table:table-cell table:formula="of:=(-([.B39]-[.N38])*([.F38]-[.O38])+([.C39]-[.O38])*([.G38]-[.N38]))/[.P38]" office:value-type="float" office:value="0.631635147669952" calcext:value-type="float">
            <text:p>0,631635147669952</text:p>
          </table:table-cell>
          <table:table-cell table:formula="of:=DEGREES(ACOS([.Q38]))" office:value-type="float" office:value="50.8291359405256" calcext:value-type="float">
            <text:p>50,829135940525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,09258755091204</text:p>
          </table:table-cell>
          <table:table-cell table:formula="of:=[.C38]+[.E39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39]*[.C39]+((1/3)*[.E40]+[.C39])*(1/2)*[.E40])/([.C39]+(1/2)*[.E40])" office:value-type="float" office:value="0.502504145936982" calcext:value-type="float">
            <text:p>0,502504145936982</text:p>
          </table:table-cell>
          <table:table-cell table:formula="of:=(((1/2)*([.B40]-[.B39])+[.B39])*[.C39]+((2/3)*([.B40]-[.B39])+[.B39])*(1/2)*[.E40])/([.C39]+(1/2)*[.E40])" office:value-type="float" office:value="0.0970408198800983" calcext:value-type="float">
            <text:p>0,097040819880098</text:p>
          </table:table-cell>
          <table:table-cell table:formula="of:=(((1/2)*([.D39]-[.C40])+[.C39]+[.E40])*([.D39]-[.C40])+((2/3)*[.E40]+[.C39])*(1/2)*[.E40])/([.D39]-[.C40]+(1/2)*[.E40])" office:value-type="float" office:value="1.55249619482496" calcext:value-type="float">
            <text:p>1,55249619482496</text:p>
          </table:table-cell>
          <table:table-cell table:formula="of:=(((1/2)*([.B40]-[.B39])+[.B39])*([.D39]-[.C40])+((1/3)*([.B40]-[.B39])+[.B39])*(1/2)*[.E40])/([.D39]-[.C40]+(1/2)*[.E40])" office:value-type="float" office:value="0.097055006783469" calcext:value-type="float">
            <text:p>0,097055006783469</text:p>
          </table:table-cell>
          <table:table-cell table:formula="of:=DEGREES(ATAN(([.G39]-[.I39])/([.H39]-[.F39])))" office:value-type="float" office:value="-0.000774148421706118" calcext:value-type="float">
            <text:p>-0,000774148421706</text:p>
          </table:table-cell>
          <table:table-cell table:formula="of:=DEGREES(ATAN(([.C40]-[.C39])/([.B40]-[.B39])))" office:value-type="float" office:value="-48.2627856853221" calcext:value-type="float">
            <text:p>-48,2627856853221</text:p>
          </table:table-cell>
          <table:table-cell table:formula="of:=[.J39]-[.K39]" office:value-type="float" office:value="48.2620115369003" calcext:value-type="float">
            <text:p>48,2620115369003</text:p>
          </table:table-cell>
          <table:table-cell table:formula="of:=ABS([.L39])" office:value-type="float" office:value="48.2620115369003" calcext:value-type="float">
            <text:p>48,2620115369003</text:p>
          </table:table-cell>
          <table:table-cell table:formula="of:=[.B39]+0.5*([.B40]-[.B39])" office:value-type="float" office:value="0.0970482173368559" calcext:value-type="float">
            <text:p>0,097048217336856</text:p>
          </table:table-cell>
          <table:table-cell table:formula="of:=[.C39]+0.5*([.C40]-[.C39])" office:value-type="float" office:value="1.005" calcext:value-type="float">
            <text:p>1,005</text:p>
          </table:table-cell>
          <table:table-cell table:formula="of:=SQRT(([.B40]-[.N39])^2+([.C40]-[.O39])^2)*SQRT(([.F39]-[.O39])^2+([.G39]-[.N39])^2)" office:value-type="float" office:value="0.0033670051441207" calcext:value-type="float">
            <text:p>0,003367005144121</text:p>
          </table:table-cell>
          <table:table-cell table:formula="of:=(-([.B40]-[.N39])*([.F39]-[.O39])+([.C40]-[.O39])*([.G39]-[.N39]))/[.P39]" office:value-type="float" office:value="0.665726150144488" calcext:value-type="float">
            <text:p>0,665726150144488</text:p>
          </table:table-cell>
          <table:table-cell table:formula="of:=DEGREES(ACOS([.Q39]))" office:value-type="float" office:value="48.2619422096033" calcext:value-type="float">
            <text:p>48,26194220960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,101508883761672</text:p>
          </table:table-cell>
          <table:table-cell table:formula="of:=[.C39]+[.E4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40]*[.C40]+((1/3)*[.E41]+[.C40])*(1/2)*[.E41])/([.C40]+(1/2)*[.E41])" office:value-type="float" office:value="0.502504145936982" calcext:value-type="float">
            <text:p>0,502504145936982</text:p>
          </table:table-cell>
          <table:table-cell table:formula="of:=(((1/2)*([.B41]-[.B40])+[.B40])*[.C40]+((2/3)*([.B41]-[.B40])+[.B40])*(1/2)*[.E41])/([.C40]+(1/2)*[.E41])" office:value-type="float" office:value="0.106402061554413" calcext:value-type="float">
            <text:p>0,106402061554413</text:p>
          </table:table-cell>
          <table:table-cell table:formula="of:=(((1/2)*([.D40]-[.C41])+[.C40]+[.E41])*([.D40]-[.C41])+((2/3)*[.E41]+[.C40])*(1/2)*[.E41])/([.D40]-[.C41]+(1/2)*[.E41])" office:value-type="float" office:value="1.55249619482496" calcext:value-type="float">
            <text:p>1,55249619482496</text:p>
          </table:table-cell>
          <table:table-cell table:formula="of:=(((1/2)*([.B41]-[.B40])+[.B40])*([.D40]-[.C41])+((1/3)*([.B41]-[.B40])+[.B40])*(1/2)*[.E41])/([.D40]-[.C41]+(1/2)*[.E41])" office:value-type="float" office:value="0.106386524838206" calcext:value-type="float">
            <text:p>0,106386524838206</text:p>
          </table:table-cell>
          <table:table-cell table:formula="of:=DEGREES(ATAN(([.G40]-[.I40])/([.H40]-[.F40])))" office:value-type="float" office:value="0.000847804768627662" calcext:value-type="float">
            <text:p>0,000847804768628</text:p>
          </table:table-cell>
          <table:table-cell table:formula="of:=DEGREES(ATAN(([.C41]-[.C40])/([.B41]-[.B40])))" office:value-type="float" office:value="45.6660883792724" calcext:value-type="float">
            <text:p>45,6660883792724</text:p>
          </table:table-cell>
          <table:table-cell table:formula="of:=[.J40]-[.K40]" office:value-type="float" office:value="-45.6652405745038" calcext:value-type="float">
            <text:p>-45,6652405745038</text:p>
          </table:table-cell>
          <table:table-cell table:formula="of:=ABS([.L40])" office:value-type="float" office:value="45.6652405745038" calcext:value-type="float">
            <text:p>45,6652405745038</text:p>
          </table:table-cell>
          <table:table-cell table:formula="of:=[.B40]+0.5*([.B41]-[.B40])" office:value-type="float" office:value="0.106393960266677" calcext:value-type="float">
            <text:p>0,106393960266677</text:p>
          </table:table-cell>
          <table:table-cell table:formula="of:=[.C40]+0.5*([.C41]-[.C40])" office:value-type="float" office:value="1.005" calcext:value-type="float">
            <text:p>1,005</text:p>
          </table:table-cell>
          <table:table-cell table:formula="of:=SQRT(([.B41]-[.N40])^2+([.C41]-[.O40])^2)*SQRT(([.F40]-[.O40])^2+([.G40]-[.N40])^2)" office:value-type="float" office:value="0.00351258520894159" calcext:value-type="float">
            <text:p>0,003512585208942</text:p>
          </table:table-cell>
          <table:table-cell table:formula="of:=(-([.B41]-[.N40])*([.F40]-[.O40])+([.C41]-[.O40])*([.G40]-[.N40]))/[.P40]" office:value-type="float" office:value="0.698850291442079" calcext:value-type="float">
            <text:p>0,698850291442079</text:p>
          </table:table-cell>
          <table:table-cell table:formula="of:=DEGREES(ACOS([.Q40]))" office:value-type="float" office:value="45.6651646510629" calcext:value-type="float">
            <text:p>45,665164651062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,111279036771681</text:p>
          </table:table-cell>
          <table:table-cell table:formula="of:=[.C40]+[.E41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41]*[.C41]+((1/3)*[.E42]+[.C41])*(1/2)*[.E42])/([.C41]+(1/2)*[.E42])" office:value-type="float" office:value="0.502504145936982" calcext:value-type="float">
            <text:p>0,502504145936982</text:p>
          </table:table-cell>
          <table:table-cell table:formula="of:=(((1/2)*([.B42]-[.B41])+[.B41])*[.C41]+((2/3)*([.B42]-[.B41])+[.B41])*(1/2)*[.E42])/([.C41]+(1/2)*[.E42])" office:value-type="float" office:value="0.116620499643023" calcext:value-type="float">
            <text:p>0,116620499643023</text:p>
          </table:table-cell>
          <table:table-cell table:formula="of:=(((1/2)*([.D41]-[.C42])+[.C41]+[.E42])*([.D41]-[.C42])+((2/3)*[.E42]+[.C41])*(1/2)*[.E42])/([.D41]-[.C42]+(1/2)*[.E42])" office:value-type="float" office:value="1.55249619482496" calcext:value-type="float">
            <text:p>1,55249619482496</text:p>
          </table:table-cell>
          <table:table-cell table:formula="of:=(((1/2)*([.B42]-[.B41])+[.B41])*([.D41]-[.C42])+((1/3)*([.B42]-[.B41])+[.B41])*(1/2)*[.E42])/([.D41]-[.C42]+(1/2)*[.E42])" office:value-type="float" office:value="0.116637516090526" calcext:value-type="float">
            <text:p>0,116637516090526</text:p>
          </table:table-cell>
          <table:table-cell table:formula="of:=DEGREES(ATAN(([.G41]-[.I41])/([.H41]-[.F41])))" office:value-type="float" office:value="-0.000928550483027903" calcext:value-type="float">
            <text:p>-0,000928550483028</text:p>
          </table:table-cell>
          <table:table-cell table:formula="of:=DEGREES(ATAN(([.C42]-[.C41])/([.B42]-[.B41])))" office:value-type="float" office:value="-43.0614060146192" calcext:value-type="float">
            <text:p>-43,0614060146192</text:p>
          </table:table-cell>
          <table:table-cell table:formula="of:=[.J41]-[.K41]" office:value-type="float" office:value="43.0604774641362" calcext:value-type="float">
            <text:p>43,0604774641362</text:p>
          </table:table-cell>
          <table:table-cell table:formula="of:=ABS([.L41])" office:value-type="float" office:value="43.0604774641362" calcext:value-type="float">
            <text:p>43,0604774641362</text:p>
          </table:table-cell>
          <table:table-cell table:formula="of:=[.B41]+0.5*([.B42]-[.B41])" office:value-type="float" office:value="0.116629372504935" calcext:value-type="float">
            <text:p>0,116629372504935</text:p>
          </table:table-cell>
          <table:table-cell table:formula="of:=[.C41]+0.5*([.C42]-[.C41])" office:value-type="float" office:value="1.005" calcext:value-type="float">
            <text:p>1,005</text:p>
          </table:table-cell>
          <table:table-cell table:formula="of:=SQRT(([.B42]-[.N41])^2+([.C42]-[.O41])^2)*SQRT(([.F41]-[.O41])^2+([.G41]-[.N41])^2)" office:value-type="float" office:value="0.00367976902426638" calcext:value-type="float">
            <text:p>0,003679769024266</text:p>
          </table:table-cell>
          <table:table-cell table:formula="of:=(-([.B42]-[.N41])*([.F41]-[.O41])+([.C42]-[.O41])*([.G41]-[.N41]))/[.P41]" office:value-type="float" office:value="0.730634414928018" calcext:value-type="float">
            <text:p>0,730634414928018</text:p>
          </table:table-cell>
          <table:table-cell table:formula="of:=DEGREES(ACOS([.Q41]))" office:value-type="float" office:value="43.0603943096749" calcext:value-type="float">
            <text:p>43,0603943096749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,12197970823819</text:p>
          </table:table-cell>
          <table:table-cell table:formula="of:=[.C41]+[.E4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42]*[.C42]+((1/3)*[.E43]+[.C42])*(1/2)*[.E43])/([.C42]+(1/2)*[.E43])" office:value-type="float" office:value="0.502504145936982" calcext:value-type="float">
            <text:p>0,502504145936982</text:p>
          </table:table-cell>
          <table:table-cell table:formula="of:=(((1/2)*([.B43]-[.B42])+[.B42])*[.C42]+((2/3)*([.B43]-[.B42])+[.B42])*(1/2)*[.E43])/([.C42]+(1/2)*[.E43])" office:value-type="float" office:value="0.127849761489809" calcext:value-type="float">
            <text:p>0,127849761489809</text:p>
          </table:table-cell>
          <table:table-cell table:formula="of:=(((1/2)*([.D42]-[.C43])+[.C42]+[.E43])*([.D42]-[.C43])+((2/3)*[.E43]+[.C42])*(1/2)*[.E43])/([.D42]-[.C43]+(1/2)*[.E43])" office:value-type="float" office:value="1.55249619482496" calcext:value-type="float">
            <text:p>1,55249619482496</text:p>
          </table:table-cell>
          <table:table-cell table:formula="of:=(((1/2)*([.B43]-[.B42])+[.B42])*([.D42]-[.C43])+((1/3)*([.B43]-[.B42])+[.B42])*(1/2)*[.E43])/([.D42]-[.C43]+(1/2)*[.E43])" office:value-type="float" office:value="0.127831123018993" calcext:value-type="float">
            <text:p>0,127831123018993</text:p>
          </table:table-cell>
          <table:table-cell table:formula="of:=DEGREES(ATAN(([.G42]-[.I42])/([.H42]-[.F42])))" office:value-type="float" office:value="0.00101706076285401" calcext:value-type="float">
            <text:p>0,001017060762854</text:p>
          </table:table-cell>
          <table:table-cell table:formula="of:=DEGREES(ATAN(([.C43]-[.C42])/([.B43]-[.B42])))" office:value-type="float" office:value="40.470598552213" calcext:value-type="float">
            <text:p>40,470598552213</text:p>
          </table:table-cell>
          <table:table-cell table:formula="of:=[.J42]-[.K42]" office:value-type="float" office:value="-40.4695814914501" calcext:value-type="float">
            <text:p>-40,4695814914501</text:p>
          </table:table-cell>
          <table:table-cell table:formula="of:=ABS([.L42])" office:value-type="float" office:value="40.4695814914501" calcext:value-type="float">
            <text:p>40,4695814914501</text:p>
          </table:table-cell>
          <table:table-cell table:formula="of:=[.B42]+0.5*([.B43]-[.B42])" office:value-type="float" office:value="0.127840042858598" calcext:value-type="float">
            <text:p>0,127840042858598</text:p>
          </table:table-cell>
          <table:table-cell table:formula="of:=[.C42]+0.5*([.C43]-[.C42])" office:value-type="float" office:value="1.005" calcext:value-type="float">
            <text:p>1,005</text:p>
          </table:table-cell>
          <table:table-cell table:formula="of:=SQRT(([.B43]-[.N42])^2+([.C43]-[.O42])^2)*SQRT(([.F42]-[.O42])^2+([.G42]-[.N42])^2)" office:value-type="float" office:value="0.00387096408009795" calcext:value-type="float">
            <text:p>0,003870964080098</text:p>
          </table:table-cell>
          <table:table-cell table:formula="of:=(-([.B43]-[.N42])*([.F42]-[.O42])+([.C43]-[.O42])*([.G42]-[.N42]))/[.P42]" office:value-type="float" office:value="0.760751684179543" calcext:value-type="float">
            <text:p>0,760751684179543</text:p>
          </table:table-cell>
          <table:table-cell table:formula="of:=DEGREES(ACOS([.Q42]))" office:value-type="float" office:value="40.469490410631" calcext:value-type="float">
            <text:p>40,46949041063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,133700377479006</text:p>
          </table:table-cell>
          <table:table-cell table:formula="of:=[.C42]+[.E43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43]*[.C43]+((1/3)*[.E44]+[.C43])*(1/2)*[.E44])/([.C43]+(1/2)*[.E44])" office:value-type="float" office:value="0.502504145936982" calcext:value-type="float">
            <text:p>0,502504145936982</text:p>
          </table:table-cell>
          <table:table-cell table:formula="of:=(((1/2)*([.B44]-[.B43])+[.B43])*[.C43]+((2/3)*([.B44]-[.B43])+[.B43])*(1/2)*[.E44])/([.C43]+(1/2)*[.E44])" office:value-type="float" office:value="0.140109069602627" calcext:value-type="float">
            <text:p>0,140109069602627</text:p>
          </table:table-cell>
          <table:table-cell table:formula="of:=(((1/2)*([.D43]-[.C44])+[.C43]+[.E44])*([.D43]-[.C44])+((2/3)*[.E44]+[.C43])*(1/2)*[.E44])/([.D43]-[.C44]+(1/2)*[.E44])" office:value-type="float" office:value="1.55249619482496" calcext:value-type="float">
            <text:p>1,55249619482496</text:p>
          </table:table-cell>
          <table:table-cell table:formula="of:=(((1/2)*([.B44]-[.B43])+[.B43])*([.D43]-[.C44])+((1/3)*([.B44]-[.B43])+[.B43])*(1/2)*[.E44])/([.D43]-[.C44]+(1/2)*[.E44])" office:value-type="float" office:value="0.140129485952176" calcext:value-type="float">
            <text:p>0,140129485952176</text:p>
          </table:table-cell>
          <table:table-cell table:formula="of:=DEGREES(ATAN(([.G43]-[.I43])/([.H43]-[.F43])))" office:value-type="float" office:value="-0.00111407573357126" calcext:value-type="float">
            <text:p>-0,001114075733571</text:p>
          </table:table-cell>
          <table:table-cell table:formula="of:=DEGREES(ATAN(([.C44]-[.C43])/([.B44]-[.B43])))" office:value-type="float" office:value="-37.9149014814712" calcext:value-type="float">
            <text:p>-37,9149014814712</text:p>
          </table:table-cell>
          <table:table-cell table:formula="of:=[.J43]-[.K43]" office:value-type="float" office:value="37.9137874057376" calcext:value-type="float">
            <text:p>37,9137874057376</text:p>
          </table:table-cell>
          <table:table-cell table:formula="of:=ABS([.L43])" office:value-type="float" office:value="37.9137874057376" calcext:value-type="float">
            <text:p>37,9137874057376</text:p>
          </table:table-cell>
          <table:table-cell table:formula="of:=[.B43]+0.5*([.B44]-[.B43])" office:value-type="float" office:value="0.140119715270606" calcext:value-type="float">
            <text:p>0,140119715270606</text:p>
          </table:table-cell>
          <table:table-cell table:formula="of:=[.C43]+0.5*([.C44]-[.C43])" office:value-type="float" office:value="1.005" calcext:value-type="float">
            <text:p>1,005</text:p>
          </table:table-cell>
          <table:table-cell table:formula="of:=SQRT(([.B44]-[.N43])^2+([.C44]-[.O43])^2)*SQRT(([.F43]-[.O43])^2+([.G43]-[.N43])^2)" office:value-type="float" office:value="0.00408872010617454" calcext:value-type="float">
            <text:p>0,004088720106175</text:p>
          </table:table-cell>
          <table:table-cell table:formula="of:=(-([.B44]-[.N43])*([.F43]-[.O43])+([.C44]-[.O43])*([.G43]-[.N43]))/[.P43]" office:value-type="float" office:value="0.78893731306722" calcext:value-type="float">
            <text:p>0,78893731306722</text:p>
          </table:table-cell>
          <table:table-cell table:formula="of:=DEGREES(ACOS([.Q43]))" office:value-type="float" office:value="37.9136876369377" calcext:value-type="float">
            <text:p>37,913687636937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,146539053062207</text:p>
          </table:table-cell>
          <table:table-cell table:formula="of:=[.C43]+[.E4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44]*[.C44]+((1/3)*[.E45]+[.C44])*(1/2)*[.E45])/([.C44]+(1/2)*[.E45])" office:value-type="float" office:value="0.502504145936982" calcext:value-type="float">
            <text:p>0,502504145936982</text:p>
          </table:table-cell>
          <table:table-cell table:formula="of:=(((1/2)*([.B45]-[.B44])+[.B44])*[.C44]+((2/3)*([.B45]-[.B44])+[.B44])*(1/2)*[.E45])/([.C44]+(1/2)*[.E45])" office:value-type="float" office:value="0.15358273443351" calcext:value-type="float">
            <text:p>0,15358273443351</text:p>
          </table:table-cell>
          <table:table-cell table:formula="of:=(((1/2)*([.D44]-[.C45])+[.C44]+[.E45])*([.D44]-[.C45])+((2/3)*[.E45]+[.C44])*(1/2)*[.E45])/([.D44]-[.C45]+(1/2)*[.E45])" office:value-type="float" office:value="1.55249619482496" calcext:value-type="float">
            <text:p>1,55249619482496</text:p>
          </table:table-cell>
          <table:table-cell table:formula="of:=(((1/2)*([.B45]-[.B44])+[.B44])*([.D44]-[.C45])+((1/3)*([.B45]-[.B44])+[.B44])*(1/2)*[.E45])/([.D44]-[.C45]+(1/2)*[.E45])" office:value-type="float" office:value="0.153560369483134" calcext:value-type="float">
            <text:p>0,153560369483134</text:p>
          </table:table-cell>
          <table:table-cell table:formula="of:=DEGREES(ATAN(([.G44]-[.I44])/([.H44]-[.F44])))" office:value-type="float" office:value="0.00122040663711105" calcext:value-type="float">
            <text:p>0,001220406637111</text:p>
          </table:table-cell>
          <table:table-cell table:formula="of:=DEGREES(ATAN(([.C45]-[.C44])/([.B45]-[.B44])))" office:value-type="float" office:value="35.4140934795947" calcext:value-type="float">
            <text:p>35,4140934795947</text:p>
          </table:table-cell>
          <table:table-cell table:formula="of:=[.J44]-[.K44]" office:value-type="float" office:value="-35.4128730729576" calcext:value-type="float">
            <text:p>-35,4128730729576</text:p>
          </table:table-cell>
          <table:table-cell table:formula="of:=ABS([.L44])" office:value-type="float" office:value="35.4128730729576" calcext:value-type="float">
            <text:p>35,4128730729576</text:p>
          </table:table-cell>
          <table:table-cell table:formula="of:=[.B44]+0.5*([.B45]-[.B44])" office:value-type="float" office:value="0.153571072709386" calcext:value-type="float">
            <text:p>0,153571072709386</text:p>
          </table:table-cell>
          <table:table-cell table:formula="of:=[.C44]+0.5*([.C45]-[.C44])" office:value-type="float" office:value="1.005" calcext:value-type="float">
            <text:p>1,005</text:p>
          </table:table-cell>
          <table:table-cell table:formula="of:=SQRT(([.B45]-[.N44])^2+([.C45]-[.O44])^2)*SQRT(([.F44]-[.O44])^2+([.G44]-[.N44])^2)" office:value-type="float" office:value="0.00433573562898924" calcext:value-type="float">
            <text:p>0,004335735628989</text:p>
          </table:table-cell>
          <table:table-cell table:formula="of:=(-([.B45]-[.N44])*([.F44]-[.O44])+([.C45]-[.O44])*([.G44]-[.N44]))/[.P44]" office:value-type="float" office:value="0.814998729025697" calcext:value-type="float">
            <text:p>0,814998729025697</text:p>
          </table:table-cell>
          <table:table-cell table:formula="of:=DEGREES(ACOS([.Q44]))" office:value-type="float" office:value="35.4127637819098" calcext:value-type="float">
            <text:p>35,412763781909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,160603092356564</text:p>
          </table:table-cell>
          <table:table-cell table:formula="of:=[.C44]+[.E45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45]*[.C45]+((1/3)*[.E46]+[.C45])*(1/2)*[.E46])/([.C45]+(1/2)*[.E46])" office:value-type="float" office:value="0.502504145936982" calcext:value-type="float">
            <text:p>0,502504145936982</text:p>
          </table:table-cell>
          <table:table-cell table:formula="of:=(((1/2)*([.B46]-[.B45])+[.B45])*[.C45]+((2/3)*([.B46]-[.B45])+[.B45])*(1/2)*[.E46])/([.C45]+(1/2)*[.E46])" office:value-type="float" office:value="0.168293820510795" calcext:value-type="float">
            <text:p>0,168293820510795</text:p>
          </table:table-cell>
          <table:table-cell table:formula="of:=(((1/2)*([.D45]-[.C46])+[.C45]+[.E46])*([.D45]-[.C46])+((2/3)*[.E46]+[.C45])*(1/2)*[.E46])/([.D45]-[.C46]+(1/2)*[.E46])" office:value-type="float" office:value="1.55249619482496" calcext:value-type="float">
            <text:p>1,55249619482496</text:p>
          </table:table-cell>
          <table:table-cell table:formula="of:=(((1/2)*([.B46]-[.B45])+[.B45])*([.D45]-[.C46])+((1/3)*([.B46]-[.B45])+[.B45])*(1/2)*[.E46])/([.D45]-[.C46]+(1/2)*[.E46])" office:value-type="float" office:value="0.168318321078346" calcext:value-type="float">
            <text:p>0,168318321078346</text:p>
          </table:table-cell>
          <table:table-cell table:formula="of:=DEGREES(ATAN(([.G45]-[.I45])/([.H45]-[.F45])))" office:value-type="float" office:value="-0.00133694261549314" calcext:value-type="float">
            <text:p>-0,001336942615493</text:p>
          </table:table-cell>
          <table:table-cell table:formula="of:=DEGREES(ATAN(([.C46]-[.C45])/([.B46]-[.B45])))" office:value-type="float" office:value="-32.9858016320908" calcext:value-type="float">
            <text:p>-32,9858016320908</text:p>
          </table:table-cell>
          <table:table-cell table:formula="of:=[.J45]-[.K45]" office:value-type="float" office:value="32.9844646894753" calcext:value-type="float">
            <text:p>32,9844646894753</text:p>
          </table:table-cell>
          <table:table-cell table:formula="of:=ABS([.L45])" office:value-type="float" office:value="32.9844646894753" calcext:value-type="float">
            <text:p>32,9844646894753</text:p>
          </table:table-cell>
          <table:table-cell table:formula="of:=[.B45]+0.5*([.B46]-[.B45])" office:value-type="float" office:value="0.168306595806732" calcext:value-type="float">
            <text:p>0,168306595806732</text:p>
          </table:table-cell>
          <table:table-cell table:formula="of:=[.C45]+0.5*([.C46]-[.C45])" office:value-type="float" office:value="1.005" calcext:value-type="float">
            <text:p>1,005</text:p>
          </table:table-cell>
          <table:table-cell table:formula="of:=SQRT(([.B46]-[.N45])^2+([.C46]-[.O45])^2)*SQRT(([.F45]-[.O45])^2+([.G45]-[.N45])^2)" office:value-type="float" office:value="0.00461487020370167" calcext:value-type="float">
            <text:p>0,004614870203702</text:p>
          </table:table-cell>
          <table:table-cell table:formula="of:=(-([.B46]-[.N45])*([.F45]-[.O45])+([.C46]-[.O45])*([.G45]-[.N45]))/[.P45]" office:value-type="float" office:value="0.838819349424853" calcext:value-type="float">
            <text:p>0,838819349424853</text:p>
          </table:table-cell>
          <table:table-cell table:formula="of:=DEGREES(ACOS([.Q45]))" office:value-type="float" office:value="32.9843449622826" calcext:value-type="float">
            <text:p>32,984344962282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,1760100992569</text:p>
          </table:table-cell>
          <table:table-cell table:formula="of:=[.C45]+[.E4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46]*[.C46]+((1/3)*[.E47]+[.C46])*(1/2)*[.E47])/([.C46]+(1/2)*[.E47])" office:value-type="float" office:value="0.502504145936982" calcext:value-type="float">
            <text:p>0,502504145936982</text:p>
          </table:table-cell>
          <table:table-cell table:formula="of:=(((1/2)*([.B47]-[.B46])+[.B46])*[.C46]+((2/3)*([.B47]-[.B46])+[.B46])*(1/2)*[.E47])/([.C46]+(1/2)*[.E47])" office:value-type="float" office:value="0.184463499119179" calcext:value-type="float">
            <text:p>0,184463499119179</text:p>
          </table:table-cell>
          <table:table-cell table:formula="of:=(((1/2)*([.D46]-[.C47])+[.C46]+[.E47])*([.D46]-[.C47])+((2/3)*[.E47]+[.C46])*(1/2)*[.E47])/([.D46]-[.C47]+(1/2)*[.E47])" office:value-type="float" office:value="1.55249619482496" calcext:value-type="float">
            <text:p>1,55249619482496</text:p>
          </table:table-cell>
          <table:table-cell table:formula="of:=(((1/2)*([.B47]-[.B46])+[.B46])*([.D46]-[.C47])+((1/3)*([.B47]-[.B46])+[.B46])*(1/2)*[.E47])/([.D46]-[.C47]+(1/2)*[.E47])" office:value-type="float" office:value="0.184436658060013" calcext:value-type="float">
            <text:p>0,184436658060013</text:p>
          </table:table-cell>
          <table:table-cell table:formula="of:=DEGREES(ATAN(([.G46]-[.I46])/([.H46]-[.F46])))" office:value-type="float" office:value="0.001464658145869" calcext:value-type="float">
            <text:p>0,001464658145869</text:p>
          </table:table-cell>
          <table:table-cell table:formula="of:=DEGREES(ATAN(([.C47]-[.C46])/([.B47]-[.B46])))" office:value-type="float" office:value="30.6449978808435" calcext:value-type="float">
            <text:p>30,6449978808435</text:p>
          </table:table-cell>
          <table:table-cell table:formula="of:=[.J46]-[.K46]" office:value-type="float" office:value="-30.6435332226976" calcext:value-type="float">
            <text:p>-30,6435332226976</text:p>
          </table:table-cell>
          <table:table-cell table:formula="of:=ABS([.L46])" office:value-type="float" office:value="30.6435332226976" calcext:value-type="float">
            <text:p>30,6435332226976</text:p>
          </table:table-cell>
          <table:table-cell table:formula="of:=[.B46]+0.5*([.B47]-[.B46])" office:value-type="float" office:value="0.184449503424042" calcext:value-type="float">
            <text:p>0,184449503424042</text:p>
          </table:table-cell>
          <table:table-cell table:formula="of:=[.C46]+0.5*([.C47]-[.C46])" office:value-type="float" office:value="1.005" calcext:value-type="float">
            <text:p>1,005</text:p>
          </table:table-cell>
          <table:table-cell table:formula="of:=SQRT(([.B47]-[.N46])^2+([.C47]-[.O46])^2)*SQRT(([.F46]-[.O46])^2+([.G46]-[.N46])^2)" office:value-type="float" office:value="0.00492916270953309" calcext:value-type="float">
            <text:p>0,004929162709533</text:p>
          </table:table-cell>
          <table:table-cell table:formula="of:=(-([.B47]-[.N46])*([.F46]-[.O46])+([.C47]-[.O46])*([.G46]-[.N46]))/[.P46]" office:value-type="float" office:value="0.860356176724485" calcext:value-type="float">
            <text:p>0,860356176724485</text:p>
          </table:table-cell>
          <table:table-cell table:formula="of:=DEGREES(ACOS([.Q46]))" office:value-type="float" office:value="30.6434020582" calcext:value-type="float">
            <text:p>30,643402058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,192888907591184</text:p>
          </table:table-cell>
          <table:table-cell table:formula="of:=[.C46]+[.E47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47]*[.C47]+((1/3)*[.E48]+[.C47])*(1/2)*[.E48])/([.C47]+(1/2)*[.E48])" office:value-type="float" office:value="0.502504145936982" calcext:value-type="float">
            <text:p>0,502504145936982</text:p>
          </table:table-cell>
          <table:table-cell table:formula="of:=(((1/2)*([.B48]-[.B47])+[.B47])*[.C47]+((2/3)*([.B48]-[.B47])+[.B47])*(1/2)*[.E48])/([.C47]+(1/2)*[.E48])" office:value-type="float" office:value="0.202119449885185" calcext:value-type="float">
            <text:p>0,202119449885185</text:p>
          </table:table-cell>
          <table:table-cell table:formula="of:=(((1/2)*([.D47]-[.C48])+[.C47]+[.E48])*([.D47]-[.C48])+((2/3)*[.E48]+[.C47])*(1/2)*[.E48])/([.D47]-[.C48]+(1/2)*[.E48])" office:value-type="float" office:value="1.55249619482496" calcext:value-type="float">
            <text:p>1,55249619482496</text:p>
          </table:table-cell>
          <table:table-cell table:formula="of:=(((1/2)*([.B48]-[.B47])+[.B47])*([.D47]-[.C48])+((1/3)*([.B48]-[.B47])+[.B47])*(1/2)*[.E48])/([.D47]-[.C48]+(1/2)*[.E48])" office:value-type="float" office:value="0.202148855881662" calcext:value-type="float">
            <text:p>0,202148855881662</text:p>
          </table:table-cell>
          <table:table-cell table:formula="of:=DEGREES(ATAN(([.G47]-[.I47])/([.H47]-[.F47])))" office:value-type="float" office:value="-0.00160462118911126" calcext:value-type="float">
            <text:p>-0,001604621189111</text:p>
          </table:table-cell>
          <table:table-cell table:formula="of:=DEGREES(ATAN(([.C48]-[.C47])/([.B48]-[.B47])))" office:value-type="float" office:value="-28.4037103228196" calcext:value-type="float">
            <text:p>-28,4037103228196</text:p>
          </table:table-cell>
          <table:table-cell table:formula="of:=[.J47]-[.K47]" office:value-type="float" office:value="28.4021057016305" calcext:value-type="float">
            <text:p>28,4021057016305</text:p>
          </table:table-cell>
          <table:table-cell table:formula="of:=ABS([.L47])" office:value-type="float" office:value="28.4021057016305" calcext:value-type="float">
            <text:p>28,4021057016305</text:p>
          </table:table-cell>
          <table:table-cell table:formula="of:=[.B47]+0.5*([.B48]-[.B47])" office:value-type="float" office:value="0.20213478301192" calcext:value-type="float">
            <text:p>0,20213478301192</text:p>
          </table:table-cell>
          <table:table-cell table:formula="of:=[.C47]+0.5*([.C48]-[.C47])" office:value-type="float" office:value="1.005" calcext:value-type="float">
            <text:p>1,005</text:p>
          </table:table-cell>
          <table:table-cell table:formula="of:=SQRT(([.B48]-[.N47])^2+([.C48]-[.O47])^2)*SQRT(([.F47]-[.O47])^2+([.G47]-[.N47])^2)" office:value-type="float" office:value="0.00528185562204817" calcext:value-type="float">
            <text:p>0,005281855622048</text:p>
          </table:table-cell>
          <table:table-cell table:formula="of:=(-([.B48]-[.N47])*([.F47]-[.O47])+([.C48]-[.O47])*([.G47]-[.N47]))/[.P47]" office:value-type="float" office:value="0.87963228535479" calcext:value-type="float">
            <text:p>0,87963228535479</text:p>
          </table:table-cell>
          <table:table-cell table:formula="of:=DEGREES(ACOS([.Q47]))" office:value-type="float" office:value="28.4019620030246" calcext:value-type="float">
            <text:p>28,401962003024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,211380658432655</text:p>
          </table:table-cell>
          <table:table-cell table:formula="of:=[.C47]+[.E4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48]*[.C48]+((1/3)*[.E49]+[.C48])*(1/2)*[.E49])/([.C48]+(1/2)*[.E49])" office:value-type="float" office:value="0.502504145936982" calcext:value-type="float">
            <text:p>0,502504145936982</text:p>
          </table:table-cell>
          <table:table-cell table:formula="of:=(((1/2)*([.B49]-[.B48])+[.B48])*[.C48]+((2/3)*([.B49]-[.B48])+[.B48])*(1/2)*[.E49])/([.C48]+(1/2)*[.E49])" office:value-type="float" office:value="0.221527118153433" calcext:value-type="float">
            <text:p>0,221527118153433</text:p>
          </table:table-cell>
          <table:table-cell table:formula="of:=(((1/2)*([.D48]-[.C49])+[.C48]+[.E49])*([.D48]-[.C49])+((2/3)*[.E49]+[.C48])*(1/2)*[.E49])/([.D48]-[.C49]+(1/2)*[.E49])" office:value-type="float" office:value="1.55249619482496" calcext:value-type="float">
            <text:p>1,55249619482496</text:p>
          </table:table-cell>
          <table:table-cell table:formula="of:=(((1/2)*([.B49]-[.B48])+[.B48])*([.D48]-[.C49])+((1/3)*([.B49]-[.B48])+[.B48])*(1/2)*[.E49])/([.D48]-[.C49]+(1/2)*[.E49])" office:value-type="float" office:value="0.22149490132587" calcext:value-type="float">
            <text:p>0,22149490132587</text:p>
          </table:table-cell>
          <table:table-cell table:formula="of:=DEGREES(ATAN(([.G48]-[.I48])/([.H48]-[.F48])))" office:value-type="float" office:value="0.00175800212014695" calcext:value-type="float">
            <text:p>0,001758002120147</text:p>
          </table:table-cell>
          <table:table-cell table:formula="of:=DEGREES(ATAN(([.C49]-[.C48])/([.B49]-[.B48])))" office:value-type="float" office:value="26.2709435292745" calcext:value-type="float">
            <text:p>26,2709435292745</text:p>
          </table:table-cell>
          <table:table-cell table:formula="of:=[.J48]-[.K48]" office:value-type="float" office:value="-26.2691855271543" calcext:value-type="float">
            <text:p>-26,2691855271543</text:p>
          </table:table-cell>
          <table:table-cell table:formula="of:=ABS([.L48])" office:value-type="float" office:value="26.2691855271543" calcext:value-type="float">
            <text:p>26,2691855271543</text:p>
          </table:table-cell>
          <table:table-cell table:formula="of:=[.B48]+0.5*([.B49]-[.B48])" office:value-type="float" office:value="0.221510319379061" calcext:value-type="float">
            <text:p>0,221510319379061</text:p>
          </table:table-cell>
          <table:table-cell table:formula="of:=[.C48]+0.5*([.C49]-[.C48])" office:value-type="float" office:value="1.005" calcext:value-type="float">
            <text:p>1,005</text:p>
          </table:table-cell>
          <table:table-cell table:formula="of:=SQRT(([.B49]-[.N48])^2+([.C49]-[.O48])^2)*SQRT(([.F48]-[.O48])^2+([.G48]-[.N48])^2)" office:value-type="float" office:value="0.00567642481602149" calcext:value-type="float">
            <text:p>0,005676424816021</text:p>
          </table:table-cell>
          <table:table-cell table:formula="of:=(-([.B49]-[.N48])*([.F48]-[.O48])+([.C49]-[.O48])*([.G48]-[.N48]))/[.P48]" office:value-type="float" office:value="0.896725806732795" calcext:value-type="float">
            <text:p>0,896725806732795</text:p>
          </table:table-cell>
          <table:table-cell table:formula="of:=DEGREES(ACOS([.Q48]))" office:value-type="float" office:value="26.2690280928303" calcext:value-type="float">
            <text:p>26,269028092830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,231639980325467</text:p>
          </table:table-cell>
          <table:table-cell table:formula="of:=[.C48]+[.E49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formula="of:=((1/2)*[.C49]*[.C49]+((1/3)*[.E50]+[.C49])*(1/2)*[.E50])/([.C49]+(1/2)*[.E50])" office:value-type="float" office:value="0.502504145936982" calcext:value-type="float">
            <text:p>0,502504145936982</text:p>
          </table:table-cell>
          <table:table-cell table:formula="of:=(((1/2)*([.B50]-[.B49])+[.B49])*[.C49]+((2/3)*([.B50]-[.B49])+[.B49])*(1/2)*[.E50])/([.C49]+(1/2)*[.E50])" office:value-type="float" office:value="0.242719726415375" calcext:value-type="float">
            <text:p>0,242719726415375</text:p>
          </table:table-cell>
          <table:table-cell table:formula="of:=(((1/2)*([.D49]-[.C50])+[.C49]+[.E50])*([.D49]-[.C50])+((2/3)*[.E50]+[.C49])*(1/2)*[.E50])/([.D49]-[.C50]+(1/2)*[.E50])" office:value-type="float" office:value="1.55249619482496" calcext:value-type="float">
            <text:p>1,55249619482496</text:p>
          </table:table-cell>
          <table:table-cell table:formula="of:=(((1/2)*([.B50]-[.B49])+[.B49])*([.D49]-[.C50])+((1/3)*([.B50]-[.B49])+[.B49])*(1/2)*[.E50])/([.D49]-[.C50]+(1/2)*[.E50])" office:value-type="float" office:value="0.242755023472049" calcext:value-type="float">
            <text:p>0,242755023472049</text:p>
          </table:table-cell>
          <table:table-cell table:formula="of:=DEGREES(ATAN(([.G49]-[.I49])/([.H49]-[.F49])))" office:value-type="float" office:value="-0.00192608351465377" calcext:value-type="float">
            <text:p>-0,001926083514654</text:p>
          </table:table-cell>
          <table:table-cell table:formula="of:=DEGREES(ATAN(([.C50]-[.C49])/([.B50]-[.B49])))" office:value-type="float" office:value="-24.2527789161767" calcext:value-type="float">
            <text:p>-24,2527789161767</text:p>
          </table:table-cell>
          <table:table-cell table:formula="of:=[.J49]-[.K49]" office:value-type="float" office:value="24.250852832662" calcext:value-type="float">
            <text:p>24,250852832662</text:p>
          </table:table-cell>
          <table:table-cell table:formula="of:=ABS([.L49])" office:value-type="float" office:value="24.250852832662" calcext:value-type="float">
            <text:p>24,250852832662</text:p>
          </table:table-cell>
          <table:table-cell table:formula="of:=[.B49]+0.5*([.B50]-[.B49])" office:value-type="float" office:value="0.242738131309212" calcext:value-type="float">
            <text:p>0,242738131309212</text:p>
          </table:table-cell>
          <table:table-cell table:formula="of:=[.C49]+0.5*([.C50]-[.C49])" office:value-type="float" office:value="1.005" calcext:value-type="float">
            <text:p>1,005</text:p>
          </table:table-cell>
          <table:table-cell table:formula="of:=SQRT(([.B50]-[.N49])^2+([.C50]-[.O49])^2)*SQRT(([.F49]-[.O49])^2+([.G49]-[.N49])^2)" office:value-type="float" office:value="0.00611661425469254" calcext:value-type="float">
            <text:p>0,006116614254693</text:p>
          </table:table-cell>
          <table:table-cell table:formula="of:=(-([.B50]-[.N49])*([.F49]-[.O49])+([.C50]-[.O49])*([.G49]-[.N49]))/[.P49]" office:value-type="float" office:value="0.911757166522017" calcext:value-type="float">
            <text:p>0,911757166522017</text:p>
          </table:table-cell>
          <table:table-cell table:formula="of:=DEGREES(ACOS([.Q49]))" office:value-type="float" office:value="24.2506803461477" calcext:value-type="float">
            <text:p>24,2506803461477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,253836282292958</text:p>
          </table:table-cell>
          <table:table-cell table:formula="of:=[.C49]+[.E5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01" calcext:value-type="float">
            <text:p>-0,01</text:p>
          </table:table-cell>
          <table:table-cell table:formula="of:=((1/2)*[.C50]*[.C50]+((1/3)*[.E51]+[.C50])*(1/2)*[.E51])/([.C50]+(1/2)*[.E51])" office:value-type="float" office:value="0.502504145936982" calcext:value-type="float">
            <text:p>0,502504145936982</text:p>
          </table:table-cell>
          <table:table-cell table:formula="of:=(((1/2)*([.B51]-[.B50])+[.B50])*[.C50]+((2/3)*([.B51]-[.B50])+[.B50])*(1/2)*[.E51])/([.C50]+(1/2)*[.E51])" office:value-type="float" office:value="0.266015891282373" calcext:value-type="float">
            <text:p>0,266015891282373</text:p>
          </table:table-cell>
          <table:table-cell table:formula="of:=(((1/2)*([.D50]-[.C51])+[.C50]+[.E51])*([.D50]-[.C51])+((2/3)*[.E51]+[.C50])*(1/2)*[.E51])/([.D50]-[.C51]+(1/2)*[.E51])" office:value-type="float" office:value="1.55249619482496" calcext:value-type="float">
            <text:p>1,55249619482496</text:p>
          </table:table-cell>
          <table:table-cell table:formula="of:=(((1/2)*([.B51]-[.B50])+[.B50])*([.D50]-[.C51])+((1/3)*([.B51]-[.B50])+[.B50])*(1/2)*[.E51])/([.D50]-[.C51]+(1/2)*[.E51])" office:value-type="float" office:value="0.265977218841601" calcext:value-type="float">
            <text:p>0,265977218841601</text:p>
          </table:table-cell>
          <table:table-cell table:formula="of:=DEGREES(ATAN(([.G50]-[.I50])/([.H50]-[.F50])))" office:value-type="float" office:value="0.00211027087400283" calcext:value-type="float">
            <text:p>0,002110270874003</text:p>
          </table:table-cell>
          <table:table-cell table:formula="of:=DEGREES(ATAN(([.C51]-[.C50])/([.B51]-[.B50])))" office:value-type="float" office:value="22.352612349688" calcext:value-type="float">
            <text:p>22,352612349688</text:p>
          </table:table-cell>
          <table:table-cell table:formula="of:=[.J50]-[.K50]" office:value-type="float" office:value="-22.350502078814" calcext:value-type="float">
            <text:p>-22,350502078814</text:p>
          </table:table-cell>
          <table:table-cell table:formula="of:=ABS([.L50])" office:value-type="float" office:value="22.350502078814" calcext:value-type="float">
            <text:p>22,350502078814</text:p>
          </table:table-cell>
          <table:table-cell table:formula="of:=[.B50]+0.5*([.B51]-[.B50])" office:value-type="float" office:value="0.265995726366828" calcext:value-type="float">
            <text:p>0,265995726366828</text:p>
          </table:table-cell>
          <table:table-cell table:formula="of:=[.C50]+0.5*([.C51]-[.C50])" office:value-type="float" office:value="1.005" calcext:value-type="float">
            <text:p>1,005</text:p>
          </table:table-cell>
          <table:table-cell table:formula="of:=SQRT(([.B51]-[.N50])^2+([.C51]-[.O50])^2)*SQRT(([.F50]-[.O50])^2+([.G50]-[.N50])^2)" office:value-type="float" office:value="0.00660647488670124" calcext:value-type="float">
            <text:p>0,006606474886701</text:p>
          </table:table-cell>
          <table:table-cell table:formula="of:=(-([.B51]-[.N50])*([.F50]-[.O50])+([.C51]-[.O50])*([.G50]-[.N50]))/[.P50]" office:value-type="float" office:value="0.924876150170223" calcext:value-type="float">
            <text:p>0,924876150170223</text:p>
          </table:table-cell>
          <table:table-cell table:formula="of:=DEGREES(ACOS([.Q50]))" office:value-type="float" office:value="22.3503130977742" calcext:value-type="float">
            <text:p>22,350313097774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,278155170440697</text:p>
          </table:table-cell>
          <table:table-cell table:formula="of:=[.C50]+[.E51]" office:value-type="float" office:value="1.01" calcext:value-type="float">
            <text:p>1,01</text:p>
          </table:table-cell>
          <table:table-cell office:value-type="float" office:value="2.1" calcext:value-type="float">
            <text:p>2,1</text:p>
          </table:table-cell>
          <table:table-cell office:value-type="float" office:value="0.01" calcext:value-type="float">
            <text:p>0,01</text:p>
          </table:table-cell>
          <table:table-cell table:number-columns-repeated="21"/>
        </table:table-row>
      </table:table>
      <table:table table:name="Arkusz3" table:style-name="ta1"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0643705129985" calcext:value-type="float">
            <text:p>1,61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2]-[.B1]" office:value-type="float" office:value="-0.00000342737051299604" calcext:value-type="float">
            <text:p>-3,42737051299604E-06</text:p>
          </table:table-cell>
        </table:table-row>
        <table:table-row table:style-name="ro1">
          <table:table-cell office:value-type="float" office:value="0.00099999999999998" calcext:value-type="float">
            <text:p>0,001</text:p>
          </table:table-cell>
          <table:table-cell office:value-type="float" office:value="0.0000126370000000024" calcext:value-type="float">
            <text:p>1,26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3]-[.B2]" office:value-type="float" office:value="0.00000454519300605593" calcext:value-type="float">
            <text:p>4,54519300605593E-06</text:p>
          </table:table-cell>
        </table:table-row>
        <table:table-row table:style-name="ro1">
          <table:table-cell office:value-type="float" office:value="0.00200836202831636" calcext:value-type="float">
            <text:p>0,002008362028316</text:p>
          </table:table-cell>
          <table:table-cell office:value-type="float" office:value="0.0000171821930060583" calcext:value-type="float">
            <text:p>1,7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4]-[.B3]" office:value-type="float" office:value="-0.00000357919300605694" calcext:value-type="float">
            <text:p>-3,57919300605694E-06</text:p>
          </table:table-cell>
        </table:table-row>
        <table:table-row table:style-name="ro1">
          <table:table-cell office:value-type="float" office:value="0.00303351803678293" calcext:value-type="float">
            <text:p>0,003033518036783</text:p>
          </table:table-cell>
          <table:table-cell office:value-type="float" office:value="0.0000136030000000014" calcext:value-type="float">
            <text:p>1,3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5]-[.B4]" office:value-type="float" office:value="0.00000466319300605578" calcext:value-type="float">
            <text:p>4,66319300605578E-06</text:p>
          </table:table-cell>
        </table:table-row>
        <table:table-row table:style-name="ro1">
          <table:table-cell office:value-type="float" office:value="0.00408404040897127" calcext:value-type="float">
            <text:p>0,004084040408971</text:p>
          </table:table-cell>
          <table:table-cell office:value-type="float" office:value="0.0000182661930060572" calcext:value-type="float">
            <text:p>1,83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6]-[.B5]" office:value-type="float" office:value="-0.00000362219300605708" calcext:value-type="float">
            <text:p>-3,62219300605708E-06</text:p>
          </table:table-cell>
        </table:table-row>
        <table:table-row table:style-name="ro1">
          <table:table-cell office:value-type="float" office:value="0.00516871364270448" calcext:value-type="float">
            <text:p>0,005168713642704</text:p>
          </table:table-cell>
          <table:table-cell office:value-type="float" office:value="0.0000146440000000001" calcext:value-type="float">
            <text:p>1,4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7]-[.B6]" office:value-type="float" office:value="0.00000459619300605588" calcext:value-type="float">
            <text:p>4,59619300605588E-06</text:p>
          </table:table-cell>
        </table:table-row>
        <table:table-row table:style-name="ro1">
          <table:table-cell office:value-type="float" office:value="0.00629660780627709" calcext:value-type="float">
            <text:p>0,006296607806277</text:p>
          </table:table-cell>
          <table:table-cell office:value-type="float" office:value="0.000019240193006056" calcext:value-type="float">
            <text:p>1,9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8]-[.B7]" office:value-type="float" office:value="-0.00000355019300605704" calcext:value-type="float">
            <text:p>-3,55019300605704E-06</text:p>
          </table:table-cell>
        </table:table-row>
        <table:table-row table:style-name="ro1">
          <table:table-cell office:value-type="float" office:value="0.00747715438262268" calcext:value-type="float">
            <text:p>0,007477154382623</text:p>
          </table:table-cell>
          <table:table-cell office:value-type="float" office:value="0.0000156899999999989" calcext:value-type="float">
            <text:p>1,57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9]-[.B8]" office:value-type="float" office:value="0.00000436119300605592" calcext:value-type="float">
            <text:p>4,36119300605592E-06</text:p>
          </table:table-cell>
        </table:table-row>
        <table:table-row table:style-name="ro1">
          <table:table-cell office:value-type="float" office:value="0.00872022513564146" calcext:value-type="float">
            <text:p>0,008720225135641</text:p>
          </table:table-cell>
          <table:table-cell office:value-type="float" office:value="0.0000200511930060548" calcext:value-type="float">
            <text:p>2,01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10]-[.B9]" office:value-type="float" office:value="-0.00000337419300605687" calcext:value-type="float">
            <text:p>-3,37419300605687E-06</text:p>
          </table:table-cell>
        </table:table-row>
        <table:table-row table:style-name="ro1">
          <table:table-cell office:value-type="float" office:value="0.0100362146581694" calcext:value-type="float">
            <text:p>0,010036214658169</text:p>
          </table:table-cell>
          <table:table-cell office:value-type="float" office:value="0.000016676999999998" calcext:value-type="float">
            <text:p>1,6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1]-[.B10]" office:value-type="float" office:value="0.00000400219300605699" calcext:value-type="float">
            <text:p>4,00219300605699E-06</text:p>
          </table:table-cell>
        </table:table-row>
        <table:table-row table:style-name="ro1">
          <table:table-cell office:value-type="float" office:value="0.0114361272918578" calcext:value-type="float">
            <text:p>0,011436127291858</text:p>
          </table:table-cell>
          <table:table-cell office:value-type="float" office:value="0.000020679193006055" calcext:value-type="float">
            <text:p>2,0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2]-[.B11]" office:value-type="float" office:value="-0.00000312119300605772" calcext:value-type="float">
            <text:p>-3,12119300605772E-06</text:p>
          </table:table-cell>
        </table:table-row>
        <table:table-row table:style-name="ro1">
          <table:table-cell office:value-type="float" office:value="0.01293166914579" calcext:value-type="float">
            <text:p>0,01293166914579</text:p>
          </table:table-cell>
          <table:table-cell office:value-type="float" office:value="0.0000175579999999972" calcext:value-type="float">
            <text:p>1,76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3]-[.B12]" office:value-type="float" office:value="0.00000357319300605824" calcext:value-type="float">
            <text:p>3,57319300605824E-06</text:p>
          </table:table-cell>
        </table:table-row>
        <table:table-row table:style-name="ro1">
          <table:table-cell office:value-type="float" office:value="0.0145353459832969" calcext:value-type="float">
            <text:p>0,014535345983297</text:p>
          </table:table-cell>
          <table:table-cell office:value-type="float" office:value="0.0000211311930060555" calcext:value-type="float">
            <text:p>2,11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4]-[.B13]" office:value-type="float" office:value="-0.00000281919300605876" calcext:value-type="float">
            <text:p>-2,81919300605876E-06</text:p>
          </table:table-cell>
        </table:table-row>
        <table:table-row table:style-name="ro1">
          <table:table-cell office:value-type="float" office:value="0.016260567795504" calcext:value-type="float">
            <text:p>0,016260567795504</text:p>
          </table:table-cell>
          <table:table-cell office:value-type="float" office:value="0.0000183119999999967" calcext:value-type="float">
            <text:p>1,83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5]-[.B14]" office:value-type="float" office:value="0.00000312319300605914" calcext:value-type="float">
            <text:p>3,12319300605914E-06</text:p>
          </table:table-cell>
        </table:table-row>
        <table:table-row table:style-name="ro1">
          <table:table-cell office:value-type="float" office:value="0.018121760936057" calcext:value-type="float">
            <text:p>0,018121760936057</text:p>
          </table:table-cell>
          <table:table-cell office:value-type="float" office:value="0.0000214351930060559" calcext:value-type="float">
            <text:p>2,14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6]-[.B15]" office:value-type="float" office:value="-0.00000249919300605948" calcext:value-type="float">
            <text:p>-2,49919300605948E-06</text:p>
          </table:table-cell>
        </table:table-row>
        <table:table-row table:style-name="ro1">
          <table:table-cell office:value-type="float" office:value="0.0201344887546993" calcext:value-type="float">
            <text:p>0,020134488754699</text:p>
          </table:table-cell>
          <table:table-cell office:value-type="float" office:value="0.0000189359999999964" calcext:value-type="float">
            <text:p>1,89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7]-[.B16]" office:value-type="float" office:value="0.00000268619300605982" calcext:value-type="float">
            <text:p>2,68619300605982E-06</text:p>
          </table:table-cell>
        </table:table-row>
        <table:table-row table:style-name="ro1">
          <table:table-cell office:value-type="float" office:value="0.0223155817384435" calcext:value-type="float">
            <text:p>0,022315581738444</text:p>
          </table:table-cell>
          <table:table-cell office:value-type="float" office:value="0.0000216221930060562" calcext:value-type="float">
            <text:p>2,16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8]-[.B17]" office:value-type="float" office:value="-0.00000218319300606002" calcext:value-type="float">
            <text:p>-2,18319300606002E-06</text:p>
          </table:table-cell>
        </table:table-row>
        <table:table-row table:style-name="ro1">
          <table:table-cell office:value-type="float" office:value="0.0246832782485802" calcext:value-type="float">
            <text:p>0,02468327824858</text:p>
          </table:table-cell>
          <table:table-cell office:value-type="float" office:value="0.0000194389999999962" calcext:value-type="float">
            <text:p>1,94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19]-[.B18]" office:value-type="float" office:value="0.00000228419300606029" calcext:value-type="float">
            <text:p>2,28419300606029E-06</text:p>
          </table:table-cell>
        </table:table-row>
        <table:table-row table:style-name="ro1">
          <table:table-cell office:value-type="float" office:value="0.0272573770303718" calcext:value-type="float">
            <text:p>0,027257377030372</text:p>
          </table:table-cell>
          <table:table-cell office:value-type="float" office:value="0.0000217231930060565" calcext:value-type="float">
            <text:p>2,17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0]-[.B19]" office:value-type="float" office:value="-0.00000188419300606039" calcext:value-type="float">
            <text:p>-1,88419300606039E-06</text:p>
          </table:table-cell>
        </table:table-row>
        <table:table-row table:style-name="ro1">
          <table:table-cell office:value-type="float" office:value="0.0300594027707206" calcext:value-type="float">
            <text:p>0,030059402770721</text:p>
          </table:table-cell>
          <table:table-cell office:value-type="float" office:value="0.0000198389999999961" calcext:value-type="float">
            <text:p>1,98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1]-[.B20]" office:value-type="float" office:value="0.00000192719300606063" calcext:value-type="float">
            <text:p>1,92719300606063E-06</text:p>
          </table:table-cell>
        </table:table-row>
        <table:table-row table:style-name="ro1">
          <table:table-cell office:value-type="float" office:value="0.0331127860882105" calcext:value-type="float">
            <text:p>0,033112786088211</text:p>
          </table:table-cell>
          <table:table-cell office:value-type="float" office:value="0.0000217661930060567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2]-[.B21]" office:value-type="float" office:value="-0.00000161119300606066" calcext:value-type="float">
            <text:p>-1,61119300606066E-06</text:p>
          </table:table-cell>
        </table:table-row>
        <table:table-row table:style-name="ro1">
          <table:table-cell office:value-type="float" office:value="0.0364430594606031" calcext:value-type="float">
            <text:p>0,036443059460603</text:p>
          </table:table-cell>
          <table:table-cell office:value-type="float" office:value="0.0000201549999999961" calcext:value-type="float">
            <text:p>2,02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3]-[.B22]" office:value-type="float" office:value="0.00000161719300606087" calcext:value-type="float">
            <text:p>1,61719300606087E-06</text:p>
          </table:table-cell>
        </table:table-row>
        <table:table-row table:style-name="ro1">
          <table:table-cell office:value-type="float" office:value="0.0400780707281395" calcext:value-type="float">
            <text:p>0,04007807072814</text:p>
          </table:table-cell>
          <table:table-cell office:value-type="float" office:value="0.0000217721930060569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4]-[.B23]" office:value-type="float" office:value="-0.00000136919300606086" calcext:value-type="float">
            <text:p>-1,36919300606086E-06</text:p>
          </table:table-cell>
        </table:table-row>
        <table:table-row table:style-name="ro1">
          <table:table-cell office:value-type="float" office:value="0.044048215957969" calcext:value-type="float">
            <text:p>0,044048215957969</text:p>
          </table:table-cell>
          <table:table-cell office:value-type="float" office:value="0.0000204029999999961" calcext:value-type="float">
            <text:p>2,04E-05</text:p>
          </table:table-cell>
          <table:table-cell office:value-type="float" office:value="0.0000322621930060576" calcext:value-type="float">
            <text:p>3,23E-05</text:p>
          </table:table-cell>
          <table:table-cell table:formula="of:=[.B25]-[.B24]" office:value-type="float" office:value="0.00000135319300606106" calcext:value-type="float">
            <text:p>1,35319300606106E-06</text:p>
          </table:table-cell>
        </table:table-row>
        <table:table-row table:style-name="ro1">
          <table:table-cell office:value-type="float" office:value="0.0483866936169235" calcext:value-type="float">
            <text:p>0,048386693616924</text:p>
          </table:table-cell>
          <table:table-cell office:value-type="float" office:value="0.0000217561930060571" calcext:value-type="float">
            <text:p>2,18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6]-[.B25]" office:value-type="float" office:value="-0.00000115819300606103" calcext:value-type="float">
            <text:p>-1,15819300606103E-06</text:p>
          </table:table-cell>
        </table:table-row>
        <table:table-row table:style-name="ro1">
          <table:table-cell office:value-type="float" office:value="0.053129782178037" calcext:value-type="float">
            <text:p>0,053129782178037</text:p>
          </table:table-cell>
          <table:table-cell office:value-type="float" office:value="0.0000205979999999961" calcext:value-type="float">
            <text:p>2,06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7]-[.B26]" office:value-type="float" office:value="0.00000112819300606123" calcext:value-type="float">
            <text:p>1,12819300606123E-06</text:p>
          </table:table-cell>
        </table:table-row>
        <table:table-row table:style-name="ro1">
          <table:table-cell office:value-type="float" office:value="0.0583171434821644" calcext:value-type="float">
            <text:p>0,058317143482165</text:p>
          </table:table-cell>
          <table:table-cell office:value-type="float" office:value="0.0000217261930060573" calcext:value-type="float">
            <text:p>2,17E-05</text:p>
          </table:table-cell>
          <table:table-cell office:value-type="float" office:value="0.0000322621930060578" calcext:value-type="float">
            <text:p>3,23E-05</text:p>
          </table:table-cell>
          <table:table-cell table:formula="of:=[.B28]-[.B27]" office:value-type="float" office:value="-0.000000976193006061182" calcext:value-type="float">
            <text:p>-9,76193006061182E-07</text:p>
          </table:table-cell>
        </table:table-row>
        <table:table-row table:style-name="ro1">
          <table:table-cell office:value-type="float" office:value="0.063992154391418" calcext:value-type="float">
            <text:p>0,063992154391418</text:p>
          </table:table-cell>
          <table:table-cell office:value-type="float" office:value="0.0000207499999999962" calcext:value-type="float">
            <text:p>2,0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29]-[.B28]" office:value-type="float" office:value="0.000000940193006061377" calcext:value-type="float">
            <text:p>9,40193006061377E-07</text:p>
          </table:table-cell>
        </table:table-row>
        <table:table-row table:style-name="ro1">
          <table:table-cell office:value-type="float" office:value="0.0702022695077165" calcext:value-type="float">
            <text:p>0,070202269507717</text:p>
          </table:table-cell>
          <table:table-cell office:value-type="float" office:value="0.0000216901930060575" calcext:value-type="float">
            <text:p>2,1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30]-[.B29]" office:value-type="float" office:value="-0.000000819193006061339" calcext:value-type="float">
            <text:p>-8,19193006061339E-07</text:p>
          </table:table-cell>
        </table:table-row>
        <table:table-row table:style-name="ro1">
          <table:table-cell office:value-type="float" office:value="0.0769994179895101" calcext:value-type="float">
            <text:p>0,07699941798951</text:p>
          </table:table-cell>
          <table:table-cell office:value-type="float" office:value="0.0000208709999999962" calcext:value-type="float">
            <text:p>2,09E-05</text:p>
          </table:table-cell>
          <table:table-cell office:value-type="float" office:value="0.000032262193006058" calcext:value-type="float">
            <text:p>3,23E-05</text:p>
          </table:table-cell>
          <table:table-cell table:formula="of:=[.B31]-[.B30]" office:value-type="float" office:value="0.000000782193006061566" calcext:value-type="float">
            <text:p>7,82193006061566E-07</text:p>
          </table:table-cell>
        </table:table-row>
        <table:table-row table:style-name="ro1">
          <table:table-cell office:value-type="float" office:value="0.084440437784874" calcext:value-type="float">
            <text:p>0,084440437784874</text:p>
          </table:table-cell>
          <table:table-cell office:value-type="float" office:value="0.0000216531930060578" calcext:value-type="float">
            <text:p>2,17E-05</text:p>
          </table:table-cell>
          <table:table-cell office:value-type="float" office:value="0.0000322621930060581" calcext:value-type="float">
            <text:p>3,23E-05</text:p>
          </table:table-cell>
          <table:table-cell table:formula="of:=[.B32]-[.B31]" office:value-type="float" office:value="-0.000000687193006061527" calcext:value-type="float">
            <text:p>-6,87193006061527E-07</text:p>
          </table:table-cell>
        </table:table-row>
        <table:table-row table:style-name="ro1">
          <table:table-cell office:value-type="float" office:value="0.0925875509120395" calcext:value-type="float">
            <text:p>0,09258755091204</text:p>
          </table:table-cell>
          <table:table-cell office:value-type="float" office:value="0.0000209659999999962" calcext:value-type="float">
            <text:p>2,10E-05</text:p>
          </table:table-cell>
          <table:table-cell office:value-type="float" office:value="0.0000322621930060582" calcext:value-type="float">
            <text:p>3,23E-05</text:p>
          </table:table-cell>
          <table:table-cell table:formula="of:=[.B33]-[.B32]" office:value-type="float" office:value="0.00000065119300606178" calcext:value-type="float">
            <text:p>6,5119300606178E-07</text:p>
          </table:table-cell>
        </table:table-row>
        <table:table-row table:style-name="ro1">
          <table:table-cell office:value-type="float" office:value="0.101508883761672" calcext:value-type="float">
            <text:p>0,101508883761672</text:p>
          </table:table-cell>
          <table:table-cell office:value-type="float" office:value="0.000021617193006058" calcext:value-type="float">
            <text:p>2,16E-05</text:p>
          </table:table-cell>
          <table:table-cell office:value-type="float" office:value="0.0000322621930060583" calcext:value-type="float">
            <text:p>3,23E-05</text:p>
          </table:table-cell>
          <table:table-cell table:formula="of:=[.B34]-[.B33]" office:value-type="float" office:value="-0.000000575193006061739" calcext:value-type="float">
            <text:p>-5,75193006061739E-07</text:p>
          </table:table-cell>
        </table:table-row>
        <table:table-row table:style-name="ro1">
          <table:table-cell office:value-type="float" office:value="0.111279036771681" calcext:value-type="float">
            <text:p>0,111279036771681</text:p>
          </table:table-cell>
          <table:table-cell office:value-type="float" office:value="0.0000210419999999963" calcext:value-type="float">
            <text:p>2,10E-05</text:p>
          </table:table-cell>
          <table:table-cell office:value-type="float" office:value="0.0000322621930060585" calcext:value-type="float">
            <text:p>3,23E-05</text:p>
          </table:table-cell>
          <table:table-cell table:formula="of:=[.B35]-[.B34]" office:value-type="float" office:value="0.000000541193006062027" calcext:value-type="float">
            <text:p>5,41193006062027E-07</text:p>
          </table:table-cell>
        </table:table-row>
        <table:table-row table:style-name="ro1">
          <table:table-cell office:value-type="float" office:value="0.12197970823819" calcext:value-type="float">
            <text:p>0,12197970823819</text:p>
          </table:table-cell>
          <table:table-cell office:value-type="float" office:value="0.0000215831930060583" calcext:value-type="float">
            <text:p>2,16E-05</text:p>
          </table:table-cell>
          <table:table-cell office:value-type="float" office:value="0.0000322621930060586" calcext:value-type="float">
            <text:p>3,23E-05</text:p>
          </table:table-cell>
          <table:table-cell table:formula="of:=[.B36]-[.B35]" office:value-type="float" office:value="-0.000000481193006061987" calcext:value-type="float">
            <text:p>-4,81193006061987E-07</text:p>
          </table:table-cell>
        </table:table-row>
        <table:table-row table:style-name="ro1">
          <table:table-cell office:value-type="float" office:value="0.133700377479006" calcext:value-type="float">
            <text:p>0,133700377479006</text:p>
          </table:table-cell>
          <table:table-cell office:value-type="float" office:value="0.0000211019999999963" calcext:value-type="float">
            <text:p>2,11E-05</text:p>
          </table:table-cell>
          <table:table-cell office:value-type="float" office:value="0.0000322621930060587" calcext:value-type="float">
            <text:p>3,23E-05</text:p>
          </table:table-cell>
          <table:table-cell table:formula="of:=[.B37]-[.B36]" office:value-type="float" office:value="0.000000450193006062305" calcext:value-type="float">
            <text:p>4,50193006062305E-07</text:p>
          </table:table-cell>
        </table:table-row>
        <table:table-row table:style-name="ro1">
          <table:table-cell office:value-type="float" office:value="0.146539053062207" calcext:value-type="float">
            <text:p>0,146539053062207</text:p>
          </table:table-cell>
          <table:table-cell office:value-type="float" office:value="0.0000215521930060586" calcext:value-type="float">
            <text:p>2,16E-05</text:p>
          </table:table-cell>
          <table:table-cell office:value-type="float" office:value="0.0000322621930060589" calcext:value-type="float">
            <text:p>3,23E-05</text:p>
          </table:table-cell>
          <table:table-cell table:formula="of:=[.B38]-[.B37]" office:value-type="float" office:value="-0.000000401193006062269" calcext:value-type="float">
            <text:p>-4,01193006062269E-07</text:p>
          </table:table-cell>
        </table:table-row>
        <table:table-row table:style-name="ro1">
          <table:table-cell office:value-type="float" office:value="0.160603092356564" calcext:value-type="float">
            <text:p>0,160603092356564</text:p>
          </table:table-cell>
          <table:table-cell office:value-type="float" office:value="0.0000211509999999963" calcext:value-type="float">
            <text:p>2,12E-05</text:p>
          </table:table-cell>
          <table:table-cell office:value-type="float" office:value="0.0000322621930060591" calcext:value-type="float">
            <text:p>3,23E-05</text:p>
          </table:table-cell>
          <table:table-cell table:formula="of:=[.B39]-[.B38]" office:value-type="float" office:value="0.000000374193006062633" calcext:value-type="float">
            <text:p>3,74193006062633E-07</text:p>
          </table:table-cell>
        </table:table-row>
        <table:table-row table:style-name="ro1">
          <table:table-cell office:value-type="float" office:value="0.1760100992569" calcext:value-type="float">
            <text:p>0,1760100992569</text:p>
          </table:table-cell>
          <table:table-cell office:value-type="float" office:value="0.000021525193006059" calcext:value-type="float">
            <text:p>2,15E-05</text:p>
          </table:table-cell>
          <table:table-cell office:value-type="float" office:value="0.0000322621930060593" calcext:value-type="float">
            <text:p>3,23E-05</text:p>
          </table:table-cell>
          <table:table-cell table:formula="of:=[.B40]-[.B39]" office:value-type="float" office:value="-0.000000335193006062602" calcext:value-type="float">
            <text:p>-3,35193006062602E-07</text:p>
          </table:table-cell>
        </table:table-row>
        <table:table-row table:style-name="ro1">
          <table:table-cell office:value-type="float" office:value="0.192888907591184" calcext:value-type="float">
            <text:p>0,192888907591184</text:p>
          </table:table-cell>
          <table:table-cell office:value-type="float" office:value="0.0000211899999999964" calcext:value-type="float">
            <text:p>2,12E-05</text:p>
          </table:table-cell>
          <table:table-cell office:value-type="float" office:value="0.0000322621930060595" calcext:value-type="float">
            <text:p>3,23E-05</text:p>
          </table:table-cell>
          <table:table-cell table:formula="of:=[.B41]-[.B40]" office:value-type="float" office:value="0.00000031119300606302" calcext:value-type="float">
            <text:p>3,1119300606302E-07</text:p>
          </table:table-cell>
        </table:table-row>
        <table:table-row table:style-name="ro1">
          <table:table-cell office:value-type="float" office:value="0.211380658432655" calcext:value-type="float">
            <text:p>0,211380658432655</text:p>
          </table:table-cell>
          <table:table-cell office:value-type="float" office:value="0.0000215011930060594" calcext:value-type="float">
            <text:p>2,15E-05</text:p>
          </table:table-cell>
          <table:table-cell office:value-type="float" office:value="0.0000322621930060597" calcext:value-type="float">
            <text:p>3,23E-05</text:p>
          </table:table-cell>
          <table:table-cell table:formula="of:=[.B42]-[.B41]" office:value-type="float" office:value="-0.000000279193006062987" calcext:value-type="float">
            <text:p>-2,79193006062987E-07</text:p>
          </table:table-cell>
        </table:table-row>
        <table:table-row table:style-name="ro1">
          <table:table-cell office:value-type="float" office:value="0.231639980325467" calcext:value-type="float">
            <text:p>0,231639980325467</text:p>
          </table:table-cell>
          <table:table-cell office:value-type="float" office:value="0.0000212219999999964" calcext:value-type="float">
            <text:p>2,12E-05</text:p>
          </table:table-cell>
          <table:table-cell office:value-type="float" office:value="0.00003226219300606" calcext:value-type="float">
            <text:p>3,23E-05</text:p>
          </table:table-cell>
          <table:table-cell table:formula="of:=[.B43]-[.B42]" office:value-type="float" office:value="0.000000258193006063507" calcext:value-type="float">
            <text:p>2,58193006063507E-07</text:p>
          </table:table-cell>
        </table:table-row>
        <table:table-row table:style-name="ro1">
          <table:table-cell office:value-type="float" office:value="0.253836282292958" calcext:value-type="float">
            <text:p>0,253836282292958</text:p>
          </table:table-cell>
          <table:table-cell office:value-type="float" office:value="0.0000214801930060599" calcext:value-type="float">
            <text:p>2,15E-05</text:p>
          </table:table-cell>
          <table:table-cell office:value-type="float" office:value="0.0000322621930060603" calcext:value-type="float">
            <text:p>3,23E-05</text:p>
          </table:table-cell>
          <table:table-cell table:formula="of:=[.B44]-[.B43]" office:value-type="float" office:value="-0.000000233193006063479" calcext:value-type="float">
            <text:p>-2,33193006063479E-07</text:p>
          </table:table-cell>
        </table:table-row>
        <table:table-row table:style-name="ro1">
          <table:table-cell office:value-type="float" office:value="0.278155170440697" calcext:value-type="float">
            <text:p>0,278155170440697</text:p>
          </table:table-cell>
          <table:table-cell office:value-type="float" office:value="0.0000212469999999964" calcext:value-type="float">
            <text:p>2,12E-05</text:p>
          </table:table-cell>
          <table:table-cell office:value-type="float" office:value="0.0000322621930060606" calcext:value-type="float">
            <text:p>3,23E-05</text:p>
          </table:table-cell>
          <table:table-cell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1:09:30.17480725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7T13:38:37.599777806</dc:date>
    <meta:editing-duration>PT1H30M53S</meta:editing-duration>
    <meta:editing-cycles>14</meta:editing-cycles>
    <meta:generator>LibreOffice/6.1.6.3$Linux_X86_64 LibreOffice_project/10$Build-3</meta:generator>
    <meta:document-statistic meta:table-count="3" meta:cell-count="13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22" svg:x="0.428cm" svg:y="0.241cm" svg:width="20.593cm" svg:height="11.583cm">
          <chartooo:coordinate-region svg:x="1.155cm" svg:y="0.441cm" svg:width="19.535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8:Arkusz1.C22" chart:class="chart:scatter">
            <chart:domain table:cell-range-address="Arkusz1.B8:Arkusz1.B22"/>
            <chart:data-point chart:repeated="15"/>
          </chart:series>
          <chart:series chart:style-name="ch6" chart:values-cell-range-address="Arkusz1.D8:Arkusz1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22</svg:desc>
                </draw:g>
              </table:table-cell>
              <table:table-cell office:value-type="float" office:value="1">
                <text:p>1</text:p>
                <draw:g>
                  <svg:desc>Arkusz1.C8:Arkusz1.C22</svg:desc>
                </draw:g>
              </table:table-cell>
              <table:table-cell office:value-type="float" office:value="2.1">
                <text:p>2.1</text:p>
                <draw:g>
                  <svg:desc>Arkusz1.D8:Arkusz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1.01">
                <text:p>1.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2.419cm" svg:height="23.86cm" xlink:href=".." xlink:type="simple" chart:class="chart:scatter" chart:style-name="ch1">
        <chart:plot-area chart:style-name="ch2" table:cell-range-address="Arkusz1.B8:Arkusz1.C51" svg:x="0.848cm" svg:y="0.477cm" svg:width="40.723cm" svg:height="22.906cm">
          <chartooo:coordinate-region svg:x="1.946cm" svg:y="0.677cm" svg:width="39.385cm" svg:height="22.0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8:Arkusz1.C51" chart:class="chart:scatter">
            <chart:domain table:cell-range-address="Arkusz1.B8:Arkusz1.B51"/>
            <chart:data-point chart:repeated="4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1</svg:desc>
                </draw:g>
              </table:table-cell>
              <table:table-cell office:value-type="float" office:value="1">
                <text:p>1</text:p>
                <draw:g>
                  <svg:desc>Arkusz1.C8:Arkusz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8155170440697">
                <text:p>0.278155170440697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